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ane_32_wyj_347_ciowe" style:data-style-name="N36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4" style:family="table-cell" style:parent-style-name="Dobry" style:data-style-name="N36">
      <style:table-cell-properties fo:border="thin solid #3F3F3F" fo:background-color="#C6EFCE"/>
      <style:text-properties fo:color="#006100"/>
    </style:style>
    <style:style style:name="ce5" style:family="table-cell" style:parent-style-name="Z_322_y" style:data-style-name="N0">
      <style:table-cell-properties fo:background-color="#FFC7CE"/>
      <style:text-properties fo:color="#9C0006"/>
    </style:style>
    <style:style style:name="ce6" style:family="table-cell" style:parent-style-name="Neutralny" style:data-style-name="N0">
      <style:table-cell-properties fo:background-color="#FFEB9C"/>
      <style:text-properties fo:color="#9C5700"/>
    </style:style>
    <style:style style:name="ce7" style:family="table-cell" style:parent-style-name="Default" style:data-style-name="N19"/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4.471458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5.000625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5.159375cm"/>
    </style:style>
    <style:style style:name="co10" style:family="table-column">
      <style:table-column-properties fo:break-before="auto" style:column-width="4.048125cm"/>
    </style:style>
    <style:style style:name="co11" style:family="table-column">
      <style:table-column-properties fo:break-before="auto" style:column-width="2.96333333333333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style-name="ro1">
          <table:table-cell office:value-type="string" table:style-name="ce3">
            <text:p>data</text:p>
          </table:table-cell>
          <table:table-cell office:value-type="string" table:style-name="ce2">
            <text:p>dzień</text:p>
          </table:table-cell>
          <table:table-cell office:value-type="string" table:style-name="ce1">
            <text:p>magazyn siano</text:p>
          </table:table-cell>
          <table:table-cell office:value-type="string" table:style-name="ce1">
            <text:p>magazyn żołędzie</text:p>
          </table:table-cell>
          <table:table-cell office:value-type="string" table:style-name="ce1">
            <text:p>czym karmiono</text:p>
          </table:table-cell>
          <table:table-cell office:value-type="string" table:style-name="ce1">
            <text:p>dostawy</text:p>
          </table:table-cell>
          <table:table-cell office:value-type="string" table:style-name="ce1">
            <text:p>dostawa siano</text:p>
          </table:table-cell>
          <table:table-cell office:value-type="string" table:style-name="ce1">
            <text:p>dostawa żołędzie</text:p>
          </table:table-cell>
          <table:table-cell office:value-type="string" table:style-name="ce1">
            <text:p>tylko żołędzie<text:s/></text:p>
          </table:table-cell>
          <table:table-cell office:value-type="string" table:style-name="ce1">
            <text:p>tylko siano</text:p>
          </table:table-cell>
          <table:table-cell table:style-name="ce1"/>
          <table:table-cell office:value-type="string" table:style-name="ce1">
            <text:p>dane do wykresu<text:s/></text:p>
          </table:table-cell>
          <table:table-cell office:value-type="string" table:style-name="ce1">
            <text:p>d)</text:p>
          </table:table-cell>
          <table:table-cell table:number-columns-repeated="16371"/>
        </table:table-row>
        <table:table-row table:style-name="ro1">
          <table:table-cell office:value-type="date" office:date-value="2012-12-01T00:00:00" table:style-name="ce3">
            <text:p>01.12.2012</text:p>
          </table:table-cell>
          <table:table-cell office:value-type="string" office:string-value="sobota" table:formula="of:=TEXT([.A2];&quot;dddd&quot;)" table:style-name="ce2">
            <text:p>sobota</text:p>
          </table:table-cell>
          <table:table-cell office:value-type="float" office:value="100000" table:style-name="ce1">
            <text:p>100000</text:p>
          </table:table-cell>
          <table:table-cell office:value-type="float" office:value="5000" table:style-name="ce1">
            <text:p>5000</text:p>
          </table:table-cell>
          <table:table-cell office:value-type="string" office:string-value="siano" table:formula="of:=IF([.C2]&lt;50000;&quot;żołędzie&quot;;&quot;siano&quot;)" table:style-name="ce1">
            <text:p>siano</text:p>
          </table:table-cell>
          <table:table-cell office:value-type="string" office:string-value="brak dostawy" table:formula="of:=IF([.B2]=&quot;piątek&quot;;&quot;siano&quot;;IF([.B2]=&quot;wtorek&quot;;&quot;żołędzie&quot;;&quot;brak dostawy&quot;))" table:style-name="ce1">
            <text:p>brak dostaw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magazyn siano</text:p>
          </table:table-cell>
          <table:table-cell office:value-type="string" table:style-name="ce1">
            <text:p>magazyn żołędzie</text:p>
          </table:table-cell>
          <table:table-cell table:number-columns-repeated="16371"/>
        </table:table-row>
        <table:table-row table:style-name="ro1">
          <table:table-cell office:value-type="date" office:date-value="2012-12-02T00:00:00" table:style-name="ce3">
            <text:p>02.12.2012</text:p>
          </table:table-cell>
          <table:table-cell office:value-type="string" office:string-value="niedziela" table:formula="of:=TEXT([.A3];&quot;dddd&quot;)" table:style-name="ce2">
            <text:p>niedziela</text:p>
          </table:table-cell>
          <table:table-cell office:value-type="float" office:value="96400" table:formula="of:=IF(AND([.C2]&gt;50000;[.B2]=&quot;piątek&quot;);[.C2]-([.$K$23]*40)+15000;IF(AND([.C2]&lt;50000;[.B2]=&quot;piątek&quot;);[.C2]+15000;IF([.C2]&gt;50000;[.C2]-([.$K$23]*40);[.C2])))" table:style-name="ce1">
            <text:p>96400</text:p>
          </table:table-cell>
          <table:table-cell office:value-type="float" office:value="5000" table:formula="of:=IF(AND([.C3]&gt;50000;[.B2]=&quot;wtorek&quot;);[.D2]+4000;IF(AND([.C3]&lt;50000;[.B2]=&quot;wtorek&quot;);[.D2]-([.$K$23]*20)+4000;IF([.C3]&gt;50000;[.D2];[.D2]-([.$K$23]*20))))" table:style-name="ce1">
            <text:p>5000</text:p>
          </table:table-cell>
          <table:table-cell office:value-type="string" office:string-value="siano" table:formula="of:=IF([.C3]&lt;50000;&quot;żołędzie&quot;;&quot;siano&quot;)" table:style-name="ce1">
            <text:p>siano</text:p>
          </table:table-cell>
          <table:table-cell office:value-type="string" office:string-value="brak dostawy" table:formula="of:=IF([.B3]=&quot;piątek&quot;;&quot;siano&quot;;IF([.B3]=&quot;wtorek&quot;;&quot;żołędzie&quot;;&quot;brak dostawy&quot;))" table:style-name="ce1">
            <text:p>brak dostawy</text:p>
          </table:table-cell>
          <table:table-cell office:value-type="float" office:value="0" table:formula="of:=IF([.F2]=&quot;siano&quot;;[.G2]+1;[.G2])" table:style-name="ce1">
            <text:p>0</text:p>
          </table:table-cell>
          <table:table-cell office:value-type="float" office:value="0" table:formula="of:=IF([.F2]=&quot;żołędzie&quot;;[.H2]+1;[.H2])" table:style-name="ce1">
            <text:p>0</text:p>
          </table:table-cell>
          <table:table-cell office:value-type="float" office:value="0" table:formula="of:=IF([.E3]=&quot;żołędzie&quot;;[.I2]+1;[.I2])" table:style-name="ce1">
            <text:p>0</text:p>
          </table:table-cell>
          <table:table-cell office:value-type="float" office:value="2" table:formula="of:=IF([.E3]=&quot;siano&quot;;[.J2]+1;[.J2])" table:style-name="ce1">
            <text:p>2</text:p>
          </table:table-cell>
          <table:table-cell office:value-type="date" office:date-value="2012-12-31T00:00:00" table:style-name="ce7">
            <text:p>31.12.2012</text:p>
          </table:table-cell>
          <table:table-cell office:value-type="float" office:value="55.6" table:style-name="ce1">
            <text:p>55,6</text:p>
          </table:table-cell>
          <table:table-cell office:value-type="float" office:value="19.2" table:style-name="ce1">
            <text:p>19,2</text:p>
          </table:table-cell>
          <table:table-cell table:number-columns-repeated="16371"/>
        </table:table-row>
        <table:table-row table:style-name="ro1">
          <table:table-cell office:value-type="date" office:date-value="2012-12-03T00:00:00" table:style-name="ce3">
            <text:p>03.12.2012</text:p>
          </table:table-cell>
          <table:table-cell office:value-type="string" office:string-value="poniedziałek" table:formula="of:=TEXT([.A4];&quot;dddd&quot;)" table:style-name="ce2">
            <text:p>poniedziałek</text:p>
          </table:table-cell>
          <table:table-cell office:value-type="float" office:value="92800" table:formula="of:=IF(AND([.C3]&gt;50000;[.B3]=&quot;piątek&quot;);[.C3]-([.$K$23]*40)+15000;IF(AND([.C3]&lt;50000;[.B3]=&quot;piątek&quot;);[.C3]+15000;IF([.C3]&gt;50000;[.C3]-([.$K$23]*40);[.C3])))" table:style-name="ce1">
            <text:p>92800</text:p>
          </table:table-cell>
          <table:table-cell office:value-type="float" office:value="5000" table:formula="of:=IF(AND([.C4]&gt;50000;[.B3]=&quot;wtorek&quot;);[.D3]+4000;IF(AND([.C4]&lt;50000;[.B3]=&quot;wtorek&quot;);[.D3]-([.$K$23]*20)+4000;IF([.C4]&gt;50000;[.D3];[.D3]-([.$K$23]*20))))" table:style-name="ce1">
            <text:p>5000</text:p>
          </table:table-cell>
          <table:table-cell office:value-type="string" office:string-value="siano" table:formula="of:=IF([.C4]&lt;50000;&quot;żołędzie&quot;;&quot;siano&quot;)" table:style-name="ce1">
            <text:p>siano</text:p>
          </table:table-cell>
          <table:table-cell office:value-type="string" office:string-value="brak dostawy" table:formula="of:=IF([.B4]=&quot;piątek&quot;;&quot;siano&quot;;IF([.B4]=&quot;wtorek&quot;;&quot;żołędzie&quot;;&quot;brak dostawy&quot;))" table:style-name="ce1">
            <text:p>brak dostawy</text:p>
          </table:table-cell>
          <table:table-cell office:value-type="float" office:value="0" table:formula="of:=IF([.F3]=&quot;siano&quot;;[.G3]+1;[.G3])" table:style-name="ce1">
            <text:p>0</text:p>
          </table:table-cell>
          <table:table-cell office:value-type="float" office:value="0" table:formula="of:=IF([.F3]=&quot;żołędzie&quot;;[.H3]+1;[.H3])" table:style-name="ce1">
            <text:p>0</text:p>
          </table:table-cell>
          <table:table-cell office:value-type="float" office:value="0" table:formula="of:=IF([.E4]=&quot;żołędzie&quot;;[.I3]+1;[.I3])" table:style-name="ce1">
            <text:p>0</text:p>
          </table:table-cell>
          <table:table-cell office:value-type="float" office:value="3" table:formula="of:=IF([.E4]=&quot;siano&quot;;[.J3]+1;[.J3])" table:style-name="ce1">
            <text:p>3</text:p>
          </table:table-cell>
          <table:table-cell office:value-type="date" office:date-value="2013-01-31T00:00:00" table:style-name="ce7">
            <text:p>31.01.2013</text:p>
          </table:table-cell>
          <table:table-cell office:value-type="float" office:value="47.2" table:style-name="ce1">
            <text:p>47,2</text:p>
          </table:table-cell>
          <table:table-cell office:value-type="float" office:value="15.8" table:style-name="ce1">
            <text:p>15,8</text:p>
          </table:table-cell>
          <table:table-cell table:number-columns-repeated="16371"/>
        </table:table-row>
        <table:table-row table:style-name="ro1">
          <table:table-cell office:value-type="date" office:date-value="2012-12-04T00:00:00" table:style-name="ce3">
            <text:p>04.12.2012</text:p>
          </table:table-cell>
          <table:table-cell office:value-type="string" office:string-value="wtorek" table:formula="of:=TEXT([.A5];&quot;dddd&quot;)" table:style-name="ce2">
            <text:p>wtorek</text:p>
          </table:table-cell>
          <table:table-cell office:value-type="float" office:value="89200" table:formula="of:=IF(AND([.C4]&gt;50000;[.B4]=&quot;piątek&quot;);[.C4]-([.$K$23]*40)+15000;IF(AND([.C4]&lt;50000;[.B4]=&quot;piątek&quot;);[.C4]+15000;IF([.C4]&gt;50000;[.C4]-([.$K$23]*40);[.C4])))" table:style-name="ce1">
            <text:p>89200</text:p>
          </table:table-cell>
          <table:table-cell office:value-type="float" office:value="5000" table:formula="of:=IF(AND([.C5]&gt;50000;[.B4]=&quot;wtorek&quot;);[.D4]+4000;IF(AND([.C5]&lt;50000;[.B4]=&quot;wtorek&quot;);[.D4]-([.$K$23]*20)+4000;IF([.C5]&gt;50000;[.D4];[.D4]-([.$K$23]*20))))" table:style-name="ce1">
            <text:p>5000</text:p>
          </table:table-cell>
          <table:table-cell office:value-type="string" office:string-value="siano" table:formula="of:=IF([.C5]&lt;50000;&quot;żołędzie&quot;;&quot;siano&quot;)" table:style-name="ce1">
            <text:p>siano</text:p>
          </table:table-cell>
          <table:table-cell office:value-type="string" office:string-value="żołędzie" table:formula="of:=IF([.B5]=&quot;piątek&quot;;&quot;siano&quot;;IF([.B5]=&quot;wtorek&quot;;&quot;żołędzie&quot;;&quot;brak dostawy&quot;))" table:style-name="ce1">
            <text:p>żołędzie</text:p>
          </table:table-cell>
          <table:table-cell office:value-type="float" office:value="0" table:formula="of:=IF([.F4]=&quot;siano&quot;;[.G4]+1;[.G4])" table:style-name="ce1">
            <text:p>0</text:p>
          </table:table-cell>
          <table:table-cell office:value-type="float" office:value="0" table:formula="of:=IF([.F4]=&quot;żołędzie&quot;;[.H4]+1;[.H4])" table:style-name="ce1">
            <text:p>0</text:p>
          </table:table-cell>
          <table:table-cell office:value-type="float" office:value="0" table:formula="of:=IF([.E5]=&quot;żołędzie&quot;;[.I4]+1;[.I4])" table:style-name="ce1">
            <text:p>0</text:p>
          </table:table-cell>
          <table:table-cell office:value-type="float" office:value="4" table:formula="of:=IF([.E5]=&quot;siano&quot;;[.J4]+1;[.J4])" table:style-name="ce1">
            <text:p>4</text:p>
          </table:table-cell>
          <table:table-cell office:value-type="date" office:date-value="2013-02-28T00:00:00" table:style-name="ce7">
            <text:p>28.02.2013</text:p>
          </table:table-cell>
          <table:table-cell office:value-type="float" office:value="49.6" table:style-name="ce1">
            <text:p>49,6</text:p>
          </table:table-cell>
          <table:table-cell office:value-type="float" office:value="10.199999999999999" table:style-name="ce1">
            <text:p>10,2</text:p>
          </table:table-cell>
          <table:table-cell table:number-columns-repeated="16371"/>
        </table:table-row>
        <table:table-row table:style-name="ro1">
          <table:table-cell office:value-type="date" office:date-value="2012-12-05T00:00:00" table:style-name="ce3">
            <text:p>05.12.2012</text:p>
          </table:table-cell>
          <table:table-cell office:value-type="string" office:string-value="środa" table:formula="of:=TEXT([.A6];&quot;dddd&quot;)" table:style-name="ce2">
            <text:p>środa</text:p>
          </table:table-cell>
          <table:table-cell office:value-type="float" office:value="85600" table:formula="of:=IF(AND([.C5]&gt;50000;[.B5]=&quot;piątek&quot;);[.C5]-([.$K$23]*40)+15000;IF(AND([.C5]&lt;50000;[.B5]=&quot;piątek&quot;);[.C5]+15000;IF([.C5]&gt;50000;[.C5]-([.$K$23]*40);[.C5])))" table:style-name="ce1">
            <text:p>85600</text:p>
          </table:table-cell>
          <table:table-cell office:value-type="float" office:value="9000" table:formula="of:=IF(AND([.C6]&gt;50000;[.B5]=&quot;wtorek&quot;);[.D5]+4000;IF(AND([.C6]&lt;50000;[.B5]=&quot;wtorek&quot;);[.D5]-([.$K$23]*20)+4000;IF([.C6]&gt;50000;[.D5];[.D5]-([.$K$23]*20))))" table:style-name="ce1">
            <text:p>9000</text:p>
          </table:table-cell>
          <table:table-cell office:value-type="string" office:string-value="siano" table:formula="of:=IF([.C6]&lt;50000;&quot;żołędzie&quot;;&quot;siano&quot;)" table:style-name="ce1">
            <text:p>siano</text:p>
          </table:table-cell>
          <table:table-cell office:value-type="string" office:string-value="brak dostawy" table:formula="of:=IF([.B6]=&quot;piątek&quot;;&quot;siano&quot;;IF([.B6]=&quot;wtorek&quot;;&quot;żołędzie&quot;;&quot;brak dostawy&quot;))" table:style-name="ce1">
            <text:p>brak dostawy</text:p>
          </table:table-cell>
          <table:table-cell office:value-type="float" office:value="0" table:formula="of:=IF([.F5]=&quot;siano&quot;;[.G5]+1;[.G5])" table:style-name="ce1">
            <text:p>0</text:p>
          </table:table-cell>
          <table:table-cell office:value-type="float" office:value="1" table:formula="of:=IF([.F5]=&quot;żołędzie&quot;;[.H5]+1;[.H5])" table:style-name="ce1">
            <text:p>1</text:p>
          </table:table-cell>
          <table:table-cell office:value-type="float" office:value="0" table:formula="of:=IF([.E6]=&quot;żołędzie&quot;;[.I5]+1;[.I5])" table:style-name="ce1">
            <text:p>0</text:p>
          </table:table-cell>
          <table:table-cell office:value-type="float" office:value="5" table:formula="of:=IF([.E6]=&quot;siano&quot;;[.J5]+1;[.J5])" table:style-name="ce1">
            <text:p>5</text:p>
          </table:table-cell>
          <table:table-cell table:style-name="ce1">
            <draw:frame draw:z-index="1" draw:id="id0" draw:style-name="a0" draw:name="Wykres 5" svg:x="0.11458in" svg:y="0.14583in" svg:width="5.00744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office:value-type="date" office:date-value="2012-12-06T00:00:00" table:style-name="ce3">
            <text:p>06.12.2012</text:p>
          </table:table-cell>
          <table:table-cell office:value-type="string" office:string-value="czwartek" table:formula="of:=TEXT([.A7];&quot;dddd&quot;)" table:style-name="ce2">
            <text:p>czwartek</text:p>
          </table:table-cell>
          <table:table-cell office:value-type="float" office:value="82000" table:formula="of:=IF(AND([.C6]&gt;50000;[.B6]=&quot;piątek&quot;);[.C6]-([.$K$23]*40)+15000;IF(AND([.C6]&lt;50000;[.B6]=&quot;piątek&quot;);[.C6]+15000;IF([.C6]&gt;50000;[.C6]-([.$K$23]*40);[.C6])))" table:style-name="ce1">
            <text:p>82000</text:p>
          </table:table-cell>
          <table:table-cell office:value-type="float" office:value="9000" table:formula="of:=IF(AND([.C7]&gt;50000;[.B6]=&quot;wtorek&quot;);[.D6]+4000;IF(AND([.C7]&lt;50000;[.B6]=&quot;wtorek&quot;);[.D6]-([.$K$23]*20)+4000;IF([.C7]&gt;50000;[.D6];[.D6]-([.$K$23]*20))))" table:style-name="ce1">
            <text:p>9000</text:p>
          </table:table-cell>
          <table:table-cell office:value-type="string" office:string-value="siano" table:formula="of:=IF([.C7]&lt;50000;&quot;żołędzie&quot;;&quot;siano&quot;)" table:style-name="ce1">
            <text:p>siano</text:p>
          </table:table-cell>
          <table:table-cell office:value-type="string" office:string-value="brak dostawy" table:formula="of:=IF([.B7]=&quot;piątek&quot;;&quot;siano&quot;;IF([.B7]=&quot;wtorek&quot;;&quot;żołędzie&quot;;&quot;brak dostawy&quot;))" table:style-name="ce1">
            <text:p>brak dostawy</text:p>
          </table:table-cell>
          <table:table-cell office:value-type="float" office:value="0" table:formula="of:=IF([.F6]=&quot;siano&quot;;[.G6]+1;[.G6])" table:style-name="ce1">
            <text:p>0</text:p>
          </table:table-cell>
          <table:table-cell office:value-type="float" office:value="1" table:formula="of:=IF([.F6]=&quot;żołędzie&quot;;[.H6]+1;[.H6])" table:style-name="ce1">
            <text:p>1</text:p>
          </table:table-cell>
          <table:table-cell office:value-type="float" office:value="0" table:formula="of:=IF([.E7]=&quot;żołędzie&quot;;[.I6]+1;[.I6])" table:style-name="ce1">
            <text:p>0</text:p>
          </table:table-cell>
          <table:table-cell office:value-type="float" office:value="6" table:formula="of:=IF([.E7]=&quot;siano&quot;;[.J6]+1;[.J6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07T00:00:00" table:style-name="ce3">
            <text:p>07.12.2012</text:p>
          </table:table-cell>
          <table:table-cell office:value-type="string" office:string-value="piątek" table:formula="of:=TEXT([.A8];&quot;dddd&quot;)" table:style-name="ce2">
            <text:p>piątek</text:p>
          </table:table-cell>
          <table:table-cell office:value-type="float" office:value="78400" table:formula="of:=IF(AND([.C7]&gt;50000;[.B7]=&quot;piątek&quot;);[.C7]-([.$K$23]*40)+15000;IF(AND([.C7]&lt;50000;[.B7]=&quot;piątek&quot;);[.C7]+15000;IF([.C7]&gt;50000;[.C7]-([.$K$23]*40);[.C7])))" table:style-name="ce1">
            <text:p>78400</text:p>
          </table:table-cell>
          <table:table-cell office:value-type="float" office:value="9000" table:formula="of:=IF(AND([.C8]&gt;50000;[.B7]=&quot;wtorek&quot;);[.D7]+4000;IF(AND([.C8]&lt;50000;[.B7]=&quot;wtorek&quot;);[.D7]-([.$K$23]*20)+4000;IF([.C8]&gt;50000;[.D7];[.D7]-([.$K$23]*20))))" table:style-name="ce1">
            <text:p>9000</text:p>
          </table:table-cell>
          <table:table-cell office:value-type="string" office:string-value="siano" table:formula="of:=IF([.C8]&lt;50000;&quot;żołędzie&quot;;&quot;siano&quot;)" table:style-name="ce1">
            <text:p>siano</text:p>
          </table:table-cell>
          <table:table-cell office:value-type="string" office:string-value="siano" table:formula="of:=IF([.B8]=&quot;piątek&quot;;&quot;siano&quot;;IF([.B8]=&quot;wtorek&quot;;&quot;żołędzie&quot;;&quot;brak dostawy&quot;))" table:style-name="ce1">
            <text:p>siano</text:p>
          </table:table-cell>
          <table:table-cell office:value-type="float" office:value="0" table:formula="of:=IF([.F7]=&quot;siano&quot;;[.G7]+1;[.G7])" table:style-name="ce1">
            <text:p>0</text:p>
          </table:table-cell>
          <table:table-cell office:value-type="float" office:value="1" table:formula="of:=IF([.F7]=&quot;żołędzie&quot;;[.H7]+1;[.H7])" table:style-name="ce1">
            <text:p>1</text:p>
          </table:table-cell>
          <table:table-cell office:value-type="float" office:value="0" table:formula="of:=IF([.E8]=&quot;żołędzie&quot;;[.I7]+1;[.I7])" table:style-name="ce1">
            <text:p>0</text:p>
          </table:table-cell>
          <table:table-cell office:value-type="float" office:value="7" table:formula="of:=IF([.E8]=&quot;siano&quot;;[.J7]+1;[.J7])" table:style-name="ce1">
            <text:p>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08T00:00:00" table:style-name="ce3">
            <text:p>08.12.2012</text:p>
          </table:table-cell>
          <table:table-cell office:value-type="string" office:string-value="sobota" table:formula="of:=TEXT([.A9];&quot;dddd&quot;)" table:style-name="ce2">
            <text:p>sobota</text:p>
          </table:table-cell>
          <table:table-cell office:value-type="float" office:value="89800" table:formula="of:=IF(AND([.C8]&gt;50000;[.B8]=&quot;piątek&quot;);[.C8]-([.$K$23]*40)+15000;IF(AND([.C8]&lt;50000;[.B8]=&quot;piątek&quot;);[.C8]+15000;IF([.C8]&gt;50000;[.C8]-([.$K$23]*40);[.C8])))" table:style-name="ce1">
            <text:p>89800</text:p>
          </table:table-cell>
          <table:table-cell office:value-type="float" office:value="9000" table:formula="of:=IF(AND([.C9]&gt;50000;[.B8]=&quot;wtorek&quot;);[.D8]+4000;IF(AND([.C9]&lt;50000;[.B8]=&quot;wtorek&quot;);[.D8]-([.$K$23]*20)+4000;IF([.C9]&gt;50000;[.D8];[.D8]-([.$K$23]*20))))" table:style-name="ce1">
            <text:p>9000</text:p>
          </table:table-cell>
          <table:table-cell office:value-type="string" office:string-value="siano" table:formula="of:=IF([.C9]&lt;50000;&quot;żołędzie&quot;;&quot;siano&quot;)" table:style-name="ce1">
            <text:p>siano</text:p>
          </table:table-cell>
          <table:table-cell office:value-type="string" office:string-value="brak dostawy" table:formula="of:=IF([.B9]=&quot;piątek&quot;;&quot;siano&quot;;IF([.B9]=&quot;wtorek&quot;;&quot;żołędzie&quot;;&quot;brak dostawy&quot;))" table:style-name="ce1">
            <text:p>brak dostawy</text:p>
          </table:table-cell>
          <table:table-cell office:value-type="float" office:value="1" table:formula="of:=IF([.F8]=&quot;siano&quot;;[.G8]+1;[.G8])" table:style-name="ce1">
            <text:p>1</text:p>
          </table:table-cell>
          <table:table-cell office:value-type="float" office:value="1" table:formula="of:=IF([.F8]=&quot;żołędzie&quot;;[.H8]+1;[.H8])" table:style-name="ce1">
            <text:p>1</text:p>
          </table:table-cell>
          <table:table-cell office:value-type="float" office:value="0" table:formula="of:=IF([.E9]=&quot;żołędzie&quot;;[.I8]+1;[.I8])" table:style-name="ce1">
            <text:p>0</text:p>
          </table:table-cell>
          <table:table-cell office:value-type="float" office:value="8" table:formula="of:=IF([.E9]=&quot;siano&quot;;[.J8]+1;[.J8])" table:style-name="ce1">
            <text:p>8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09T00:00:00" table:style-name="ce3">
            <text:p>09.12.2012</text:p>
          </table:table-cell>
          <table:table-cell office:value-type="string" office:string-value="niedziela" table:formula="of:=TEXT([.A10];&quot;dddd&quot;)" table:style-name="ce2">
            <text:p>niedziela</text:p>
          </table:table-cell>
          <table:table-cell office:value-type="float" office:value="86200" table:formula="of:=IF(AND([.C9]&gt;50000;[.B9]=&quot;piątek&quot;);[.C9]-([.$K$23]*40)+15000;IF(AND([.C9]&lt;50000;[.B9]=&quot;piątek&quot;);[.C9]+15000;IF([.C9]&gt;50000;[.C9]-([.$K$23]*40);[.C9])))" table:style-name="ce1">
            <text:p>86200</text:p>
          </table:table-cell>
          <table:table-cell office:value-type="float" office:value="9000" table:formula="of:=IF(AND([.C10]&gt;50000;[.B9]=&quot;wtorek&quot;);[.D9]+4000;IF(AND([.C10]&lt;50000;[.B9]=&quot;wtorek&quot;);[.D9]-([.$K$23]*20)+4000;IF([.C10]&gt;50000;[.D9];[.D9]-([.$K$23]*20))))" table:style-name="ce1">
            <text:p>9000</text:p>
          </table:table-cell>
          <table:table-cell office:value-type="string" office:string-value="siano" table:formula="of:=IF([.C10]&lt;50000;&quot;żołędzie&quot;;&quot;siano&quot;)" table:style-name="ce1">
            <text:p>siano</text:p>
          </table:table-cell>
          <table:table-cell office:value-type="string" office:string-value="brak dostawy" table:formula="of:=IF([.B10]=&quot;piątek&quot;;&quot;siano&quot;;IF([.B10]=&quot;wtorek&quot;;&quot;żołędzie&quot;;&quot;brak dostawy&quot;))" table:style-name="ce1">
            <text:p>brak dostawy</text:p>
          </table:table-cell>
          <table:table-cell office:value-type="float" office:value="1" table:formula="of:=IF([.F9]=&quot;siano&quot;;[.G9]+1;[.G9])" table:style-name="ce1">
            <text:p>1</text:p>
          </table:table-cell>
          <table:table-cell office:value-type="float" office:value="1" table:formula="of:=IF([.F9]=&quot;żołędzie&quot;;[.H9]+1;[.H9])" table:style-name="ce1">
            <text:p>1</text:p>
          </table:table-cell>
          <table:table-cell office:value-type="float" office:value="0" table:formula="of:=IF([.E10]=&quot;żołędzie&quot;;[.I9]+1;[.I9])" table:style-name="ce1">
            <text:p>0</text:p>
          </table:table-cell>
          <table:table-cell office:value-type="float" office:value="9" table:formula="of:=IF([.E10]=&quot;siano&quot;;[.J9]+1;[.J9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10T00:00:00" table:style-name="ce3">
            <text:p>10.12.2012</text:p>
          </table:table-cell>
          <table:table-cell office:value-type="string" office:string-value="poniedziałek" table:formula="of:=TEXT([.A11];&quot;dddd&quot;)" table:style-name="ce2">
            <text:p>poniedziałek</text:p>
          </table:table-cell>
          <table:table-cell office:value-type="float" office:value="82600" table:formula="of:=IF(AND([.C10]&gt;50000;[.B10]=&quot;piątek&quot;);[.C10]-([.$K$23]*40)+15000;IF(AND([.C10]&lt;50000;[.B10]=&quot;piątek&quot;);[.C10]+15000;IF([.C10]&gt;50000;[.C10]-([.$K$23]*40);[.C10])))" table:style-name="ce1">
            <text:p>82600</text:p>
          </table:table-cell>
          <table:table-cell office:value-type="float" office:value="9000" table:formula="of:=IF(AND([.C11]&gt;50000;[.B10]=&quot;wtorek&quot;);[.D10]+4000;IF(AND([.C11]&lt;50000;[.B10]=&quot;wtorek&quot;);[.D10]-([.$K$23]*20)+4000;IF([.C11]&gt;50000;[.D10];[.D10]-([.$K$23]*20))))" table:style-name="ce1">
            <text:p>9000</text:p>
          </table:table-cell>
          <table:table-cell office:value-type="string" office:string-value="siano" table:formula="of:=IF([.C11]&lt;50000;&quot;żołędzie&quot;;&quot;siano&quot;)" table:style-name="ce1">
            <text:p>siano</text:p>
          </table:table-cell>
          <table:table-cell office:value-type="string" office:string-value="brak dostawy" table:formula="of:=IF([.B11]=&quot;piątek&quot;;&quot;siano&quot;;IF([.B11]=&quot;wtorek&quot;;&quot;żołędzie&quot;;&quot;brak dostawy&quot;))" table:style-name="ce1">
            <text:p>brak dostawy</text:p>
          </table:table-cell>
          <table:table-cell office:value-type="float" office:value="1" table:formula="of:=IF([.F10]=&quot;siano&quot;;[.G10]+1;[.G10])" table:style-name="ce1">
            <text:p>1</text:p>
          </table:table-cell>
          <table:table-cell office:value-type="float" office:value="1" table:formula="of:=IF([.F10]=&quot;żołędzie&quot;;[.H10]+1;[.H10])" table:style-name="ce1">
            <text:p>1</text:p>
          </table:table-cell>
          <table:table-cell office:value-type="float" office:value="0" table:formula="of:=IF([.E11]=&quot;żołędzie&quot;;[.I10]+1;[.I10])" table:style-name="ce1">
            <text:p>0</text:p>
          </table:table-cell>
          <table:table-cell office:value-type="float" office:value="10" table:formula="of:=IF([.E11]=&quot;siano&quot;;[.J10]+1;[.J10])" table:style-name="ce1">
            <text:p>1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11T00:00:00" table:style-name="ce3">
            <text:p>11.12.2012</text:p>
          </table:table-cell>
          <table:table-cell office:value-type="string" office:string-value="wtorek" table:formula="of:=TEXT([.A12];&quot;dddd&quot;)" table:style-name="ce2">
            <text:p>wtorek</text:p>
          </table:table-cell>
          <table:table-cell office:value-type="float" office:value="79000" table:formula="of:=IF(AND([.C11]&gt;50000;[.B11]=&quot;piątek&quot;);[.C11]-([.$K$23]*40)+15000;IF(AND([.C11]&lt;50000;[.B11]=&quot;piątek&quot;);[.C11]+15000;IF([.C11]&gt;50000;[.C11]-([.$K$23]*40);[.C11])))" table:style-name="ce1">
            <text:p>79000</text:p>
          </table:table-cell>
          <table:table-cell office:value-type="float" office:value="9000" table:formula="of:=IF(AND([.C12]&gt;50000;[.B11]=&quot;wtorek&quot;);[.D11]+4000;IF(AND([.C12]&lt;50000;[.B11]=&quot;wtorek&quot;);[.D11]-([.$K$23]*20)+4000;IF([.C12]&gt;50000;[.D11];[.D11]-([.$K$23]*20))))" table:style-name="ce1">
            <text:p>9000</text:p>
          </table:table-cell>
          <table:table-cell office:value-type="string" office:string-value="siano" table:formula="of:=IF([.C12]&lt;50000;&quot;żołędzie&quot;;&quot;siano&quot;)" table:style-name="ce1">
            <text:p>siano</text:p>
          </table:table-cell>
          <table:table-cell office:value-type="string" office:string-value="żołędzie" table:formula="of:=IF([.B12]=&quot;piątek&quot;;&quot;siano&quot;;IF([.B12]=&quot;wtorek&quot;;&quot;żołędzie&quot;;&quot;brak dostawy&quot;))" table:style-name="ce1">
            <text:p>żołędzie</text:p>
          </table:table-cell>
          <table:table-cell office:value-type="float" office:value="1" table:formula="of:=IF([.F11]=&quot;siano&quot;;[.G11]+1;[.G11])" table:style-name="ce1">
            <text:p>1</text:p>
          </table:table-cell>
          <table:table-cell office:value-type="float" office:value="1" table:formula="of:=IF([.F11]=&quot;żołędzie&quot;;[.H11]+1;[.H11])" table:style-name="ce1">
            <text:p>1</text:p>
          </table:table-cell>
          <table:table-cell office:value-type="float" office:value="0" table:formula="of:=IF([.E12]=&quot;żołędzie&quot;;[.I11]+1;[.I11])" table:style-name="ce1">
            <text:p>0</text:p>
          </table:table-cell>
          <table:table-cell office:value-type="float" office:value="11" table:formula="of:=IF([.E12]=&quot;siano&quot;;[.J11]+1;[.J11])" table:style-name="ce1">
            <text:p>11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12T00:00:00" table:style-name="ce3">
            <text:p>12.12.2012</text:p>
          </table:table-cell>
          <table:table-cell office:value-type="string" office:string-value="środa" table:formula="of:=TEXT([.A13];&quot;dddd&quot;)" table:style-name="ce2">
            <text:p>środa</text:p>
          </table:table-cell>
          <table:table-cell office:value-type="float" office:value="75400" table:formula="of:=IF(AND([.C12]&gt;50000;[.B12]=&quot;piątek&quot;);[.C12]-([.$K$23]*40)+15000;IF(AND([.C12]&lt;50000;[.B12]=&quot;piątek&quot;);[.C12]+15000;IF([.C12]&gt;50000;[.C12]-([.$K$23]*40);[.C12])))" table:style-name="ce1">
            <text:p>75400</text:p>
          </table:table-cell>
          <table:table-cell office:value-type="float" office:value="13000" table:formula="of:=IF(AND([.C13]&gt;50000;[.B12]=&quot;wtorek&quot;);[.D12]+4000;IF(AND([.C13]&lt;50000;[.B12]=&quot;wtorek&quot;);[.D12]-([.$K$23]*20)+4000;IF([.C13]&gt;50000;[.D12];[.D12]-([.$K$23]*20))))" table:style-name="ce1">
            <text:p>13000</text:p>
          </table:table-cell>
          <table:table-cell office:value-type="string" office:string-value="siano" table:formula="of:=IF([.C13]&lt;50000;&quot;żołędzie&quot;;&quot;siano&quot;)" table:style-name="ce1">
            <text:p>siano</text:p>
          </table:table-cell>
          <table:table-cell office:value-type="string" office:string-value="brak dostawy" table:formula="of:=IF([.B13]=&quot;piątek&quot;;&quot;siano&quot;;IF([.B13]=&quot;wtorek&quot;;&quot;żołędzie&quot;;&quot;brak dostawy&quot;))" table:style-name="ce1">
            <text:p>brak dostawy</text:p>
          </table:table-cell>
          <table:table-cell office:value-type="float" office:value="1" table:formula="of:=IF([.F12]=&quot;siano&quot;;[.G12]+1;[.G12])" table:style-name="ce1">
            <text:p>1</text:p>
          </table:table-cell>
          <table:table-cell office:value-type="float" office:value="2" table:formula="of:=IF([.F12]=&quot;żołędzie&quot;;[.H12]+1;[.H12])" table:style-name="ce1">
            <text:p>2</text:p>
          </table:table-cell>
          <table:table-cell office:value-type="float" office:value="0" table:formula="of:=IF([.E13]=&quot;żołędzie&quot;;[.I12]+1;[.I12])" table:style-name="ce1">
            <text:p>0</text:p>
          </table:table-cell>
          <table:table-cell office:value-type="float" office:value="12" table:formula="of:=IF([.E13]=&quot;siano&quot;;[.J12]+1;[.J12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13T00:00:00" table:style-name="ce3">
            <text:p>13.12.2012</text:p>
          </table:table-cell>
          <table:table-cell office:value-type="string" office:string-value="czwartek" table:formula="of:=TEXT([.A14];&quot;dddd&quot;)" table:style-name="ce2">
            <text:p>czwartek</text:p>
          </table:table-cell>
          <table:table-cell office:value-type="float" office:value="71800" table:formula="of:=IF(AND([.C13]&gt;50000;[.B13]=&quot;piątek&quot;);[.C13]-([.$K$23]*40)+15000;IF(AND([.C13]&lt;50000;[.B13]=&quot;piątek&quot;);[.C13]+15000;IF([.C13]&gt;50000;[.C13]-([.$K$23]*40);[.C13])))" table:style-name="ce1">
            <text:p>71800</text:p>
          </table:table-cell>
          <table:table-cell office:value-type="float" office:value="13000" table:formula="of:=IF(AND([.C14]&gt;50000;[.B13]=&quot;wtorek&quot;);[.D13]+4000;IF(AND([.C14]&lt;50000;[.B13]=&quot;wtorek&quot;);[.D13]-([.$K$23]*20)+4000;IF([.C14]&gt;50000;[.D13];[.D13]-([.$K$23]*20))))" table:style-name="ce1">
            <text:p>13000</text:p>
          </table:table-cell>
          <table:table-cell office:value-type="string" office:string-value="siano" table:formula="of:=IF([.C14]&lt;50000;&quot;żołędzie&quot;;&quot;siano&quot;)" table:style-name="ce1">
            <text:p>siano</text:p>
          </table:table-cell>
          <table:table-cell office:value-type="string" office:string-value="brak dostawy" table:formula="of:=IF([.B14]=&quot;piątek&quot;;&quot;siano&quot;;IF([.B14]=&quot;wtorek&quot;;&quot;żołędzie&quot;;&quot;brak dostawy&quot;))" table:style-name="ce1">
            <text:p>brak dostawy</text:p>
          </table:table-cell>
          <table:table-cell office:value-type="float" office:value="1" table:formula="of:=IF([.F13]=&quot;siano&quot;;[.G13]+1;[.G13])" table:style-name="ce1">
            <text:p>1</text:p>
          </table:table-cell>
          <table:table-cell office:value-type="float" office:value="2" table:formula="of:=IF([.F13]=&quot;żołędzie&quot;;[.H13]+1;[.H13])" table:style-name="ce1">
            <text:p>2</text:p>
          </table:table-cell>
          <table:table-cell office:value-type="float" office:value="0" table:formula="of:=IF([.E14]=&quot;żołędzie&quot;;[.I13]+1;[.I13])" table:style-name="ce1">
            <text:p>0</text:p>
          </table:table-cell>
          <table:table-cell office:value-type="float" office:value="13" table:formula="of:=IF([.E14]=&quot;siano&quot;;[.J13]+1;[.J13])" table:style-name="ce1">
            <text:p>1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14T00:00:00" table:style-name="ce3">
            <text:p>14.12.2012</text:p>
          </table:table-cell>
          <table:table-cell office:value-type="string" office:string-value="piątek" table:formula="of:=TEXT([.A15];&quot;dddd&quot;)" table:style-name="ce2">
            <text:p>piątek</text:p>
          </table:table-cell>
          <table:table-cell office:value-type="float" office:value="68200" table:formula="of:=IF(AND([.C14]&gt;50000;[.B14]=&quot;piątek&quot;);[.C14]-([.$K$23]*40)+15000;IF(AND([.C14]&lt;50000;[.B14]=&quot;piątek&quot;);[.C14]+15000;IF([.C14]&gt;50000;[.C14]-([.$K$23]*40);[.C14])))" table:style-name="ce1">
            <text:p>68200</text:p>
          </table:table-cell>
          <table:table-cell office:value-type="float" office:value="13000" table:formula="of:=IF(AND([.C15]&gt;50000;[.B14]=&quot;wtorek&quot;);[.D14]+4000;IF(AND([.C15]&lt;50000;[.B14]=&quot;wtorek&quot;);[.D14]-([.$K$23]*20)+4000;IF([.C15]&gt;50000;[.D14];[.D14]-([.$K$23]*20))))" table:style-name="ce1">
            <text:p>13000</text:p>
          </table:table-cell>
          <table:table-cell office:value-type="string" office:string-value="siano" table:formula="of:=IF([.C15]&lt;50000;&quot;żołędzie&quot;;&quot;siano&quot;)" table:style-name="ce1">
            <text:p>siano</text:p>
          </table:table-cell>
          <table:table-cell office:value-type="string" office:string-value="siano" table:formula="of:=IF([.B15]=&quot;piątek&quot;;&quot;siano&quot;;IF([.B15]=&quot;wtorek&quot;;&quot;żołędzie&quot;;&quot;brak dostawy&quot;))" table:style-name="ce1">
            <text:p>siano</text:p>
          </table:table-cell>
          <table:table-cell office:value-type="float" office:value="1" table:formula="of:=IF([.F14]=&quot;siano&quot;;[.G14]+1;[.G14])" table:style-name="ce1">
            <text:p>1</text:p>
          </table:table-cell>
          <table:table-cell office:value-type="float" office:value="2" table:formula="of:=IF([.F14]=&quot;żołędzie&quot;;[.H14]+1;[.H14])" table:style-name="ce1">
            <text:p>2</text:p>
          </table:table-cell>
          <table:table-cell office:value-type="float" office:value="0" table:formula="of:=IF([.E15]=&quot;żołędzie&quot;;[.I14]+1;[.I14])" table:style-name="ce1">
            <text:p>0</text:p>
          </table:table-cell>
          <table:table-cell office:value-type="float" office:value="14" table:formula="of:=IF([.E15]=&quot;siano&quot;;[.J14]+1;[.J14])" table:style-name="ce1">
            <text:p>1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15T00:00:00" table:style-name="ce3">
            <text:p>15.12.2012</text:p>
          </table:table-cell>
          <table:table-cell office:value-type="string" office:string-value="sobota" table:formula="of:=TEXT([.A16];&quot;dddd&quot;)" table:style-name="ce1">
            <text:p>sobota</text:p>
          </table:table-cell>
          <table:table-cell office:value-type="float" office:value="79600" table:formula="of:=IF(AND([.C15]&gt;50000;[.B15]=&quot;piątek&quot;);[.C15]-([.$K$23]*40)+15000;IF(AND([.C15]&lt;50000;[.B15]=&quot;piątek&quot;);[.C15]+15000;IF([.C15]&gt;50000;[.C15]-([.$K$23]*40);[.C15])))" table:style-name="ce1">
            <text:p>79600</text:p>
          </table:table-cell>
          <table:table-cell office:value-type="float" office:value="13000" table:formula="of:=IF(AND([.C16]&gt;50000;[.B15]=&quot;wtorek&quot;);[.D15]+4000;IF(AND([.C16]&lt;50000;[.B15]=&quot;wtorek&quot;);[.D15]-([.$K$23]*20)+4000;IF([.C16]&gt;50000;[.D15];[.D15]-([.$K$23]*20))))" table:style-name="ce1">
            <text:p>13000</text:p>
          </table:table-cell>
          <table:table-cell office:value-type="string" office:string-value="siano" table:formula="of:=IF([.C16]&lt;50000;&quot;żołędzie&quot;;&quot;siano&quot;)" table:style-name="ce1">
            <text:p>siano</text:p>
          </table:table-cell>
          <table:table-cell office:value-type="string" office:string-value="brak dostawy" table:formula="of:=IF([.B16]=&quot;piątek&quot;;&quot;siano&quot;;IF([.B16]=&quot;wtorek&quot;;&quot;żołędzie&quot;;&quot;brak dostawy&quot;))" table:style-name="ce1">
            <text:p>brak dostawy</text:p>
          </table:table-cell>
          <table:table-cell office:value-type="float" office:value="2" table:formula="of:=IF([.F15]=&quot;siano&quot;;[.G15]+1;[.G15])" table:style-name="ce1">
            <text:p>2</text:p>
          </table:table-cell>
          <table:table-cell office:value-type="float" office:value="2" table:formula="of:=IF([.F15]=&quot;żołędzie&quot;;[.H15]+1;[.H15])" table:style-name="ce1">
            <text:p>2</text:p>
          </table:table-cell>
          <table:table-cell office:value-type="float" office:value="0" table:formula="of:=IF([.E16]=&quot;żołędzie&quot;;[.I15]+1;[.I15])" table:style-name="ce1">
            <text:p>0</text:p>
          </table:table-cell>
          <table:table-cell office:value-type="float" office:value="15" table:formula="of:=IF([.E16]=&quot;siano&quot;;[.J15]+1;[.J15])" table:style-name="ce1">
            <text:p>15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16T00:00:00" table:style-name="ce3">
            <text:p>16.12.2012</text:p>
          </table:table-cell>
          <table:table-cell office:value-type="string" office:string-value="niedziela" table:formula="of:=TEXT([.A17];&quot;dddd&quot;)" table:style-name="ce2">
            <text:p>niedziela</text:p>
          </table:table-cell>
          <table:table-cell office:value-type="float" office:value="76000" table:formula="of:=IF(AND([.C16]&gt;50000;[.B16]=&quot;piątek&quot;);[.C16]-([.$K$23]*40)+15000;IF(AND([.C16]&lt;50000;[.B16]=&quot;piątek&quot;);[.C16]+15000;IF([.C16]&gt;50000;[.C16]-([.$K$23]*40);[.C16])))" table:style-name="ce1">
            <text:p>76000</text:p>
          </table:table-cell>
          <table:table-cell office:value-type="float" office:value="13000" table:formula="of:=IF(AND([.C17]&gt;50000;[.B16]=&quot;wtorek&quot;);[.D16]+4000;IF(AND([.C17]&lt;50000;[.B16]=&quot;wtorek&quot;);[.D16]-([.$K$23]*20)+4000;IF([.C17]&gt;50000;[.D16];[.D16]-([.$K$23]*20))))" table:style-name="ce1">
            <text:p>13000</text:p>
          </table:table-cell>
          <table:table-cell office:value-type="string" office:string-value="siano" table:formula="of:=IF([.C17]&lt;50000;&quot;żołędzie&quot;;&quot;siano&quot;)" table:style-name="ce1">
            <text:p>siano</text:p>
          </table:table-cell>
          <table:table-cell office:value-type="string" office:string-value="brak dostawy" table:formula="of:=IF([.B17]=&quot;piątek&quot;;&quot;siano&quot;;IF([.B17]=&quot;wtorek&quot;;&quot;żołędzie&quot;;&quot;brak dostawy&quot;))" table:style-name="ce1">
            <text:p>brak dostawy</text:p>
          </table:table-cell>
          <table:table-cell office:value-type="float" office:value="2" table:formula="of:=IF([.F16]=&quot;siano&quot;;[.G16]+1;[.G16])" table:style-name="ce1">
            <text:p>2</text:p>
          </table:table-cell>
          <table:table-cell office:value-type="float" office:value="2" table:formula="of:=IF([.F16]=&quot;żołędzie&quot;;[.H16]+1;[.H16])" table:style-name="ce1">
            <text:p>2</text:p>
          </table:table-cell>
          <table:table-cell office:value-type="float" office:value="0" table:formula="of:=IF([.E17]=&quot;żołędzie&quot;;[.I16]+1;[.I16])" table:style-name="ce1">
            <text:p>0</text:p>
          </table:table-cell>
          <table:table-cell office:value-type="float" office:value="16" table:formula="of:=IF([.E17]=&quot;siano&quot;;[.J16]+1;[.J16])" table:style-name="ce1">
            <text:p>16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17T00:00:00" table:style-name="ce3">
            <text:p>17.12.2012</text:p>
          </table:table-cell>
          <table:table-cell office:value-type="string" office:string-value="poniedziałek" table:formula="of:=TEXT([.A18];&quot;dddd&quot;)" table:style-name="ce2">
            <text:p>poniedziałek</text:p>
          </table:table-cell>
          <table:table-cell office:value-type="float" office:value="72400" table:formula="of:=IF(AND([.C17]&gt;50000;[.B17]=&quot;piątek&quot;);[.C17]-([.$K$23]*40)+15000;IF(AND([.C17]&lt;50000;[.B17]=&quot;piątek&quot;);[.C17]+15000;IF([.C17]&gt;50000;[.C17]-([.$K$23]*40);[.C17])))" table:style-name="ce1">
            <text:p>72400</text:p>
          </table:table-cell>
          <table:table-cell office:value-type="float" office:value="13000" table:formula="of:=IF(AND([.C18]&gt;50000;[.B17]=&quot;wtorek&quot;);[.D17]+4000;IF(AND([.C18]&lt;50000;[.B17]=&quot;wtorek&quot;);[.D17]-([.$K$23]*20)+4000;IF([.C18]&gt;50000;[.D17];[.D17]-([.$K$23]*20))))" table:style-name="ce1">
            <text:p>13000</text:p>
          </table:table-cell>
          <table:table-cell office:value-type="string" office:string-value="siano" table:formula="of:=IF([.C18]&lt;50000;&quot;żołędzie&quot;;&quot;siano&quot;)" table:style-name="ce1">
            <text:p>siano</text:p>
          </table:table-cell>
          <table:table-cell office:value-type="string" office:string-value="brak dostawy" table:formula="of:=IF([.B18]=&quot;piątek&quot;;&quot;siano&quot;;IF([.B18]=&quot;wtorek&quot;;&quot;żołędzie&quot;;&quot;brak dostawy&quot;))" table:style-name="ce1">
            <text:p>brak dostawy</text:p>
          </table:table-cell>
          <table:table-cell office:value-type="float" office:value="2" table:formula="of:=IF([.F17]=&quot;siano&quot;;[.G17]+1;[.G17])" table:style-name="ce1">
            <text:p>2</text:p>
          </table:table-cell>
          <table:table-cell office:value-type="float" office:value="2" table:formula="of:=IF([.F17]=&quot;żołędzie&quot;;[.H17]+1;[.H17])" table:style-name="ce1">
            <text:p>2</text:p>
          </table:table-cell>
          <table:table-cell office:value-type="float" office:value="0" table:formula="of:=IF([.E18]=&quot;żołędzie&quot;;[.I17]+1;[.I17])" table:style-name="ce1">
            <text:p>0</text:p>
          </table:table-cell>
          <table:table-cell office:value-type="float" office:value="17" table:formula="of:=IF([.E18]=&quot;siano&quot;;[.J17]+1;[.J17])" table:style-name="ce1">
            <text:p>1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18T00:00:00" table:style-name="ce3">
            <text:p>18.12.2012</text:p>
          </table:table-cell>
          <table:table-cell office:value-type="string" office:string-value="wtorek" table:formula="of:=TEXT([.A19];&quot;dddd&quot;)" table:style-name="ce2">
            <text:p>wtorek</text:p>
          </table:table-cell>
          <table:table-cell office:value-type="float" office:value="68800" table:formula="of:=IF(AND([.C18]&gt;50000;[.B18]=&quot;piątek&quot;);[.C18]-([.$K$23]*40)+15000;IF(AND([.C18]&lt;50000;[.B18]=&quot;piątek&quot;);[.C18]+15000;IF([.C18]&gt;50000;[.C18]-([.$K$23]*40);[.C18])))" table:style-name="ce1">
            <text:p>68800</text:p>
          </table:table-cell>
          <table:table-cell office:value-type="float" office:value="13000" table:formula="of:=IF(AND([.C19]&gt;50000;[.B18]=&quot;wtorek&quot;);[.D18]+4000;IF(AND([.C19]&lt;50000;[.B18]=&quot;wtorek&quot;);[.D18]-([.$K$23]*20)+4000;IF([.C19]&gt;50000;[.D18];[.D18]-([.$K$23]*20))))" table:style-name="ce1">
            <text:p>13000</text:p>
          </table:table-cell>
          <table:table-cell office:value-type="string" office:string-value="siano" table:formula="of:=IF([.C19]&lt;50000;&quot;żołędzie&quot;;&quot;siano&quot;)" table:style-name="ce1">
            <text:p>siano</text:p>
          </table:table-cell>
          <table:table-cell office:value-type="string" office:string-value="żołędzie" table:formula="of:=IF([.B19]=&quot;piątek&quot;;&quot;siano&quot;;IF([.B19]=&quot;wtorek&quot;;&quot;żołędzie&quot;;&quot;brak dostawy&quot;))" table:style-name="ce1">
            <text:p>żołędzie</text:p>
          </table:table-cell>
          <table:table-cell office:value-type="float" office:value="2" table:formula="of:=IF([.F18]=&quot;siano&quot;;[.G18]+1;[.G18])" table:style-name="ce1">
            <text:p>2</text:p>
          </table:table-cell>
          <table:table-cell office:value-type="float" office:value="2" table:formula="of:=IF([.F18]=&quot;żołędzie&quot;;[.H18]+1;[.H18])" table:style-name="ce1">
            <text:p>2</text:p>
          </table:table-cell>
          <table:table-cell office:value-type="float" office:value="0" table:formula="of:=IF([.E19]=&quot;żołędzie&quot;;[.I18]+1;[.I18])" table:style-name="ce1">
            <text:p>0</text:p>
          </table:table-cell>
          <table:table-cell office:value-type="float" office:value="18" table:formula="of:=IF([.E19]=&quot;siano&quot;;[.J18]+1;[.J18])" table:style-name="ce1">
            <text:p>18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19T00:00:00" table:style-name="ce3">
            <text:p>19.12.2012</text:p>
          </table:table-cell>
          <table:table-cell office:value-type="string" office:string-value="środa" table:formula="of:=TEXT([.A20];&quot;dddd&quot;)" table:style-name="ce2">
            <text:p>środa</text:p>
          </table:table-cell>
          <table:table-cell office:value-type="float" office:value="65200" table:formula="of:=IF(AND([.C19]&gt;50000;[.B19]=&quot;piątek&quot;);[.C19]-([.$K$23]*40)+15000;IF(AND([.C19]&lt;50000;[.B19]=&quot;piątek&quot;);[.C19]+15000;IF([.C19]&gt;50000;[.C19]-([.$K$23]*40);[.C19])))" table:style-name="ce1">
            <text:p>65200</text:p>
          </table:table-cell>
          <table:table-cell office:value-type="float" office:value="17000" table:formula="of:=IF(AND([.C20]&gt;50000;[.B19]=&quot;wtorek&quot;);[.D19]+4000;IF(AND([.C20]&lt;50000;[.B19]=&quot;wtorek&quot;);[.D19]-([.$K$23]*20)+4000;IF([.C20]&gt;50000;[.D19];[.D19]-([.$K$23]*20))))" table:style-name="ce1">
            <text:p>17000</text:p>
          </table:table-cell>
          <table:table-cell office:value-type="string" office:string-value="siano" table:formula="of:=IF([.C20]&lt;50000;&quot;żołędzie&quot;;&quot;siano&quot;)" table:style-name="ce1">
            <text:p>siano</text:p>
          </table:table-cell>
          <table:table-cell office:value-type="string" office:string-value="brak dostawy" table:formula="of:=IF([.B20]=&quot;piątek&quot;;&quot;siano&quot;;IF([.B20]=&quot;wtorek&quot;;&quot;żołędzie&quot;;&quot;brak dostawy&quot;))" table:style-name="ce1">
            <text:p>brak dostawy</text:p>
          </table:table-cell>
          <table:table-cell office:value-type="float" office:value="2" table:formula="of:=IF([.F19]=&quot;siano&quot;;[.G19]+1;[.G19])" table:style-name="ce1">
            <text:p>2</text:p>
          </table:table-cell>
          <table:table-cell office:value-type="float" office:value="3" table:formula="of:=IF([.F19]=&quot;żołędzie&quot;;[.H19]+1;[.H19])" table:style-name="ce1">
            <text:p>3</text:p>
          </table:table-cell>
          <table:table-cell office:value-type="float" office:value="0" table:formula="of:=IF([.E20]=&quot;żołędzie&quot;;[.I19]+1;[.I19])" table:style-name="ce1">
            <text:p>0</text:p>
          </table:table-cell>
          <table:table-cell office:value-type="float" office:value="19" table:formula="of:=IF([.E20]=&quot;siano&quot;;[.J19]+1;[.J19])" table:style-name="ce1">
            <text:p>1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20T00:00:00" table:style-name="ce3">
            <text:p>20.12.2012</text:p>
          </table:table-cell>
          <table:table-cell office:value-type="string" office:string-value="czwartek" table:formula="of:=TEXT([.A21];&quot;dddd&quot;)" table:style-name="ce2">
            <text:p>czwartek</text:p>
          </table:table-cell>
          <table:table-cell office:value-type="float" office:value="61600" table:formula="of:=IF(AND([.C20]&gt;50000;[.B20]=&quot;piątek&quot;);[.C20]-([.$K$23]*40)+15000;IF(AND([.C20]&lt;50000;[.B20]=&quot;piątek&quot;);[.C20]+15000;IF([.C20]&gt;50000;[.C20]-([.$K$23]*40);[.C20])))" table:style-name="ce1">
            <text:p>61600</text:p>
          </table:table-cell>
          <table:table-cell office:value-type="float" office:value="17000" table:formula="of:=IF(AND([.C21]&gt;50000;[.B20]=&quot;wtorek&quot;);[.D20]+4000;IF(AND([.C21]&lt;50000;[.B20]=&quot;wtorek&quot;);[.D20]-([.$K$23]*20)+4000;IF([.C21]&gt;50000;[.D20];[.D20]-([.$K$23]*20))))" table:style-name="ce1">
            <text:p>17000</text:p>
          </table:table-cell>
          <table:table-cell office:value-type="string" office:string-value="siano" table:formula="of:=IF([.C21]&lt;50000;&quot;żołędzie&quot;;&quot;siano&quot;)" table:style-name="ce1">
            <text:p>siano</text:p>
          </table:table-cell>
          <table:table-cell office:value-type="string" office:string-value="brak dostawy" table:formula="of:=IF([.B21]=&quot;piątek&quot;;&quot;siano&quot;;IF([.B21]=&quot;wtorek&quot;;&quot;żołędzie&quot;;&quot;brak dostawy&quot;))" table:style-name="ce1">
            <text:p>brak dostawy</text:p>
          </table:table-cell>
          <table:table-cell office:value-type="float" office:value="2" table:formula="of:=IF([.F20]=&quot;siano&quot;;[.G20]+1;[.G20])" table:style-name="ce1">
            <text:p>2</text:p>
          </table:table-cell>
          <table:table-cell office:value-type="float" office:value="3" table:formula="of:=IF([.F20]=&quot;żołędzie&quot;;[.H20]+1;[.H20])" table:style-name="ce1">
            <text:p>3</text:p>
          </table:table-cell>
          <table:table-cell office:value-type="float" office:value="0" table:formula="of:=IF([.E21]=&quot;żołędzie&quot;;[.I20]+1;[.I20])" table:style-name="ce1">
            <text:p>0</text:p>
          </table:table-cell>
          <table:table-cell office:value-type="float" office:value="20" table:formula="of:=IF([.E21]=&quot;siano&quot;;[.J20]+1;[.J20])" table:style-name="ce1">
            <text:p>2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21T00:00:00" table:style-name="ce3">
            <text:p>21.12.2012</text:p>
          </table:table-cell>
          <table:table-cell office:value-type="string" office:string-value="piątek" table:formula="of:=TEXT([.A22];&quot;dddd&quot;)" table:style-name="ce2">
            <text:p>piątek</text:p>
          </table:table-cell>
          <table:table-cell office:value-type="float" office:value="58000" table:formula="of:=IF(AND([.C21]&gt;50000;[.B21]=&quot;piątek&quot;);[.C21]-([.$K$23]*40)+15000;IF(AND([.C21]&lt;50000;[.B21]=&quot;piątek&quot;);[.C21]+15000;IF([.C21]&gt;50000;[.C21]-([.$K$23]*40);[.C21])))" table:style-name="ce1">
            <text:p>58000</text:p>
          </table:table-cell>
          <table:table-cell office:value-type="float" office:value="17000" table:formula="of:=IF(AND([.C22]&gt;50000;[.B21]=&quot;wtorek&quot;);[.D21]+4000;IF(AND([.C22]&lt;50000;[.B21]=&quot;wtorek&quot;);[.D21]-([.$K$23]*20)+4000;IF([.C22]&gt;50000;[.D21];[.D21]-([.$K$23]*20))))" table:style-name="ce1">
            <text:p>17000</text:p>
          </table:table-cell>
          <table:table-cell office:value-type="string" office:string-value="siano" table:formula="of:=IF([.C22]&lt;50000;&quot;żołędzie&quot;;&quot;siano&quot;)" table:style-name="ce1">
            <text:p>siano</text:p>
          </table:table-cell>
          <table:table-cell office:value-type="string" office:string-value="siano" table:formula="of:=IF([.B22]=&quot;piątek&quot;;&quot;siano&quot;;IF([.B22]=&quot;wtorek&quot;;&quot;żołędzie&quot;;&quot;brak dostawy&quot;))" table:style-name="ce1">
            <text:p>siano</text:p>
          </table:table-cell>
          <table:table-cell office:value-type="float" office:value="2" table:formula="of:=IF([.F21]=&quot;siano&quot;;[.G21]+1;[.G21])" table:style-name="ce1">
            <text:p>2</text:p>
          </table:table-cell>
          <table:table-cell office:value-type="float" office:value="3" table:formula="of:=IF([.F21]=&quot;żołędzie&quot;;[.H21]+1;[.H21])" table:style-name="ce1">
            <text:p>3</text:p>
          </table:table-cell>
          <table:table-cell office:value-type="float" office:value="0" table:formula="of:=IF([.E22]=&quot;żołędzie&quot;;[.I21]+1;[.I21])" table:style-name="ce1">
            <text:p>0</text:p>
          </table:table-cell>
          <table:table-cell office:value-type="float" office:value="21" table:formula="of:=IF([.E22]=&quot;siano&quot;;[.J21]+1;[.J21])" table:style-name="ce1">
            <text:p>21</text:p>
          </table:table-cell>
          <table:table-cell office:value-type="string" table:style-name="ce1">
            <text:p>próba żubry</text:p>
          </table:table-cell>
          <table:table-cell table:style-name="ce1"/>
          <table:table-cell office:value-type="string" table:style-name="ce1">
            <text:p>o pięć sztuk</text:p>
          </table:table-cell>
          <table:table-cell office:value-type="string" table:style-name="ce1">
            <text:p>e)</text:p>
          </table:table-cell>
          <table:table-cell table:number-columns-repeated="16370"/>
        </table:table-row>
        <table:table-row table:style-name="ro1">
          <table:table-cell office:value-type="date" office:date-value="2012-12-22T00:00:00" table:style-name="ce3">
            <text:p>22.12.2012</text:p>
          </table:table-cell>
          <table:table-cell office:value-type="string" office:string-value="sobota" table:formula="of:=TEXT([.A23];&quot;dddd&quot;)" table:style-name="ce2">
            <text:p>sobota</text:p>
          </table:table-cell>
          <table:table-cell office:value-type="float" office:value="69400" table:formula="of:=IF(AND([.C22]&gt;50000;[.B22]=&quot;piątek&quot;);[.C22]-([.$K$23]*40)+15000;IF(AND([.C22]&lt;50000;[.B22]=&quot;piątek&quot;);[.C22]+15000;IF([.C22]&gt;50000;[.C22]-([.$K$23]*40);[.C22])))" table:style-name="ce1">
            <text:p>69400</text:p>
          </table:table-cell>
          <table:table-cell office:value-type="float" office:value="17000" table:formula="of:=IF(AND([.C23]&gt;50000;[.B22]=&quot;wtorek&quot;);[.D22]+4000;IF(AND([.C23]&lt;50000;[.B22]=&quot;wtorek&quot;);[.D22]-([.$K$23]*20)+4000;IF([.C23]&gt;50000;[.D22];[.D22]-([.$K$23]*20))))" table:style-name="ce1">
            <text:p>17000</text:p>
          </table:table-cell>
          <table:table-cell office:value-type="string" office:string-value="siano" table:formula="of:=IF([.C23]&lt;50000;&quot;żołędzie&quot;;&quot;siano&quot;)" table:style-name="ce1">
            <text:p>siano</text:p>
          </table:table-cell>
          <table:table-cell office:value-type="string" office:string-value="brak dostawy" table:formula="of:=IF([.B23]=&quot;piątek&quot;;&quot;siano&quot;;IF([.B23]=&quot;wtorek&quot;;&quot;żołędzie&quot;;&quot;brak dostawy&quot;))" table:style-name="ce1">
            <text:p>brak dostawy</text:p>
          </table:table-cell>
          <table:table-cell office:value-type="float" office:value="3" table:formula="of:=IF([.F22]=&quot;siano&quot;;[.G22]+1;[.G22])" table:style-name="ce1">
            <text:p>3</text:p>
          </table:table-cell>
          <table:table-cell office:value-type="float" office:value="3" table:formula="of:=IF([.F22]=&quot;żołędzie&quot;;[.H22]+1;[.H22])" table:style-name="ce1">
            <text:p>3</text:p>
          </table:table-cell>
          <table:table-cell office:value-type="float" office:value="0" table:formula="of:=IF([.E23]=&quot;żołędzie&quot;;[.I22]+1;[.I22])" table:style-name="ce1">
            <text:p>0</text:p>
          </table:table-cell>
          <table:table-cell office:value-type="float" office:value="22" table:formula="of:=IF([.E23]=&quot;siano&quot;;[.J22]+1;[.J22])" table:style-name="ce1">
            <text:p>22</text:p>
          </table:table-cell>
          <table:table-cell office:value-type="float" office:value="90" table:style-name="ce1">
            <text:p>9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2-12-23T00:00:00" table:style-name="ce3">
            <text:p>23.12.2012</text:p>
          </table:table-cell>
          <table:table-cell office:value-type="string" office:string-value="niedziela" table:formula="of:=TEXT([.A24];&quot;dddd&quot;)" table:style-name="ce2">
            <text:p>niedziela</text:p>
          </table:table-cell>
          <table:table-cell office:value-type="float" office:value="65800" table:formula="of:=IF(AND([.C23]&gt;50000;[.B23]=&quot;piątek&quot;);[.C23]-([.$K$23]*40)+15000;IF(AND([.C23]&lt;50000;[.B23]=&quot;piątek&quot;);[.C23]+15000;IF([.C23]&gt;50000;[.C23]-([.$K$23]*40);[.C23])))" table:style-name="ce1">
            <text:p>65800</text:p>
          </table:table-cell>
          <table:table-cell office:value-type="float" office:value="17000" table:formula="of:=IF(AND([.C24]&gt;50000;[.B23]=&quot;wtorek&quot;);[.D23]+4000;IF(AND([.C24]&lt;50000;[.B23]=&quot;wtorek&quot;);[.D23]-([.$K$23]*20)+4000;IF([.C24]&gt;50000;[.D23];[.D23]-([.$K$23]*20))))" table:style-name="ce1">
            <text:p>17000</text:p>
          </table:table-cell>
          <table:table-cell office:value-type="string" office:string-value="siano" table:formula="of:=IF([.C24]&lt;50000;&quot;żołędzie&quot;;&quot;siano&quot;)" table:style-name="ce1">
            <text:p>siano</text:p>
          </table:table-cell>
          <table:table-cell office:value-type="string" office:string-value="brak dostawy" table:formula="of:=IF([.B24]=&quot;piątek&quot;;&quot;siano&quot;;IF([.B24]=&quot;wtorek&quot;;&quot;żołędzie&quot;;&quot;brak dostawy&quot;))" table:style-name="ce1">
            <text:p>brak dostawy</text:p>
          </table:table-cell>
          <table:table-cell office:value-type="float" office:value="3" table:formula="of:=IF([.F23]=&quot;siano&quot;;[.G23]+1;[.G23])" table:style-name="ce1">
            <text:p>3</text:p>
          </table:table-cell>
          <table:table-cell office:value-type="float" office:value="3" table:formula="of:=IF([.F23]=&quot;żołędzie&quot;;[.H23]+1;[.H23])" table:style-name="ce1">
            <text:p>3</text:p>
          </table:table-cell>
          <table:table-cell office:value-type="float" office:value="0" table:formula="of:=IF([.E24]=&quot;żołędzie&quot;;[.I23]+1;[.I23])" table:style-name="ce1">
            <text:p>0</text:p>
          </table:table-cell>
          <table:table-cell office:value-type="float" office:value="23" table:formula="of:=IF([.E24]=&quot;siano&quot;;[.J23]+1;[.J23])" table:style-name="ce1">
            <text:p>23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24T00:00:00" table:style-name="ce3">
            <text:p>24.12.2012</text:p>
          </table:table-cell>
          <table:table-cell office:value-type="string" office:string-value="poniedziałek" table:formula="of:=TEXT([.A25];&quot;dddd&quot;)" table:style-name="ce2">
            <text:p>poniedziałek</text:p>
          </table:table-cell>
          <table:table-cell office:value-type="float" office:value="62200" table:formula="of:=IF(AND([.C24]&gt;50000;[.B24]=&quot;piątek&quot;);[.C24]-([.$K$23]*40)+15000;IF(AND([.C24]&lt;50000;[.B24]=&quot;piątek&quot;);[.C24]+15000;IF([.C24]&gt;50000;[.C24]-([.$K$23]*40);[.C24])))" table:style-name="ce1">
            <text:p>62200</text:p>
          </table:table-cell>
          <table:table-cell office:value-type="float" office:value="17000" table:formula="of:=IF(AND([.C25]&gt;50000;[.B24]=&quot;wtorek&quot;);[.D24]+4000;IF(AND([.C25]&lt;50000;[.B24]=&quot;wtorek&quot;);[.D24]-([.$K$23]*20)+4000;IF([.C25]&gt;50000;[.D24];[.D24]-([.$K$23]*20))))" table:style-name="ce1">
            <text:p>17000</text:p>
          </table:table-cell>
          <table:table-cell office:value-type="string" office:string-value="siano" table:formula="of:=IF([.C25]&lt;50000;&quot;żołędzie&quot;;&quot;siano&quot;)" table:style-name="ce1">
            <text:p>siano</text:p>
          </table:table-cell>
          <table:table-cell office:value-type="string" office:string-value="brak dostawy" table:formula="of:=IF([.B25]=&quot;piątek&quot;;&quot;siano&quot;;IF([.B25]=&quot;wtorek&quot;;&quot;żołędzie&quot;;&quot;brak dostawy&quot;))" table:style-name="ce1">
            <text:p>brak dostawy</text:p>
          </table:table-cell>
          <table:table-cell office:value-type="float" office:value="3" table:formula="of:=IF([.F24]=&quot;siano&quot;;[.G24]+1;[.G24])" table:style-name="ce1">
            <text:p>3</text:p>
          </table:table-cell>
          <table:table-cell office:value-type="float" office:value="3" table:formula="of:=IF([.F24]=&quot;żołędzie&quot;;[.H24]+1;[.H24])" table:style-name="ce1">
            <text:p>3</text:p>
          </table:table-cell>
          <table:table-cell office:value-type="float" office:value="0" table:formula="of:=IF([.E25]=&quot;żołędzie&quot;;[.I24]+1;[.I24])" table:style-name="ce1">
            <text:p>0</text:p>
          </table:table-cell>
          <table:table-cell office:value-type="float" office:value="24" table:formula="of:=IF([.E25]=&quot;siano&quot;;[.J24]+1;[.J24])" table:style-name="ce1">
            <text:p>24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25T00:00:00" table:style-name="ce3">
            <text:p>25.12.2012</text:p>
          </table:table-cell>
          <table:table-cell office:value-type="string" office:string-value="wtorek" table:formula="of:=TEXT([.A26];&quot;dddd&quot;)" table:style-name="ce2">
            <text:p>wtorek</text:p>
          </table:table-cell>
          <table:table-cell office:value-type="float" office:value="58600" table:formula="of:=IF(AND([.C25]&gt;50000;[.B25]=&quot;piątek&quot;);[.C25]-([.$K$23]*40)+15000;IF(AND([.C25]&lt;50000;[.B25]=&quot;piątek&quot;);[.C25]+15000;IF([.C25]&gt;50000;[.C25]-([.$K$23]*40);[.C25])))" table:style-name="ce1">
            <text:p>58600</text:p>
          </table:table-cell>
          <table:table-cell office:value-type="float" office:value="17000" table:formula="of:=IF(AND([.C26]&gt;50000;[.B25]=&quot;wtorek&quot;);[.D25]+4000;IF(AND([.C26]&lt;50000;[.B25]=&quot;wtorek&quot;);[.D25]-([.$K$23]*20)+4000;IF([.C26]&gt;50000;[.D25];[.D25]-([.$K$23]*20))))" table:style-name="ce1">
            <text:p>17000</text:p>
          </table:table-cell>
          <table:table-cell office:value-type="string" office:string-value="siano" table:formula="of:=IF([.C26]&lt;50000;&quot;żołędzie&quot;;&quot;siano&quot;)" table:style-name="ce1">
            <text:p>siano</text:p>
          </table:table-cell>
          <table:table-cell office:value-type="string" office:string-value="żołędzie" table:formula="of:=IF([.B26]=&quot;piątek&quot;;&quot;siano&quot;;IF([.B26]=&quot;wtorek&quot;;&quot;żołędzie&quot;;&quot;brak dostawy&quot;))" table:style-name="ce1">
            <text:p>żołędzie</text:p>
          </table:table-cell>
          <table:table-cell office:value-type="float" office:value="3" table:formula="of:=IF([.F25]=&quot;siano&quot;;[.G25]+1;[.G25])" table:style-name="ce1">
            <text:p>3</text:p>
          </table:table-cell>
          <table:table-cell office:value-type="float" office:value="3" table:formula="of:=IF([.F25]=&quot;żołędzie&quot;;[.H25]+1;[.H25])" table:style-name="ce1">
            <text:p>3</text:p>
          </table:table-cell>
          <table:table-cell office:value-type="float" office:value="0" table:formula="of:=IF([.E26]=&quot;żołędzie&quot;;[.I25]+1;[.I25])" table:style-name="ce1">
            <text:p>0</text:p>
          </table:table-cell>
          <table:table-cell office:value-type="float" office:value="25" table:formula="of:=IF([.E26]=&quot;siano&quot;;[.J25]+1;[.J25])" table:style-name="ce1">
            <text:p>25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26T00:00:00" table:style-name="ce3">
            <text:p>26.12.2012</text:p>
          </table:table-cell>
          <table:table-cell office:value-type="string" office:string-value="środa" table:formula="of:=TEXT([.A27];&quot;dddd&quot;)" table:style-name="ce2">
            <text:p>środa</text:p>
          </table:table-cell>
          <table:table-cell office:value-type="float" office:value="55000" table:formula="of:=IF(AND([.C26]&gt;50000;[.B26]=&quot;piątek&quot;);[.C26]-([.$K$23]*40)+15000;IF(AND([.C26]&lt;50000;[.B26]=&quot;piątek&quot;);[.C26]+15000;IF([.C26]&gt;50000;[.C26]-([.$K$23]*40);[.C26])))" table:style-name="ce1">
            <text:p>55000</text:p>
          </table:table-cell>
          <table:table-cell office:value-type="float" office:value="21000" table:formula="of:=IF(AND([.C27]&gt;50000;[.B26]=&quot;wtorek&quot;);[.D26]+4000;IF(AND([.C27]&lt;50000;[.B26]=&quot;wtorek&quot;);[.D26]-([.$K$23]*20)+4000;IF([.C27]&gt;50000;[.D26];[.D26]-([.$K$23]*20))))" table:style-name="ce1">
            <text:p>21000</text:p>
          </table:table-cell>
          <table:table-cell office:value-type="string" office:string-value="siano" table:formula="of:=IF([.C27]&lt;50000;&quot;żołędzie&quot;;&quot;siano&quot;)" table:style-name="ce1">
            <text:p>siano</text:p>
          </table:table-cell>
          <table:table-cell office:value-type="string" office:string-value="brak dostawy" table:formula="of:=IF([.B27]=&quot;piątek&quot;;&quot;siano&quot;;IF([.B27]=&quot;wtorek&quot;;&quot;żołędzie&quot;;&quot;brak dostawy&quot;))" table:style-name="ce1">
            <text:p>brak dostawy</text:p>
          </table:table-cell>
          <table:table-cell office:value-type="float" office:value="3" table:formula="of:=IF([.F26]=&quot;siano&quot;;[.G26]+1;[.G26])" table:style-name="ce1">
            <text:p>3</text:p>
          </table:table-cell>
          <table:table-cell office:value-type="float" office:value="4" table:formula="of:=IF([.F26]=&quot;żołędzie&quot;;[.H26]+1;[.H26])" table:style-name="ce1">
            <text:p>4</text:p>
          </table:table-cell>
          <table:table-cell office:value-type="float" office:value="0" table:formula="of:=IF([.E27]=&quot;żołędzie&quot;;[.I26]+1;[.I26])" table:style-name="ce1">
            <text:p>0</text:p>
          </table:table-cell>
          <table:table-cell office:value-type="float" office:value="26" table:formula="of:=IF([.E27]=&quot;siano&quot;;[.J26]+1;[.J26])" table:style-name="ce1">
            <text:p>26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27T00:00:00" table:style-name="ce3">
            <text:p>27.12.2012</text:p>
          </table:table-cell>
          <table:table-cell office:value-type="string" office:string-value="czwartek" table:formula="of:=TEXT([.A28];&quot;dddd&quot;)" table:style-name="ce2">
            <text:p>czwartek</text:p>
          </table:table-cell>
          <table:table-cell office:value-type="float" office:value="51400" table:formula="of:=IF(AND([.C27]&gt;50000;[.B27]=&quot;piątek&quot;);[.C27]-([.$K$23]*40)+15000;IF(AND([.C27]&lt;50000;[.B27]=&quot;piątek&quot;);[.C27]+15000;IF([.C27]&gt;50000;[.C27]-([.$K$23]*40);[.C27])))" table:style-name="ce1">
            <text:p>51400</text:p>
          </table:table-cell>
          <table:table-cell office:value-type="float" office:value="21000" table:formula="of:=IF(AND([.C28]&gt;50000;[.B27]=&quot;wtorek&quot;);[.D27]+4000;IF(AND([.C28]&lt;50000;[.B27]=&quot;wtorek&quot;);[.D27]-([.$K$23]*20)+4000;IF([.C28]&gt;50000;[.D27];[.D27]-([.$K$23]*20))))" table:style-name="ce1">
            <text:p>21000</text:p>
          </table:table-cell>
          <table:table-cell office:value-type="string" office:string-value="siano" table:formula="of:=IF([.C28]&lt;50000;&quot;żołędzie&quot;;&quot;siano&quot;)" table:style-name="ce1">
            <text:p>siano</text:p>
          </table:table-cell>
          <table:table-cell office:value-type="string" office:string-value="brak dostawy" table:formula="of:=IF([.B28]=&quot;piątek&quot;;&quot;siano&quot;;IF([.B28]=&quot;wtorek&quot;;&quot;żołędzie&quot;;&quot;brak dostawy&quot;))" table:style-name="ce1">
            <text:p>brak dostawy</text:p>
          </table:table-cell>
          <table:table-cell office:value-type="float" office:value="3" table:formula="of:=IF([.F27]=&quot;siano&quot;;[.G27]+1;[.G27])" table:style-name="ce1">
            <text:p>3</text:p>
          </table:table-cell>
          <table:table-cell office:value-type="float" office:value="4" table:formula="of:=IF([.F27]=&quot;żołędzie&quot;;[.H27]+1;[.H27])" table:style-name="ce1">
            <text:p>4</text:p>
          </table:table-cell>
          <table:table-cell office:value-type="float" office:value="0" table:formula="of:=IF([.E28]=&quot;żołędzie&quot;;[.I27]+1;[.I27])" table:style-name="ce1">
            <text:p>0</text:p>
          </table:table-cell>
          <table:table-cell office:value-type="float" office:value="27" table:formula="of:=IF([.E28]=&quot;siano&quot;;[.J27]+1;[.J27])" table:style-name="ce1">
            <text:p>27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28T00:00:00" table:style-name="ce4">
            <text:p>28.12.2012</text:p>
          </table:table-cell>
          <table:table-cell office:value-type="string" office:string-value="piątek" table:formula="of:=TEXT([.A29];&quot;dddd&quot;)" table:style-name="ce1">
            <text:p>piątek</text:p>
          </table:table-cell>
          <table:table-cell office:value-type="float" office:value="47800" table:formula="of:=IF(AND([.C28]&gt;50000;[.B28]=&quot;piątek&quot;);[.C28]-([.$K$23]*40)+15000;IF(AND([.C28]&lt;50000;[.B28]=&quot;piątek&quot;);[.C28]+15000;IF([.C28]&gt;50000;[.C28]-([.$K$23]*40);[.C28])))" table:style-name="ce1">
            <text:p>47800</text:p>
          </table:table-cell>
          <table:table-cell office:value-type="float" office:value="19200" table:formula="of:=IF(AND([.C29]&gt;50000;[.B28]=&quot;wtorek&quot;);[.D28]+4000;IF(AND([.C29]&lt;50000;[.B28]=&quot;wtorek&quot;);[.D28]-([.$K$23]*20)+4000;IF([.C29]&gt;50000;[.D28];[.D28]-([.$K$23]*20))))" table:style-name="ce1">
            <text:p>19200</text:p>
          </table:table-cell>
          <table:table-cell office:value-type="string" office:string-value="żołędzie" table:formula="of:=IF([.C29]&lt;50000;&quot;żołędzie&quot;;&quot;siano&quot;)" table:style-name="ce1">
            <text:p>żołędzie</text:p>
          </table:table-cell>
          <table:table-cell office:value-type="string" office:string-value="siano" table:formula="of:=IF([.B29]=&quot;piątek&quot;;&quot;siano&quot;;IF([.B29]=&quot;wtorek&quot;;&quot;żołędzie&quot;;&quot;brak dostawy&quot;))" table:style-name="ce1">
            <text:p>siano</text:p>
          </table:table-cell>
          <table:table-cell office:value-type="float" office:value="3" table:formula="of:=IF([.F28]=&quot;siano&quot;;[.G28]+1;[.G28])" table:style-name="ce1">
            <text:p>3</text:p>
          </table:table-cell>
          <table:table-cell office:value-type="float" office:value="4" table:formula="of:=IF([.F28]=&quot;żołędzie&quot;;[.H28]+1;[.H28])" table:style-name="ce1">
            <text:p>4</text:p>
          </table:table-cell>
          <table:table-cell office:value-type="float" office:value="1" table:formula="of:=IF([.E29]=&quot;żołędzie&quot;;[.I28]+1;[.I28])" table:style-name="ce1">
            <text:p>1</text:p>
          </table:table-cell>
          <table:table-cell office:value-type="float" office:value="27" table:formula="of:=IF([.E29]=&quot;siano&quot;;[.J28]+1;[.J28])" table:style-name="ce1">
            <text:p>27</text:p>
          </table:table-cell>
          <table:table-cell office:value-type="string" table:style-name="ce1">
            <text:p>b)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2-12-29T00:00:00" table:style-name="ce3">
            <text:p>29.12.2012</text:p>
          </table:table-cell>
          <table:table-cell office:value-type="string" office:string-value="sobota" table:formula="of:=TEXT([.A30];&quot;dddd&quot;)" table:style-name="ce2">
            <text:p>sobota</text:p>
          </table:table-cell>
          <table:table-cell office:value-type="float" office:value="62800" table:formula="of:=IF(AND([.C29]&gt;50000;[.B29]=&quot;piątek&quot;);[.C29]-([.$K$23]*40)+15000;IF(AND([.C29]&lt;50000;[.B29]=&quot;piątek&quot;);[.C29]+15000;IF([.C29]&gt;50000;[.C29]-([.$K$23]*40);[.C29])))" table:style-name="ce1">
            <text:p>62800</text:p>
          </table:table-cell>
          <table:table-cell office:value-type="float" office:value="19200" table:formula="of:=IF(AND([.C30]&gt;50000;[.B29]=&quot;wtorek&quot;);[.D29]+4000;IF(AND([.C30]&lt;50000;[.B29]=&quot;wtorek&quot;);[.D29]-([.$K$23]*20)+4000;IF([.C30]&gt;50000;[.D29];[.D29]-([.$K$23]*20))))" table:style-name="ce1">
            <text:p>19200</text:p>
          </table:table-cell>
          <table:table-cell office:value-type="string" office:string-value="siano" table:formula="of:=IF([.C30]&lt;50000;&quot;żołędzie&quot;;&quot;siano&quot;)" table:style-name="ce1">
            <text:p>siano</text:p>
          </table:table-cell>
          <table:table-cell office:value-type="string" office:string-value="brak dostawy" table:formula="of:=IF([.B30]=&quot;piątek&quot;;&quot;siano&quot;;IF([.B30]=&quot;wtorek&quot;;&quot;żołędzie&quot;;&quot;brak dostawy&quot;))" table:style-name="ce1">
            <text:p>brak dostawy</text:p>
          </table:table-cell>
          <table:table-cell office:value-type="float" office:value="4" table:formula="of:=IF([.F29]=&quot;siano&quot;;[.G29]+1;[.G29])" table:style-name="ce1">
            <text:p>4</text:p>
          </table:table-cell>
          <table:table-cell office:value-type="float" office:value="4" table:formula="of:=IF([.F29]=&quot;żołędzie&quot;;[.H29]+1;[.H29])" table:style-name="ce1">
            <text:p>4</text:p>
          </table:table-cell>
          <table:table-cell office:value-type="float" office:value="1" table:formula="of:=IF([.E30]=&quot;żołędzie&quot;;[.I29]+1;[.I29])" table:style-name="ce1">
            <text:p>1</text:p>
          </table:table-cell>
          <table:table-cell office:value-type="float" office:value="28" table:formula="of:=IF([.E30]=&quot;siano&quot;;[.J29]+1;[.J29])" table:style-name="ce1">
            <text:p>28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30T00:00:00" table:style-name="ce3">
            <text:p>30.12.2012</text:p>
          </table:table-cell>
          <table:table-cell office:value-type="string" office:string-value="niedziela" table:formula="of:=TEXT([.A31];&quot;dddd&quot;)" table:style-name="ce2">
            <text:p>niedziela</text:p>
          </table:table-cell>
          <table:table-cell office:value-type="float" office:value="59200" table:formula="of:=IF(AND([.C30]&gt;50000;[.B30]=&quot;piątek&quot;);[.C30]-([.$K$23]*40)+15000;IF(AND([.C30]&lt;50000;[.B30]=&quot;piątek&quot;);[.C30]+15000;IF([.C30]&gt;50000;[.C30]-([.$K$23]*40);[.C30])))" table:style-name="ce1">
            <text:p>59200</text:p>
          </table:table-cell>
          <table:table-cell office:value-type="float" office:value="19200" table:formula="of:=IF(AND([.C31]&gt;50000;[.B30]=&quot;wtorek&quot;);[.D30]+4000;IF(AND([.C31]&lt;50000;[.B30]=&quot;wtorek&quot;);[.D30]-([.$K$23]*20)+4000;IF([.C31]&gt;50000;[.D30];[.D30]-([.$K$23]*20))))" table:style-name="ce1">
            <text:p>19200</text:p>
          </table:table-cell>
          <table:table-cell office:value-type="string" office:string-value="siano" table:formula="of:=IF([.C31]&lt;50000;&quot;żołędzie&quot;;&quot;siano&quot;)" table:style-name="ce1">
            <text:p>siano</text:p>
          </table:table-cell>
          <table:table-cell office:value-type="string" office:string-value="brak dostawy" table:formula="of:=IF([.B31]=&quot;piątek&quot;;&quot;siano&quot;;IF([.B31]=&quot;wtorek&quot;;&quot;żołędzie&quot;;&quot;brak dostawy&quot;))" table:style-name="ce1">
            <text:p>brak dostawy</text:p>
          </table:table-cell>
          <table:table-cell office:value-type="float" office:value="4" table:formula="of:=IF([.F30]=&quot;siano&quot;;[.G30]+1;[.G30])" table:style-name="ce1">
            <text:p>4</text:p>
          </table:table-cell>
          <table:table-cell office:value-type="float" office:value="4" table:formula="of:=IF([.F30]=&quot;żołędzie&quot;;[.H30]+1;[.H30])" table:style-name="ce1">
            <text:p>4</text:p>
          </table:table-cell>
          <table:table-cell office:value-type="float" office:value="1" table:formula="of:=IF([.E31]=&quot;żołędzie&quot;;[.I30]+1;[.I30])" table:style-name="ce1">
            <text:p>1</text:p>
          </table:table-cell>
          <table:table-cell office:value-type="float" office:value="29" table:formula="of:=IF([.E31]=&quot;siano&quot;;[.J30]+1;[.J30])" table:style-name="ce1">
            <text:p>29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31T00:00:00" table:style-name="ce3">
            <text:p>31.12.2012</text:p>
          </table:table-cell>
          <table:table-cell office:value-type="string" office:string-value="poniedziałek" table:formula="of:=TEXT([.A32];&quot;dddd&quot;)" table:style-name="ce2">
            <text:p>poniedziałek</text:p>
          </table:table-cell>
          <table:table-cell office:value-type="float" office:value="55600" table:formula="of:=IF(AND([.C31]&gt;50000;[.B31]=&quot;piątek&quot;);[.C31]-([.$K$23]*40)+15000;IF(AND([.C31]&lt;50000;[.B31]=&quot;piątek&quot;);[.C31]+15000;IF([.C31]&gt;50000;[.C31]-([.$K$23]*40);[.C31])))" table:style-name="ce1">
            <text:p>55600</text:p>
          </table:table-cell>
          <table:table-cell office:value-type="float" office:value="19200" table:formula="of:=IF(AND([.C32]&gt;50000;[.B31]=&quot;wtorek&quot;);[.D31]+4000;IF(AND([.C32]&lt;50000;[.B31]=&quot;wtorek&quot;);[.D31]-([.$K$23]*20)+4000;IF([.C32]&gt;50000;[.D31];[.D31]-([.$K$23]*20))))" table:style-name="ce1">
            <text:p>19200</text:p>
          </table:table-cell>
          <table:table-cell office:value-type="string" office:string-value="siano" table:formula="of:=IF([.C32]&lt;50000;&quot;żołędzie&quot;;&quot;siano&quot;)" table:style-name="ce1">
            <text:p>siano</text:p>
          </table:table-cell>
          <table:table-cell office:value-type="string" office:string-value="brak dostawy" table:formula="of:=IF([.B32]=&quot;piątek&quot;;&quot;siano&quot;;IF([.B32]=&quot;wtorek&quot;;&quot;żołędzie&quot;;&quot;brak dostawy&quot;))" table:style-name="ce1">
            <text:p>brak dostawy</text:p>
          </table:table-cell>
          <table:table-cell office:value-type="float" office:value="4" table:formula="of:=IF([.F31]=&quot;siano&quot;;[.G31]+1;[.G31])" table:style-name="ce1">
            <text:p>4</text:p>
          </table:table-cell>
          <table:table-cell office:value-type="float" office:value="4" table:formula="of:=IF([.F31]=&quot;żołędzie&quot;;[.H31]+1;[.H31])" table:style-name="ce1">
            <text:p>4</text:p>
          </table:table-cell>
          <table:table-cell office:value-type="float" office:value="1" table:formula="of:=IF([.E32]=&quot;żołędzie&quot;;[.I31]+1;[.I31])" table:style-name="ce1">
            <text:p>1</text:p>
          </table:table-cell>
          <table:table-cell office:value-type="float" office:value="30" table:formula="of:=IF([.E32]=&quot;siano&quot;;[.J31]+1;[.J31])" table:style-name="ce1">
            <text:p>3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3-01-01T00:00:00" table:style-name="ce3">
            <text:p>01.01.2013</text:p>
          </table:table-cell>
          <table:table-cell office:value-type="string" office:string-value="wtorek" table:formula="of:=TEXT([.A33];&quot;dddd&quot;)" table:style-name="ce2">
            <text:p>wtorek</text:p>
          </table:table-cell>
          <table:table-cell office:value-type="float" office:value="52000" table:formula="of:=IF(AND([.C32]&gt;50000;[.B32]=&quot;piątek&quot;);[.C32]-([.$K$23]*40)+15000;IF(AND([.C32]&lt;50000;[.B32]=&quot;piątek&quot;);[.C32]+15000;IF([.C32]&gt;50000;[.C32]-([.$K$23]*40);[.C32])))" table:style-name="ce1">
            <text:p>52000</text:p>
          </table:table-cell>
          <table:table-cell office:value-type="float" office:value="19200" table:formula="of:=IF(AND([.C33]&gt;50000;[.B32]=&quot;wtorek&quot;);[.D32]+4000;IF(AND([.C33]&lt;50000;[.B32]=&quot;wtorek&quot;);[.D32]-([.$K$23]*20)+4000;IF([.C33]&gt;50000;[.D32];[.D32]-([.$K$23]*20))))" table:style-name="ce1">
            <text:p>19200</text:p>
          </table:table-cell>
          <table:table-cell office:value-type="string" office:string-value="siano" table:formula="of:=IF([.C33]&lt;50000;&quot;żołędzie&quot;;&quot;siano&quot;)" table:style-name="ce1">
            <text:p>siano</text:p>
          </table:table-cell>
          <table:table-cell office:value-type="string" office:string-value="żołędzie" table:formula="of:=IF([.B33]=&quot;piątek&quot;;&quot;siano&quot;;IF([.B33]=&quot;wtorek&quot;;&quot;żołędzie&quot;;&quot;brak dostawy&quot;))" table:style-name="ce1">
            <text:p>żołędzie</text:p>
          </table:table-cell>
          <table:table-cell office:value-type="float" office:value="4" table:formula="of:=IF([.F32]=&quot;siano&quot;;[.G32]+1;[.G32])" table:style-name="ce1">
            <text:p>4</text:p>
          </table:table-cell>
          <table:table-cell office:value-type="float" office:value="4" table:formula="of:=IF([.F32]=&quot;żołędzie&quot;;[.H32]+1;[.H32])" table:style-name="ce1">
            <text:p>4</text:p>
          </table:table-cell>
          <table:table-cell office:value-type="float" office:value="1" table:formula="of:=IF([.E33]=&quot;żołędzie&quot;;[.I32]+1;[.I32])" table:style-name="ce1">
            <text:p>1</text:p>
          </table:table-cell>
          <table:table-cell office:value-type="float" office:value="31" table:formula="of:=IF([.E33]=&quot;siano&quot;;[.J32]+1;[.J32])" table:style-name="ce1">
            <text:p>31</text:p>
          </table:table-cell>
          <table:table-cell table:number-columns-repeated="16374"/>
        </table:table-row>
        <table:table-row table:style-name="ro1">
          <table:table-cell office:value-type="date" office:date-value="2013-01-02T00:00:00" table:style-name="ce3">
            <text:p>02.01.2013</text:p>
          </table:table-cell>
          <table:table-cell office:value-type="string" office:string-value="środa" table:formula="of:=TEXT([.A34];&quot;dddd&quot;)" table:style-name="ce2">
            <text:p>środa</text:p>
          </table:table-cell>
          <table:table-cell office:value-type="float" office:value="48400" table:formula="of:=IF(AND([.C33]&gt;50000;[.B33]=&quot;piątek&quot;);[.C33]-([.$K$23]*40)+15000;IF(AND([.C33]&lt;50000;[.B33]=&quot;piątek&quot;);[.C33]+15000;IF([.C33]&gt;50000;[.C33]-([.$K$23]*40);[.C33])))" table:style-name="ce1">
            <text:p>48400</text:p>
          </table:table-cell>
          <table:table-cell office:value-type="float" office:value="21400" table:formula="of:=IF(AND([.C34]&gt;50000;[.B33]=&quot;wtorek&quot;);[.D33]+4000;IF(AND([.C34]&lt;50000;[.B33]=&quot;wtorek&quot;);[.D33]-([.$K$23]*20)+4000;IF([.C34]&gt;50000;[.D33];[.D33]-([.$K$23]*20))))" table:style-name="ce1">
            <text:p>21400</text:p>
          </table:table-cell>
          <table:table-cell office:value-type="string" office:string-value="żołędzie" table:formula="of:=IF([.C34]&lt;50000;&quot;żołędzie&quot;;&quot;siano&quot;)" table:style-name="ce1">
            <text:p>żołędzie</text:p>
          </table:table-cell>
          <table:table-cell office:value-type="string" office:string-value="brak dostawy" table:formula="of:=IF([.B34]=&quot;piątek&quot;;&quot;siano&quot;;IF([.B34]=&quot;wtorek&quot;;&quot;żołędzie&quot;;&quot;brak dostawy&quot;))" table:style-name="ce1">
            <text:p>brak dostawy</text:p>
          </table:table-cell>
          <table:table-cell office:value-type="float" office:value="4" table:formula="of:=IF([.F33]=&quot;siano&quot;;[.G33]+1;[.G33])" table:style-name="ce1">
            <text:p>4</text:p>
          </table:table-cell>
          <table:table-cell office:value-type="float" office:value="5" table:formula="of:=IF([.F33]=&quot;żołędzie&quot;;[.H33]+1;[.H33])" table:style-name="ce1">
            <text:p>5</text:p>
          </table:table-cell>
          <table:table-cell office:value-type="float" office:value="2" table:formula="of:=IF([.E34]=&quot;żołędzie&quot;;[.I33]+1;[.I33])" table:style-name="ce1">
            <text:p>2</text:p>
          </table:table-cell>
          <table:table-cell office:value-type="float" office:value="31" table:formula="of:=IF([.E34]=&quot;siano&quot;;[.J33]+1;[.J33])" table:style-name="ce1">
            <text:p>31</text:p>
          </table:table-cell>
          <table:table-cell table:number-columns-repeated="16374"/>
        </table:table-row>
        <table:table-row table:style-name="ro1">
          <table:table-cell office:value-type="date" office:date-value="2013-01-03T00:00:00" table:style-name="ce3">
            <text:p>03.01.2013</text:p>
          </table:table-cell>
          <table:table-cell office:value-type="string" office:string-value="czwartek" table:formula="of:=TEXT([.A35];&quot;dddd&quot;)" table:style-name="ce2">
            <text:p>czwartek</text:p>
          </table:table-cell>
          <table:table-cell office:value-type="float" office:value="48400" table:formula="of:=IF(AND([.C34]&gt;50000;[.B34]=&quot;piątek&quot;);[.C34]-([.$K$23]*40)+15000;IF(AND([.C34]&lt;50000;[.B34]=&quot;piątek&quot;);[.C34]+15000;IF([.C34]&gt;50000;[.C34]-([.$K$23]*40);[.C34])))" table:style-name="ce1">
            <text:p>48400</text:p>
          </table:table-cell>
          <table:table-cell office:value-type="float" office:value="19600" table:formula="of:=IF(AND([.C35]&gt;50000;[.B34]=&quot;wtorek&quot;);[.D34]+4000;IF(AND([.C35]&lt;50000;[.B34]=&quot;wtorek&quot;);[.D34]-([.$K$23]*20)+4000;IF([.C35]&gt;50000;[.D34];[.D34]-([.$K$23]*20))))" table:style-name="ce1">
            <text:p>19600</text:p>
          </table:table-cell>
          <table:table-cell office:value-type="string" office:string-value="żołędzie" table:formula="of:=IF([.C35]&lt;50000;&quot;żołędzie&quot;;&quot;siano&quot;)" table:style-name="ce1">
            <text:p>żołędzie</text:p>
          </table:table-cell>
          <table:table-cell office:value-type="string" office:string-value="brak dostawy" table:formula="of:=IF([.B35]=&quot;piątek&quot;;&quot;siano&quot;;IF([.B35]=&quot;wtorek&quot;;&quot;żołędzie&quot;;&quot;brak dostawy&quot;))" table:style-name="ce1">
            <text:p>brak dostawy</text:p>
          </table:table-cell>
          <table:table-cell office:value-type="float" office:value="4" table:formula="of:=IF([.F34]=&quot;siano&quot;;[.G34]+1;[.G34])" table:style-name="ce1">
            <text:p>4</text:p>
          </table:table-cell>
          <table:table-cell office:value-type="float" office:value="5" table:formula="of:=IF([.F34]=&quot;żołędzie&quot;;[.H34]+1;[.H34])" table:style-name="ce1">
            <text:p>5</text:p>
          </table:table-cell>
          <table:table-cell office:value-type="float" office:value="3" table:formula="of:=IF([.E35]=&quot;żołędzie&quot;;[.I34]+1;[.I34])" table:style-name="ce1">
            <text:p>3</text:p>
          </table:table-cell>
          <table:table-cell office:value-type="float" office:value="31" table:formula="of:=IF([.E35]=&quot;siano&quot;;[.J34]+1;[.J34])" table:style-name="ce1">
            <text:p>31</text:p>
          </table:table-cell>
          <table:table-cell table:number-columns-repeated="16374"/>
        </table:table-row>
        <table:table-row table:style-name="ro1">
          <table:table-cell office:value-type="date" office:date-value="2013-01-04T00:00:00" table:style-name="ce3">
            <text:p>04.01.2013</text:p>
          </table:table-cell>
          <table:table-cell office:value-type="string" office:string-value="piątek" table:formula="of:=TEXT([.A36];&quot;dddd&quot;)" table:style-name="ce2">
            <text:p>piątek</text:p>
          </table:table-cell>
          <table:table-cell office:value-type="float" office:value="48400" table:formula="of:=IF(AND([.C35]&gt;50000;[.B35]=&quot;piątek&quot;);[.C35]-([.$K$23]*40)+15000;IF(AND([.C35]&lt;50000;[.B35]=&quot;piątek&quot;);[.C35]+15000;IF([.C35]&gt;50000;[.C35]-([.$K$23]*40);[.C35])))" table:style-name="ce1">
            <text:p>48400</text:p>
          </table:table-cell>
          <table:table-cell office:value-type="float" office:value="17800" table:formula="of:=IF(AND([.C36]&gt;50000;[.B35]=&quot;wtorek&quot;);[.D35]+4000;IF(AND([.C36]&lt;50000;[.B35]=&quot;wtorek&quot;);[.D35]-([.$K$23]*20)+4000;IF([.C36]&gt;50000;[.D35];[.D35]-([.$K$23]*20))))" table:style-name="ce1">
            <text:p>17800</text:p>
          </table:table-cell>
          <table:table-cell office:value-type="string" office:string-value="żołędzie" table:formula="of:=IF([.C36]&lt;50000;&quot;żołędzie&quot;;&quot;siano&quot;)" table:style-name="ce1">
            <text:p>żołędzie</text:p>
          </table:table-cell>
          <table:table-cell office:value-type="string" office:string-value="siano" table:formula="of:=IF([.B36]=&quot;piątek&quot;;&quot;siano&quot;;IF([.B36]=&quot;wtorek&quot;;&quot;żołędzie&quot;;&quot;brak dostawy&quot;))" table:style-name="ce1">
            <text:p>siano</text:p>
          </table:table-cell>
          <table:table-cell office:value-type="float" office:value="4" table:formula="of:=IF([.F35]=&quot;siano&quot;;[.G35]+1;[.G35])" table:style-name="ce1">
            <text:p>4</text:p>
          </table:table-cell>
          <table:table-cell office:value-type="float" office:value="5" table:formula="of:=IF([.F35]=&quot;żołędzie&quot;;[.H35]+1;[.H35])" table:style-name="ce1">
            <text:p>5</text:p>
          </table:table-cell>
          <table:table-cell office:value-type="float" office:value="4" table:formula="of:=IF([.E36]=&quot;żołędzie&quot;;[.I35]+1;[.I35])" table:style-name="ce1">
            <text:p>4</text:p>
          </table:table-cell>
          <table:table-cell office:value-type="float" office:value="31" table:formula="of:=IF([.E36]=&quot;siano&quot;;[.J35]+1;[.J35])" table:style-name="ce1">
            <text:p>31</text:p>
          </table:table-cell>
          <table:table-cell table:number-columns-repeated="16374"/>
        </table:table-row>
        <table:table-row table:style-name="ro1">
          <table:table-cell office:value-type="date" office:date-value="2013-01-05T00:00:00" table:style-name="ce3">
            <text:p>05.01.2013</text:p>
          </table:table-cell>
          <table:table-cell office:value-type="string" office:string-value="sobota" table:formula="of:=TEXT([.A37];&quot;dddd&quot;)" table:style-name="ce2">
            <text:p>sobota</text:p>
          </table:table-cell>
          <table:table-cell office:value-type="float" office:value="63400" table:formula="of:=IF(AND([.C36]&gt;50000;[.B36]=&quot;piątek&quot;);[.C36]-([.$K$23]*40)+15000;IF(AND([.C36]&lt;50000;[.B36]=&quot;piątek&quot;);[.C36]+15000;IF([.C36]&gt;50000;[.C36]-([.$K$23]*40);[.C36])))" table:style-name="ce1">
            <text:p>63400</text:p>
          </table:table-cell>
          <table:table-cell office:value-type="float" office:value="17800" table:formula="of:=IF(AND([.C37]&gt;50000;[.B36]=&quot;wtorek&quot;);[.D36]+4000;IF(AND([.C37]&lt;50000;[.B36]=&quot;wtorek&quot;);[.D36]-([.$K$23]*20)+4000;IF([.C37]&gt;50000;[.D36];[.D36]-([.$K$23]*20))))" table:style-name="ce1">
            <text:p>17800</text:p>
          </table:table-cell>
          <table:table-cell office:value-type="string" office:string-value="siano" table:formula="of:=IF([.C37]&lt;50000;&quot;żołędzie&quot;;&quot;siano&quot;)" table:style-name="ce1">
            <text:p>siano</text:p>
          </table:table-cell>
          <table:table-cell office:value-type="string" office:string-value="brak dostawy" table:formula="of:=IF([.B37]=&quot;piątek&quot;;&quot;siano&quot;;IF([.B37]=&quot;wtorek&quot;;&quot;żołędzie&quot;;&quot;brak dostawy&quot;))" table:style-name="ce1">
            <text:p>brak dostawy</text:p>
          </table:table-cell>
          <table:table-cell office:value-type="float" office:value="5" table:formula="of:=IF([.F36]=&quot;siano&quot;;[.G36]+1;[.G36])" table:style-name="ce1">
            <text:p>5</text:p>
          </table:table-cell>
          <table:table-cell office:value-type="float" office:value="5" table:formula="of:=IF([.F36]=&quot;żołędzie&quot;;[.H36]+1;[.H36])" table:style-name="ce1">
            <text:p>5</text:p>
          </table:table-cell>
          <table:table-cell office:value-type="float" office:value="4" table:formula="of:=IF([.E37]=&quot;żołędzie&quot;;[.I36]+1;[.I36])" table:style-name="ce1">
            <text:p>4</text:p>
          </table:table-cell>
          <table:table-cell office:value-type="float" office:value="32" table:formula="of:=IF([.E37]=&quot;siano&quot;;[.J36]+1;[.J36])" table:style-name="ce1">
            <text:p>32</text:p>
          </table:table-cell>
          <table:table-cell table:number-columns-repeated="16374"/>
        </table:table-row>
        <table:table-row table:style-name="ro1">
          <table:table-cell office:value-type="date" office:date-value="2013-01-06T00:00:00" table:style-name="ce3">
            <text:p>06.01.2013</text:p>
          </table:table-cell>
          <table:table-cell office:value-type="string" office:string-value="niedziela" table:formula="of:=TEXT([.A38];&quot;dddd&quot;)" table:style-name="ce2">
            <text:p>niedziela</text:p>
          </table:table-cell>
          <table:table-cell office:value-type="float" office:value="59800" table:formula="of:=IF(AND([.C37]&gt;50000;[.B37]=&quot;piątek&quot;);[.C37]-([.$K$23]*40)+15000;IF(AND([.C37]&lt;50000;[.B37]=&quot;piątek&quot;);[.C37]+15000;IF([.C37]&gt;50000;[.C37]-([.$K$23]*40);[.C37])))" table:style-name="ce1">
            <text:p>59800</text:p>
          </table:table-cell>
          <table:table-cell office:value-type="float" office:value="17800" table:formula="of:=IF(AND([.C38]&gt;50000;[.B37]=&quot;wtorek&quot;);[.D37]+4000;IF(AND([.C38]&lt;50000;[.B37]=&quot;wtorek&quot;);[.D37]-([.$K$23]*20)+4000;IF([.C38]&gt;50000;[.D37];[.D37]-([.$K$23]*20))))" table:style-name="ce1">
            <text:p>17800</text:p>
          </table:table-cell>
          <table:table-cell office:value-type="string" office:string-value="siano" table:formula="of:=IF([.C38]&lt;50000;&quot;żołędzie&quot;;&quot;siano&quot;)" table:style-name="ce1">
            <text:p>siano</text:p>
          </table:table-cell>
          <table:table-cell office:value-type="string" office:string-value="brak dostawy" table:formula="of:=IF([.B38]=&quot;piątek&quot;;&quot;siano&quot;;IF([.B38]=&quot;wtorek&quot;;&quot;żołędzie&quot;;&quot;brak dostawy&quot;))" table:style-name="ce1">
            <text:p>brak dostawy</text:p>
          </table:table-cell>
          <table:table-cell office:value-type="float" office:value="5" table:formula="of:=IF([.F37]=&quot;siano&quot;;[.G37]+1;[.G37])" table:style-name="ce1">
            <text:p>5</text:p>
          </table:table-cell>
          <table:table-cell office:value-type="float" office:value="5" table:formula="of:=IF([.F37]=&quot;żołędzie&quot;;[.H37]+1;[.H37])" table:style-name="ce1">
            <text:p>5</text:p>
          </table:table-cell>
          <table:table-cell office:value-type="float" office:value="4" table:formula="of:=IF([.E38]=&quot;żołędzie&quot;;[.I37]+1;[.I37])" table:style-name="ce1">
            <text:p>4</text:p>
          </table:table-cell>
          <table:table-cell office:value-type="float" office:value="33" table:formula="of:=IF([.E38]=&quot;siano&quot;;[.J37]+1;[.J37])" table:style-name="ce1">
            <text:p>33</text:p>
          </table:table-cell>
          <table:table-cell table:number-columns-repeated="16374"/>
        </table:table-row>
        <table:table-row table:style-name="ro1">
          <table:table-cell office:value-type="date" office:date-value="2013-01-07T00:00:00" table:style-name="ce3">
            <text:p>07.01.2013</text:p>
          </table:table-cell>
          <table:table-cell office:value-type="string" office:string-value="poniedziałek" table:formula="of:=TEXT([.A39];&quot;dddd&quot;)" table:style-name="ce2">
            <text:p>poniedziałek</text:p>
          </table:table-cell>
          <table:table-cell office:value-type="float" office:value="56200" table:formula="of:=IF(AND([.C38]&gt;50000;[.B38]=&quot;piątek&quot;);[.C38]-([.$K$23]*40)+15000;IF(AND([.C38]&lt;50000;[.B38]=&quot;piątek&quot;);[.C38]+15000;IF([.C38]&gt;50000;[.C38]-([.$K$23]*40);[.C38])))" table:style-name="ce1">
            <text:p>56200</text:p>
          </table:table-cell>
          <table:table-cell office:value-type="float" office:value="17800" table:formula="of:=IF(AND([.C39]&gt;50000;[.B38]=&quot;wtorek&quot;);[.D38]+4000;IF(AND([.C39]&lt;50000;[.B38]=&quot;wtorek&quot;);[.D38]-([.$K$23]*20)+4000;IF([.C39]&gt;50000;[.D38];[.D38]-([.$K$23]*20))))" table:style-name="ce1">
            <text:p>17800</text:p>
          </table:table-cell>
          <table:table-cell office:value-type="string" office:string-value="siano" table:formula="of:=IF([.C39]&lt;50000;&quot;żołędzie&quot;;&quot;siano&quot;)" table:style-name="ce1">
            <text:p>siano</text:p>
          </table:table-cell>
          <table:table-cell office:value-type="string" office:string-value="brak dostawy" table:formula="of:=IF([.B39]=&quot;piątek&quot;;&quot;siano&quot;;IF([.B39]=&quot;wtorek&quot;;&quot;żołędzie&quot;;&quot;brak dostawy&quot;))" table:style-name="ce1">
            <text:p>brak dostawy</text:p>
          </table:table-cell>
          <table:table-cell office:value-type="float" office:value="5" table:formula="of:=IF([.F38]=&quot;siano&quot;;[.G38]+1;[.G38])" table:style-name="ce1">
            <text:p>5</text:p>
          </table:table-cell>
          <table:table-cell office:value-type="float" office:value="5" table:formula="of:=IF([.F38]=&quot;żołędzie&quot;;[.H38]+1;[.H38])" table:style-name="ce1">
            <text:p>5</text:p>
          </table:table-cell>
          <table:table-cell office:value-type="float" office:value="4" table:formula="of:=IF([.E39]=&quot;żołędzie&quot;;[.I38]+1;[.I38])" table:style-name="ce1">
            <text:p>4</text:p>
          </table:table-cell>
          <table:table-cell office:value-type="float" office:value="34" table:formula="of:=IF([.E39]=&quot;siano&quot;;[.J38]+1;[.J38])" table:style-name="ce1">
            <text:p>34</text:p>
          </table:table-cell>
          <table:table-cell table:number-columns-repeated="16374"/>
        </table:table-row>
        <table:table-row table:style-name="ro1">
          <table:table-cell office:value-type="date" office:date-value="2013-01-08T00:00:00" table:style-name="ce3">
            <text:p>08.01.2013</text:p>
          </table:table-cell>
          <table:table-cell office:value-type="string" office:string-value="wtorek" table:formula="of:=TEXT([.A40];&quot;dddd&quot;)" table:style-name="ce2">
            <text:p>wtorek</text:p>
          </table:table-cell>
          <table:table-cell office:value-type="float" office:value="52600" table:formula="of:=IF(AND([.C39]&gt;50000;[.B39]=&quot;piątek&quot;);[.C39]-([.$K$23]*40)+15000;IF(AND([.C39]&lt;50000;[.B39]=&quot;piątek&quot;);[.C39]+15000;IF([.C39]&gt;50000;[.C39]-([.$K$23]*40);[.C39])))" table:style-name="ce1">
            <text:p>52600</text:p>
          </table:table-cell>
          <table:table-cell office:value-type="float" office:value="17800" table:formula="of:=IF(AND([.C40]&gt;50000;[.B39]=&quot;wtorek&quot;);[.D39]+4000;IF(AND([.C40]&lt;50000;[.B39]=&quot;wtorek&quot;);[.D39]-([.$K$23]*20)+4000;IF([.C40]&gt;50000;[.D39];[.D39]-([.$K$23]*20))))" table:style-name="ce1">
            <text:p>17800</text:p>
          </table:table-cell>
          <table:table-cell office:value-type="string" office:string-value="siano" table:formula="of:=IF([.C40]&lt;50000;&quot;żołędzie&quot;;&quot;siano&quot;)" table:style-name="ce1">
            <text:p>siano</text:p>
          </table:table-cell>
          <table:table-cell office:value-type="string" office:string-value="żołędzie" table:formula="of:=IF([.B40]=&quot;piątek&quot;;&quot;siano&quot;;IF([.B40]=&quot;wtorek&quot;;&quot;żołędzie&quot;;&quot;brak dostawy&quot;))" table:style-name="ce1">
            <text:p>żołędzie</text:p>
          </table:table-cell>
          <table:table-cell office:value-type="float" office:value="5" table:formula="of:=IF([.F39]=&quot;siano&quot;;[.G39]+1;[.G39])" table:style-name="ce1">
            <text:p>5</text:p>
          </table:table-cell>
          <table:table-cell office:value-type="float" office:value="5" table:formula="of:=IF([.F39]=&quot;żołędzie&quot;;[.H39]+1;[.H39])" table:style-name="ce1">
            <text:p>5</text:p>
          </table:table-cell>
          <table:table-cell office:value-type="float" office:value="4" table:formula="of:=IF([.E40]=&quot;żołędzie&quot;;[.I39]+1;[.I39])" table:style-name="ce1">
            <text:p>4</text:p>
          </table:table-cell>
          <table:table-cell office:value-type="float" office:value="35" table:formula="of:=IF([.E40]=&quot;siano&quot;;[.J39]+1;[.J39])" table:style-name="ce1">
            <text:p>35</text:p>
          </table:table-cell>
          <table:table-cell table:number-columns-repeated="16374"/>
        </table:table-row>
        <table:table-row table:style-name="ro1">
          <table:table-cell office:value-type="date" office:date-value="2013-01-09T00:00:00" table:style-name="ce3">
            <text:p>09.01.2013</text:p>
          </table:table-cell>
          <table:table-cell office:value-type="string" office:string-value="środa" table:formula="of:=TEXT([.A41];&quot;dddd&quot;)" table:style-name="ce2">
            <text:p>środa</text:p>
          </table:table-cell>
          <table:table-cell office:value-type="float" office:value="49000" table:formula="of:=IF(AND([.C40]&gt;50000;[.B40]=&quot;piątek&quot;);[.C40]-([.$K$23]*40)+15000;IF(AND([.C40]&lt;50000;[.B40]=&quot;piątek&quot;);[.C40]+15000;IF([.C40]&gt;50000;[.C40]-([.$K$23]*40);[.C40])))" table:style-name="ce1">
            <text:p>49000</text:p>
          </table:table-cell>
          <table:table-cell office:value-type="float" office:value="20000" table:formula="of:=IF(AND([.C41]&gt;50000;[.B40]=&quot;wtorek&quot;);[.D40]+4000;IF(AND([.C41]&lt;50000;[.B40]=&quot;wtorek&quot;);[.D40]-([.$K$23]*20)+4000;IF([.C41]&gt;50000;[.D40];[.D40]-([.$K$23]*20))))" table:style-name="ce1">
            <text:p>20000</text:p>
          </table:table-cell>
          <table:table-cell office:value-type="string" office:string-value="żołędzie" table:formula="of:=IF([.C41]&lt;50000;&quot;żołędzie&quot;;&quot;siano&quot;)" table:style-name="ce1">
            <text:p>żołędzie</text:p>
          </table:table-cell>
          <table:table-cell office:value-type="string" office:string-value="brak dostawy" table:formula="of:=IF([.B41]=&quot;piątek&quot;;&quot;siano&quot;;IF([.B41]=&quot;wtorek&quot;;&quot;żołędzie&quot;;&quot;brak dostawy&quot;))" table:style-name="ce1">
            <text:p>brak dostawy</text:p>
          </table:table-cell>
          <table:table-cell office:value-type="float" office:value="5" table:formula="of:=IF([.F40]=&quot;siano&quot;;[.G40]+1;[.G40])" table:style-name="ce1">
            <text:p>5</text:p>
          </table:table-cell>
          <table:table-cell office:value-type="float" office:value="6" table:formula="of:=IF([.F40]=&quot;żołędzie&quot;;[.H40]+1;[.H40])" table:style-name="ce1">
            <text:p>6</text:p>
          </table:table-cell>
          <table:table-cell office:value-type="float" office:value="5" table:formula="of:=IF([.E41]=&quot;żołędzie&quot;;[.I40]+1;[.I40])" table:style-name="ce1">
            <text:p>5</text:p>
          </table:table-cell>
          <table:table-cell office:value-type="float" office:value="35" table:formula="of:=IF([.E41]=&quot;siano&quot;;[.J40]+1;[.J40])" table:style-name="ce1">
            <text:p>35</text:p>
          </table:table-cell>
          <table:table-cell table:number-columns-repeated="16374"/>
        </table:table-row>
        <table:table-row table:style-name="ro1">
          <table:table-cell office:value-type="date" office:date-value="2013-01-10T00:00:00" table:style-name="ce3">
            <text:p>10.01.2013</text:p>
          </table:table-cell>
          <table:table-cell office:value-type="string" office:string-value="czwartek" table:formula="of:=TEXT([.A42];&quot;dddd&quot;)" table:style-name="ce2">
            <text:p>czwartek</text:p>
          </table:table-cell>
          <table:table-cell office:value-type="float" office:value="49000" table:formula="of:=IF(AND([.C41]&gt;50000;[.B41]=&quot;piątek&quot;);[.C41]-([.$K$23]*40)+15000;IF(AND([.C41]&lt;50000;[.B41]=&quot;piątek&quot;);[.C41]+15000;IF([.C41]&gt;50000;[.C41]-([.$K$23]*40);[.C41])))" table:style-name="ce1">
            <text:p>49000</text:p>
          </table:table-cell>
          <table:table-cell office:value-type="float" office:value="18200" table:formula="of:=IF(AND([.C42]&gt;50000;[.B41]=&quot;wtorek&quot;);[.D41]+4000;IF(AND([.C42]&lt;50000;[.B41]=&quot;wtorek&quot;);[.D41]-([.$K$23]*20)+4000;IF([.C42]&gt;50000;[.D41];[.D41]-([.$K$23]*20))))" table:style-name="ce1">
            <text:p>18200</text:p>
          </table:table-cell>
          <table:table-cell office:value-type="string" office:string-value="żołędzie" table:formula="of:=IF([.C42]&lt;50000;&quot;żołędzie&quot;;&quot;siano&quot;)" table:style-name="ce1">
            <text:p>żołędzie</text:p>
          </table:table-cell>
          <table:table-cell office:value-type="string" office:string-value="brak dostawy" table:formula="of:=IF([.B42]=&quot;piątek&quot;;&quot;siano&quot;;IF([.B42]=&quot;wtorek&quot;;&quot;żołędzie&quot;;&quot;brak dostawy&quot;))" table:style-name="ce1">
            <text:p>brak dostawy</text:p>
          </table:table-cell>
          <table:table-cell office:value-type="float" office:value="5" table:formula="of:=IF([.F41]=&quot;siano&quot;;[.G41]+1;[.G41])" table:style-name="ce1">
            <text:p>5</text:p>
          </table:table-cell>
          <table:table-cell office:value-type="float" office:value="6" table:formula="of:=IF([.F41]=&quot;żołędzie&quot;;[.H41]+1;[.H41])" table:style-name="ce1">
            <text:p>6</text:p>
          </table:table-cell>
          <table:table-cell office:value-type="float" office:value="6" table:formula="of:=IF([.E42]=&quot;żołędzie&quot;;[.I41]+1;[.I41])" table:style-name="ce1">
            <text:p>6</text:p>
          </table:table-cell>
          <table:table-cell office:value-type="float" office:value="35" table:formula="of:=IF([.E42]=&quot;siano&quot;;[.J41]+1;[.J41])" table:style-name="ce1">
            <text:p>35</text:p>
          </table:table-cell>
          <table:table-cell table:number-columns-repeated="16374"/>
        </table:table-row>
        <table:table-row table:style-name="ro1">
          <table:table-cell office:value-type="date" office:date-value="2013-01-11T00:00:00" table:style-name="ce3">
            <text:p>11.01.2013</text:p>
          </table:table-cell>
          <table:table-cell office:value-type="string" office:string-value="piątek" table:formula="of:=TEXT([.A43];&quot;dddd&quot;)" table:style-name="ce2">
            <text:p>piątek</text:p>
          </table:table-cell>
          <table:table-cell office:value-type="float" office:value="49000" table:formula="of:=IF(AND([.C42]&gt;50000;[.B42]=&quot;piątek&quot;);[.C42]-([.$K$23]*40)+15000;IF(AND([.C42]&lt;50000;[.B42]=&quot;piątek&quot;);[.C42]+15000;IF([.C42]&gt;50000;[.C42]-([.$K$23]*40);[.C42])))" table:style-name="ce1">
            <text:p>49000</text:p>
          </table:table-cell>
          <table:table-cell office:value-type="float" office:value="16400" table:formula="of:=IF(AND([.C43]&gt;50000;[.B42]=&quot;wtorek&quot;);[.D42]+4000;IF(AND([.C43]&lt;50000;[.B42]=&quot;wtorek&quot;);[.D42]-([.$K$23]*20)+4000;IF([.C43]&gt;50000;[.D42];[.D42]-([.$K$23]*20))))" table:style-name="ce1">
            <text:p>16400</text:p>
          </table:table-cell>
          <table:table-cell office:value-type="string" office:string-value="żołędzie" table:formula="of:=IF([.C43]&lt;50000;&quot;żołędzie&quot;;&quot;siano&quot;)" table:style-name="ce1">
            <text:p>żołędzie</text:p>
          </table:table-cell>
          <table:table-cell office:value-type="string" office:string-value="siano" table:formula="of:=IF([.B43]=&quot;piątek&quot;;&quot;siano&quot;;IF([.B43]=&quot;wtorek&quot;;&quot;żołędzie&quot;;&quot;brak dostawy&quot;))" table:style-name="ce1">
            <text:p>siano</text:p>
          </table:table-cell>
          <table:table-cell office:value-type="float" office:value="5" table:formula="of:=IF([.F42]=&quot;siano&quot;;[.G42]+1;[.G42])" table:style-name="ce1">
            <text:p>5</text:p>
          </table:table-cell>
          <table:table-cell office:value-type="float" office:value="6" table:formula="of:=IF([.F42]=&quot;żołędzie&quot;;[.H42]+1;[.H42])" table:style-name="ce1">
            <text:p>6</text:p>
          </table:table-cell>
          <table:table-cell office:value-type="float" office:value="7" table:formula="of:=IF([.E43]=&quot;żołędzie&quot;;[.I42]+1;[.I42])" table:style-name="ce1">
            <text:p>7</text:p>
          </table:table-cell>
          <table:table-cell office:value-type="float" office:value="35" table:formula="of:=IF([.E43]=&quot;siano&quot;;[.J42]+1;[.J42])" table:style-name="ce1">
            <text:p>35</text:p>
          </table:table-cell>
          <table:table-cell table:number-columns-repeated="16374"/>
        </table:table-row>
        <table:table-row table:style-name="ro1">
          <table:table-cell office:value-type="date" office:date-value="2013-01-12T00:00:00" table:style-name="ce3">
            <text:p>12.01.2013</text:p>
          </table:table-cell>
          <table:table-cell office:value-type="string" office:string-value="sobota" table:formula="of:=TEXT([.A44];&quot;dddd&quot;)" table:style-name="ce2">
            <text:p>sobota</text:p>
          </table:table-cell>
          <table:table-cell office:value-type="float" office:value="64000" table:formula="of:=IF(AND([.C43]&gt;50000;[.B43]=&quot;piątek&quot;);[.C43]-([.$K$23]*40)+15000;IF(AND([.C43]&lt;50000;[.B43]=&quot;piątek&quot;);[.C43]+15000;IF([.C43]&gt;50000;[.C43]-([.$K$23]*40);[.C43])))" table:style-name="ce1">
            <text:p>64000</text:p>
          </table:table-cell>
          <table:table-cell office:value-type="float" office:value="16400" table:formula="of:=IF(AND([.C44]&gt;50000;[.B43]=&quot;wtorek&quot;);[.D43]+4000;IF(AND([.C44]&lt;50000;[.B43]=&quot;wtorek&quot;);[.D43]-([.$K$23]*20)+4000;IF([.C44]&gt;50000;[.D43];[.D43]-([.$K$23]*20))))" table:style-name="ce1">
            <text:p>16400</text:p>
          </table:table-cell>
          <table:table-cell office:value-type="string" office:string-value="siano" table:formula="of:=IF([.C44]&lt;50000;&quot;żołędzie&quot;;&quot;siano&quot;)" table:style-name="ce1">
            <text:p>siano</text:p>
          </table:table-cell>
          <table:table-cell office:value-type="string" office:string-value="brak dostawy" table:formula="of:=IF([.B44]=&quot;piątek&quot;;&quot;siano&quot;;IF([.B44]=&quot;wtorek&quot;;&quot;żołędzie&quot;;&quot;brak dostawy&quot;))" table:style-name="ce1">
            <text:p>brak dostawy</text:p>
          </table:table-cell>
          <table:table-cell office:value-type="float" office:value="6" table:formula="of:=IF([.F43]=&quot;siano&quot;;[.G43]+1;[.G43])" table:style-name="ce1">
            <text:p>6</text:p>
          </table:table-cell>
          <table:table-cell office:value-type="float" office:value="6" table:formula="of:=IF([.F43]=&quot;żołędzie&quot;;[.H43]+1;[.H43])" table:style-name="ce1">
            <text:p>6</text:p>
          </table:table-cell>
          <table:table-cell office:value-type="float" office:value="7" table:formula="of:=IF([.E44]=&quot;żołędzie&quot;;[.I43]+1;[.I43])" table:style-name="ce1">
            <text:p>7</text:p>
          </table:table-cell>
          <table:table-cell office:value-type="float" office:value="36" table:formula="of:=IF([.E44]=&quot;siano&quot;;[.J43]+1;[.J43])" table:style-name="ce1">
            <text:p>36</text:p>
          </table:table-cell>
          <table:table-cell table:number-columns-repeated="16374"/>
        </table:table-row>
        <table:table-row table:style-name="ro1">
          <table:table-cell office:value-type="date" office:date-value="2013-01-13T00:00:00" table:style-name="ce3">
            <text:p>13.01.2013</text:p>
          </table:table-cell>
          <table:table-cell office:value-type="string" office:string-value="niedziela" table:formula="of:=TEXT([.A45];&quot;dddd&quot;)" table:style-name="ce2">
            <text:p>niedziela</text:p>
          </table:table-cell>
          <table:table-cell office:value-type="float" office:value="60400" table:formula="of:=IF(AND([.C44]&gt;50000;[.B44]=&quot;piątek&quot;);[.C44]-([.$K$23]*40)+15000;IF(AND([.C44]&lt;50000;[.B44]=&quot;piątek&quot;);[.C44]+15000;IF([.C44]&gt;50000;[.C44]-([.$K$23]*40);[.C44])))" table:style-name="ce1">
            <text:p>60400</text:p>
          </table:table-cell>
          <table:table-cell office:value-type="float" office:value="16400" table:formula="of:=IF(AND([.C45]&gt;50000;[.B44]=&quot;wtorek&quot;);[.D44]+4000;IF(AND([.C45]&lt;50000;[.B44]=&quot;wtorek&quot;);[.D44]-([.$K$23]*20)+4000;IF([.C45]&gt;50000;[.D44];[.D44]-([.$K$23]*20))))" table:style-name="ce1">
            <text:p>16400</text:p>
          </table:table-cell>
          <table:table-cell office:value-type="string" office:string-value="siano" table:formula="of:=IF([.C45]&lt;50000;&quot;żołędzie&quot;;&quot;siano&quot;)" table:style-name="ce1">
            <text:p>siano</text:p>
          </table:table-cell>
          <table:table-cell office:value-type="string" office:string-value="brak dostawy" table:formula="of:=IF([.B45]=&quot;piątek&quot;;&quot;siano&quot;;IF([.B45]=&quot;wtorek&quot;;&quot;żołędzie&quot;;&quot;brak dostawy&quot;))" table:style-name="ce1">
            <text:p>brak dostawy</text:p>
          </table:table-cell>
          <table:table-cell office:value-type="float" office:value="6" table:formula="of:=IF([.F44]=&quot;siano&quot;;[.G44]+1;[.G44])" table:style-name="ce1">
            <text:p>6</text:p>
          </table:table-cell>
          <table:table-cell office:value-type="float" office:value="6" table:formula="of:=IF([.F44]=&quot;żołędzie&quot;;[.H44]+1;[.H44])" table:style-name="ce1">
            <text:p>6</text:p>
          </table:table-cell>
          <table:table-cell office:value-type="float" office:value="7" table:formula="of:=IF([.E45]=&quot;żołędzie&quot;;[.I44]+1;[.I44])" table:style-name="ce1">
            <text:p>7</text:p>
          </table:table-cell>
          <table:table-cell office:value-type="float" office:value="37" table:formula="of:=IF([.E45]=&quot;siano&quot;;[.J44]+1;[.J44])" table:style-name="ce1">
            <text:p>37</text:p>
          </table:table-cell>
          <table:table-cell table:number-columns-repeated="16374"/>
        </table:table-row>
        <table:table-row table:style-name="ro1">
          <table:table-cell office:value-type="date" office:date-value="2013-01-14T00:00:00" table:style-name="ce3">
            <text:p>14.01.2013</text:p>
          </table:table-cell>
          <table:table-cell office:value-type="string" office:string-value="poniedziałek" table:formula="of:=TEXT([.A46];&quot;dddd&quot;)" table:style-name="ce2">
            <text:p>poniedziałek</text:p>
          </table:table-cell>
          <table:table-cell office:value-type="float" office:value="56800" table:formula="of:=IF(AND([.C45]&gt;50000;[.B45]=&quot;piątek&quot;);[.C45]-([.$K$23]*40)+15000;IF(AND([.C45]&lt;50000;[.B45]=&quot;piątek&quot;);[.C45]+15000;IF([.C45]&gt;50000;[.C45]-([.$K$23]*40);[.C45])))" table:style-name="ce1">
            <text:p>56800</text:p>
          </table:table-cell>
          <table:table-cell office:value-type="float" office:value="16400" table:formula="of:=IF(AND([.C46]&gt;50000;[.B45]=&quot;wtorek&quot;);[.D45]+4000;IF(AND([.C46]&lt;50000;[.B45]=&quot;wtorek&quot;);[.D45]-([.$K$23]*20)+4000;IF([.C46]&gt;50000;[.D45];[.D45]-([.$K$23]*20))))" table:style-name="ce1">
            <text:p>16400</text:p>
          </table:table-cell>
          <table:table-cell office:value-type="string" office:string-value="siano" table:formula="of:=IF([.C46]&lt;50000;&quot;żołędzie&quot;;&quot;siano&quot;)" table:style-name="ce1">
            <text:p>siano</text:p>
          </table:table-cell>
          <table:table-cell office:value-type="string" office:string-value="brak dostawy" table:formula="of:=IF([.B46]=&quot;piątek&quot;;&quot;siano&quot;;IF([.B46]=&quot;wtorek&quot;;&quot;żołędzie&quot;;&quot;brak dostawy&quot;))" table:style-name="ce1">
            <text:p>brak dostawy</text:p>
          </table:table-cell>
          <table:table-cell office:value-type="float" office:value="6" table:formula="of:=IF([.F45]=&quot;siano&quot;;[.G45]+1;[.G45])" table:style-name="ce1">
            <text:p>6</text:p>
          </table:table-cell>
          <table:table-cell office:value-type="float" office:value="6" table:formula="of:=IF([.F45]=&quot;żołędzie&quot;;[.H45]+1;[.H45])" table:style-name="ce1">
            <text:p>6</text:p>
          </table:table-cell>
          <table:table-cell office:value-type="float" office:value="7" table:formula="of:=IF([.E46]=&quot;żołędzie&quot;;[.I45]+1;[.I45])" table:style-name="ce1">
            <text:p>7</text:p>
          </table:table-cell>
          <table:table-cell office:value-type="float" office:value="38" table:formula="of:=IF([.E46]=&quot;siano&quot;;[.J45]+1;[.J45])" table:style-name="ce1">
            <text:p>38</text:p>
          </table:table-cell>
          <table:table-cell table:number-columns-repeated="16374"/>
        </table:table-row>
        <table:table-row table:style-name="ro1">
          <table:table-cell office:value-type="date" office:date-value="2013-01-15T00:00:00" table:style-name="ce3">
            <text:p>15.01.2013</text:p>
          </table:table-cell>
          <table:table-cell office:value-type="string" office:string-value="wtorek" table:formula="of:=TEXT([.A47];&quot;dddd&quot;)" table:style-name="ce2">
            <text:p>wtorek</text:p>
          </table:table-cell>
          <table:table-cell office:value-type="float" office:value="53200" table:formula="of:=IF(AND([.C46]&gt;50000;[.B46]=&quot;piątek&quot;);[.C46]-([.$K$23]*40)+15000;IF(AND([.C46]&lt;50000;[.B46]=&quot;piątek&quot;);[.C46]+15000;IF([.C46]&gt;50000;[.C46]-([.$K$23]*40);[.C46])))" table:style-name="ce1">
            <text:p>53200</text:p>
          </table:table-cell>
          <table:table-cell office:value-type="float" office:value="16400" table:formula="of:=IF(AND([.C47]&gt;50000;[.B46]=&quot;wtorek&quot;);[.D46]+4000;IF(AND([.C47]&lt;50000;[.B46]=&quot;wtorek&quot;);[.D46]-([.$K$23]*20)+4000;IF([.C47]&gt;50000;[.D46];[.D46]-([.$K$23]*20))))" table:style-name="ce1">
            <text:p>16400</text:p>
          </table:table-cell>
          <table:table-cell office:value-type="string" office:string-value="siano" table:formula="of:=IF([.C47]&lt;50000;&quot;żołędzie&quot;;&quot;siano&quot;)" table:style-name="ce1">
            <text:p>siano</text:p>
          </table:table-cell>
          <table:table-cell office:value-type="string" office:string-value="żołędzie" table:formula="of:=IF([.B47]=&quot;piątek&quot;;&quot;siano&quot;;IF([.B47]=&quot;wtorek&quot;;&quot;żołędzie&quot;;&quot;brak dostawy&quot;))" table:style-name="ce1">
            <text:p>żołędzie</text:p>
          </table:table-cell>
          <table:table-cell office:value-type="float" office:value="6" table:formula="of:=IF([.F46]=&quot;siano&quot;;[.G46]+1;[.G46])" table:style-name="ce1">
            <text:p>6</text:p>
          </table:table-cell>
          <table:table-cell office:value-type="float" office:value="6" table:formula="of:=IF([.F46]=&quot;żołędzie&quot;;[.H46]+1;[.H46])" table:style-name="ce1">
            <text:p>6</text:p>
          </table:table-cell>
          <table:table-cell office:value-type="float" office:value="7" table:formula="of:=IF([.E47]=&quot;żołędzie&quot;;[.I46]+1;[.I46])" table:style-name="ce1">
            <text:p>7</text:p>
          </table:table-cell>
          <table:table-cell office:value-type="float" office:value="39" table:formula="of:=IF([.E47]=&quot;siano&quot;;[.J46]+1;[.J46])" table:style-name="ce1">
            <text:p>39</text:p>
          </table:table-cell>
          <table:table-cell table:number-columns-repeated="16374"/>
        </table:table-row>
        <table:table-row table:style-name="ro1">
          <table:table-cell office:value-type="date" office:date-value="2013-01-16T00:00:00" table:style-name="ce3">
            <text:p>16.01.2013</text:p>
          </table:table-cell>
          <table:table-cell office:value-type="string" office:string-value="środa" table:formula="of:=TEXT([.A48];&quot;dddd&quot;)" table:style-name="ce2">
            <text:p>środa</text:p>
          </table:table-cell>
          <table:table-cell office:value-type="float" office:value="49600" table:formula="of:=IF(AND([.C47]&gt;50000;[.B47]=&quot;piątek&quot;);[.C47]-([.$K$23]*40)+15000;IF(AND([.C47]&lt;50000;[.B47]=&quot;piątek&quot;);[.C47]+15000;IF([.C47]&gt;50000;[.C47]-([.$K$23]*40);[.C47])))" table:style-name="ce1">
            <text:p>49600</text:p>
          </table:table-cell>
          <table:table-cell office:value-type="float" office:value="18600" table:formula="of:=IF(AND([.C48]&gt;50000;[.B47]=&quot;wtorek&quot;);[.D47]+4000;IF(AND([.C48]&lt;50000;[.B47]=&quot;wtorek&quot;);[.D47]-([.$K$23]*20)+4000;IF([.C48]&gt;50000;[.D47];[.D47]-([.$K$23]*20))))" table:style-name="ce1">
            <text:p>18600</text:p>
          </table:table-cell>
          <table:table-cell office:value-type="string" office:string-value="żołędzie" table:formula="of:=IF([.C48]&lt;50000;&quot;żołędzie&quot;;&quot;siano&quot;)" table:style-name="ce1">
            <text:p>żołędzie</text:p>
          </table:table-cell>
          <table:table-cell office:value-type="string" office:string-value="brak dostawy" table:formula="of:=IF([.B48]=&quot;piątek&quot;;&quot;siano&quot;;IF([.B48]=&quot;wtorek&quot;;&quot;żołędzie&quot;;&quot;brak dostawy&quot;))" table:style-name="ce1">
            <text:p>brak dostawy</text:p>
          </table:table-cell>
          <table:table-cell office:value-type="float" office:value="6" table:formula="of:=IF([.F47]=&quot;siano&quot;;[.G47]+1;[.G47])" table:style-name="ce1">
            <text:p>6</text:p>
          </table:table-cell>
          <table:table-cell office:value-type="float" office:value="7" table:formula="of:=IF([.F47]=&quot;żołędzie&quot;;[.H47]+1;[.H47])" table:style-name="ce1">
            <text:p>7</text:p>
          </table:table-cell>
          <table:table-cell office:value-type="float" office:value="8" table:formula="of:=IF([.E48]=&quot;żołędzie&quot;;[.I47]+1;[.I47])" table:style-name="ce1">
            <text:p>8</text:p>
          </table:table-cell>
          <table:table-cell office:value-type="float" office:value="39" table:formula="of:=IF([.E48]=&quot;siano&quot;;[.J47]+1;[.J47])" table:style-name="ce1">
            <text:p>39</text:p>
          </table:table-cell>
          <table:table-cell table:number-columns-repeated="16374"/>
        </table:table-row>
        <table:table-row table:style-name="ro1">
          <table:table-cell office:value-type="date" office:date-value="2013-01-17T00:00:00" table:style-name="ce3">
            <text:p>17.01.2013</text:p>
          </table:table-cell>
          <table:table-cell office:value-type="string" office:string-value="czwartek" table:formula="of:=TEXT([.A49];&quot;dddd&quot;)" table:style-name="ce2">
            <text:p>czwartek</text:p>
          </table:table-cell>
          <table:table-cell office:value-type="float" office:value="49600" table:formula="of:=IF(AND([.C48]&gt;50000;[.B48]=&quot;piątek&quot;);[.C48]-([.$K$23]*40)+15000;IF(AND([.C48]&lt;50000;[.B48]=&quot;piątek&quot;);[.C48]+15000;IF([.C48]&gt;50000;[.C48]-([.$K$23]*40);[.C48])))" table:style-name="ce1">
            <text:p>49600</text:p>
          </table:table-cell>
          <table:table-cell office:value-type="float" office:value="16800" table:formula="of:=IF(AND([.C49]&gt;50000;[.B48]=&quot;wtorek&quot;);[.D48]+4000;IF(AND([.C49]&lt;50000;[.B48]=&quot;wtorek&quot;);[.D48]-([.$K$23]*20)+4000;IF([.C49]&gt;50000;[.D48];[.D48]-([.$K$23]*20))))" table:style-name="ce1">
            <text:p>16800</text:p>
          </table:table-cell>
          <table:table-cell office:value-type="string" office:string-value="żołędzie" table:formula="of:=IF([.C49]&lt;50000;&quot;żołędzie&quot;;&quot;siano&quot;)" table:style-name="ce1">
            <text:p>żołędzie</text:p>
          </table:table-cell>
          <table:table-cell office:value-type="string" office:string-value="brak dostawy" table:formula="of:=IF([.B49]=&quot;piątek&quot;;&quot;siano&quot;;IF([.B49]=&quot;wtorek&quot;;&quot;żołędzie&quot;;&quot;brak dostawy&quot;))" table:style-name="ce1">
            <text:p>brak dostawy</text:p>
          </table:table-cell>
          <table:table-cell office:value-type="float" office:value="6" table:formula="of:=IF([.F48]=&quot;siano&quot;;[.G48]+1;[.G48])" table:style-name="ce1">
            <text:p>6</text:p>
          </table:table-cell>
          <table:table-cell office:value-type="float" office:value="7" table:formula="of:=IF([.F48]=&quot;żołędzie&quot;;[.H48]+1;[.H48])" table:style-name="ce1">
            <text:p>7</text:p>
          </table:table-cell>
          <table:table-cell office:value-type="float" office:value="9" table:formula="of:=IF([.E49]=&quot;żołędzie&quot;;[.I48]+1;[.I48])" table:style-name="ce1">
            <text:p>9</text:p>
          </table:table-cell>
          <table:table-cell office:value-type="float" office:value="39" table:formula="of:=IF([.E49]=&quot;siano&quot;;[.J48]+1;[.J48])" table:style-name="ce1">
            <text:p>39</text:p>
          </table:table-cell>
          <table:table-cell table:number-columns-repeated="16374"/>
        </table:table-row>
        <table:table-row table:style-name="ro1">
          <table:table-cell office:value-type="date" office:date-value="2013-01-18T00:00:00" table:style-name="ce3">
            <text:p>18.01.2013</text:p>
          </table:table-cell>
          <table:table-cell office:value-type="string" office:string-value="piątek" table:formula="of:=TEXT([.A50];&quot;dddd&quot;)" table:style-name="ce2">
            <text:p>piątek</text:p>
          </table:table-cell>
          <table:table-cell office:value-type="float" office:value="49600" table:formula="of:=IF(AND([.C49]&gt;50000;[.B49]=&quot;piątek&quot;);[.C49]-([.$K$23]*40)+15000;IF(AND([.C49]&lt;50000;[.B49]=&quot;piątek&quot;);[.C49]+15000;IF([.C49]&gt;50000;[.C49]-([.$K$23]*40);[.C49])))" table:style-name="ce1">
            <text:p>49600</text:p>
          </table:table-cell>
          <table:table-cell office:value-type="float" office:value="15000" table:formula="of:=IF(AND([.C50]&gt;50000;[.B49]=&quot;wtorek&quot;);[.D49]+4000;IF(AND([.C50]&lt;50000;[.B49]=&quot;wtorek&quot;);[.D49]-([.$K$23]*20)+4000;IF([.C50]&gt;50000;[.D49];[.D49]-([.$K$23]*20))))" table:style-name="ce1">
            <text:p>15000</text:p>
          </table:table-cell>
          <table:table-cell office:value-type="string" office:string-value="żołędzie" table:formula="of:=IF([.C50]&lt;50000;&quot;żołędzie&quot;;&quot;siano&quot;)" table:style-name="ce1">
            <text:p>żołędzie</text:p>
          </table:table-cell>
          <table:table-cell office:value-type="string" office:string-value="siano" table:formula="of:=IF([.B50]=&quot;piątek&quot;;&quot;siano&quot;;IF([.B50]=&quot;wtorek&quot;;&quot;żołędzie&quot;;&quot;brak dostawy&quot;))" table:style-name="ce1">
            <text:p>siano</text:p>
          </table:table-cell>
          <table:table-cell office:value-type="float" office:value="6" table:formula="of:=IF([.F49]=&quot;siano&quot;;[.G49]+1;[.G49])" table:style-name="ce1">
            <text:p>6</text:p>
          </table:table-cell>
          <table:table-cell office:value-type="float" office:value="7" table:formula="of:=IF([.F49]=&quot;żołędzie&quot;;[.H49]+1;[.H49])" table:style-name="ce1">
            <text:p>7</text:p>
          </table:table-cell>
          <table:table-cell office:value-type="float" office:value="10" table:formula="of:=IF([.E50]=&quot;żołędzie&quot;;[.I49]+1;[.I49])" table:style-name="ce1">
            <text:p>10</text:p>
          </table:table-cell>
          <table:table-cell office:value-type="float" office:value="39" table:formula="of:=IF([.E50]=&quot;siano&quot;;[.J49]+1;[.J49])" table:style-name="ce1">
            <text:p>39</text:p>
          </table:table-cell>
          <table:table-cell table:number-columns-repeated="16374"/>
        </table:table-row>
        <table:table-row table:style-name="ro1">
          <table:table-cell office:value-type="date" office:date-value="2013-01-19T00:00:00" table:style-name="ce3">
            <text:p>19.01.2013</text:p>
          </table:table-cell>
          <table:table-cell office:value-type="string" office:string-value="sobota" table:formula="of:=TEXT([.A51];&quot;dddd&quot;)" table:style-name="ce2">
            <text:p>sobota</text:p>
          </table:table-cell>
          <table:table-cell office:value-type="float" office:value="64600" table:formula="of:=IF(AND([.C50]&gt;50000;[.B50]=&quot;piątek&quot;);[.C50]-([.$K$23]*40)+15000;IF(AND([.C50]&lt;50000;[.B50]=&quot;piątek&quot;);[.C50]+15000;IF([.C50]&gt;50000;[.C50]-([.$K$23]*40);[.C50])))" table:style-name="ce1">
            <text:p>64600</text:p>
          </table:table-cell>
          <table:table-cell office:value-type="float" office:value="15000" table:formula="of:=IF(AND([.C51]&gt;50000;[.B50]=&quot;wtorek&quot;);[.D50]+4000;IF(AND([.C51]&lt;50000;[.B50]=&quot;wtorek&quot;);[.D50]-([.$K$23]*20)+4000;IF([.C51]&gt;50000;[.D50];[.D50]-([.$K$23]*20))))" table:style-name="ce1">
            <text:p>15000</text:p>
          </table:table-cell>
          <table:table-cell office:value-type="string" office:string-value="siano" table:formula="of:=IF([.C51]&lt;50000;&quot;żołędzie&quot;;&quot;siano&quot;)" table:style-name="ce1">
            <text:p>siano</text:p>
          </table:table-cell>
          <table:table-cell office:value-type="string" office:string-value="brak dostawy" table:formula="of:=IF([.B51]=&quot;piątek&quot;;&quot;siano&quot;;IF([.B51]=&quot;wtorek&quot;;&quot;żołędzie&quot;;&quot;brak dostawy&quot;))" table:style-name="ce1">
            <text:p>brak dostawy</text:p>
          </table:table-cell>
          <table:table-cell office:value-type="float" office:value="7" table:formula="of:=IF([.F50]=&quot;siano&quot;;[.G50]+1;[.G50])" table:style-name="ce1">
            <text:p>7</text:p>
          </table:table-cell>
          <table:table-cell office:value-type="float" office:value="7" table:formula="of:=IF([.F50]=&quot;żołędzie&quot;;[.H50]+1;[.H50])" table:style-name="ce1">
            <text:p>7</text:p>
          </table:table-cell>
          <table:table-cell office:value-type="float" office:value="10" table:formula="of:=IF([.E51]=&quot;żołędzie&quot;;[.I50]+1;[.I50])" table:style-name="ce1">
            <text:p>10</text:p>
          </table:table-cell>
          <table:table-cell office:value-type="float" office:value="40" table:formula="of:=IF([.E51]=&quot;siano&quot;;[.J50]+1;[.J50])" table:style-name="ce1">
            <text:p>40</text:p>
          </table:table-cell>
          <table:table-cell table:number-columns-repeated="16374"/>
        </table:table-row>
        <table:table-row table:style-name="ro1">
          <table:table-cell office:value-type="date" office:date-value="2013-01-20T00:00:00" table:style-name="ce3">
            <text:p>20.01.2013</text:p>
          </table:table-cell>
          <table:table-cell office:value-type="string" office:string-value="niedziela" table:formula="of:=TEXT([.A52];&quot;dddd&quot;)" table:style-name="ce2">
            <text:p>niedziela</text:p>
          </table:table-cell>
          <table:table-cell office:value-type="float" office:value="61000" table:formula="of:=IF(AND([.C51]&gt;50000;[.B51]=&quot;piątek&quot;);[.C51]-([.$K$23]*40)+15000;IF(AND([.C51]&lt;50000;[.B51]=&quot;piątek&quot;);[.C51]+15000;IF([.C51]&gt;50000;[.C51]-([.$K$23]*40);[.C51])))" table:style-name="ce1">
            <text:p>61000</text:p>
          </table:table-cell>
          <table:table-cell office:value-type="float" office:value="15000" table:formula="of:=IF(AND([.C52]&gt;50000;[.B51]=&quot;wtorek&quot;);[.D51]+4000;IF(AND([.C52]&lt;50000;[.B51]=&quot;wtorek&quot;);[.D51]-([.$K$23]*20)+4000;IF([.C52]&gt;50000;[.D51];[.D51]-([.$K$23]*20))))" table:style-name="ce1">
            <text:p>15000</text:p>
          </table:table-cell>
          <table:table-cell office:value-type="string" office:string-value="siano" table:formula="of:=IF([.C52]&lt;50000;&quot;żołędzie&quot;;&quot;siano&quot;)" table:style-name="ce1">
            <text:p>siano</text:p>
          </table:table-cell>
          <table:table-cell office:value-type="string" office:string-value="brak dostawy" table:formula="of:=IF([.B52]=&quot;piątek&quot;;&quot;siano&quot;;IF([.B52]=&quot;wtorek&quot;;&quot;żołędzie&quot;;&quot;brak dostawy&quot;))" table:style-name="ce1">
            <text:p>brak dostawy</text:p>
          </table:table-cell>
          <table:table-cell office:value-type="float" office:value="7" table:formula="of:=IF([.F51]=&quot;siano&quot;;[.G51]+1;[.G51])" table:style-name="ce1">
            <text:p>7</text:p>
          </table:table-cell>
          <table:table-cell office:value-type="float" office:value="7" table:formula="of:=IF([.F51]=&quot;żołędzie&quot;;[.H51]+1;[.H51])" table:style-name="ce1">
            <text:p>7</text:p>
          </table:table-cell>
          <table:table-cell office:value-type="float" office:value="10" table:formula="of:=IF([.E52]=&quot;żołędzie&quot;;[.I51]+1;[.I51])" table:style-name="ce1">
            <text:p>10</text:p>
          </table:table-cell>
          <table:table-cell office:value-type="float" office:value="41" table:formula="of:=IF([.E52]=&quot;siano&quot;;[.J51]+1;[.J51])" table:style-name="ce1">
            <text:p>41</text:p>
          </table:table-cell>
          <table:table-cell table:number-columns-repeated="16374"/>
        </table:table-row>
        <table:table-row table:style-name="ro1">
          <table:table-cell office:value-type="date" office:date-value="2013-01-21T00:00:00" table:style-name="ce3">
            <text:p>21.01.2013</text:p>
          </table:table-cell>
          <table:table-cell office:value-type="string" office:string-value="poniedziałek" table:formula="of:=TEXT([.A53];&quot;dddd&quot;)" table:style-name="ce2">
            <text:p>poniedziałek</text:p>
          </table:table-cell>
          <table:table-cell office:value-type="float" office:value="57400" table:formula="of:=IF(AND([.C52]&gt;50000;[.B52]=&quot;piątek&quot;);[.C52]-([.$K$23]*40)+15000;IF(AND([.C52]&lt;50000;[.B52]=&quot;piątek&quot;);[.C52]+15000;IF([.C52]&gt;50000;[.C52]-([.$K$23]*40);[.C52])))" table:style-name="ce1">
            <text:p>57400</text:p>
          </table:table-cell>
          <table:table-cell office:value-type="float" office:value="15000" table:formula="of:=IF(AND([.C53]&gt;50000;[.B52]=&quot;wtorek&quot;);[.D52]+4000;IF(AND([.C53]&lt;50000;[.B52]=&quot;wtorek&quot;);[.D52]-([.$K$23]*20)+4000;IF([.C53]&gt;50000;[.D52];[.D52]-([.$K$23]*20))))" table:style-name="ce1">
            <text:p>15000</text:p>
          </table:table-cell>
          <table:table-cell office:value-type="string" office:string-value="siano" table:formula="of:=IF([.C53]&lt;50000;&quot;żołędzie&quot;;&quot;siano&quot;)" table:style-name="ce1">
            <text:p>siano</text:p>
          </table:table-cell>
          <table:table-cell office:value-type="string" office:string-value="brak dostawy" table:formula="of:=IF([.B53]=&quot;piątek&quot;;&quot;siano&quot;;IF([.B53]=&quot;wtorek&quot;;&quot;żołędzie&quot;;&quot;brak dostawy&quot;))" table:style-name="ce1">
            <text:p>brak dostawy</text:p>
          </table:table-cell>
          <table:table-cell office:value-type="float" office:value="7" table:formula="of:=IF([.F52]=&quot;siano&quot;;[.G52]+1;[.G52])" table:style-name="ce1">
            <text:p>7</text:p>
          </table:table-cell>
          <table:table-cell office:value-type="float" office:value="7" table:formula="of:=IF([.F52]=&quot;żołędzie&quot;;[.H52]+1;[.H52])" table:style-name="ce1">
            <text:p>7</text:p>
          </table:table-cell>
          <table:table-cell office:value-type="float" office:value="10" table:formula="of:=IF([.E53]=&quot;żołędzie&quot;;[.I52]+1;[.I52])" table:style-name="ce1">
            <text:p>10</text:p>
          </table:table-cell>
          <table:table-cell office:value-type="float" office:value="42" table:formula="of:=IF([.E53]=&quot;siano&quot;;[.J52]+1;[.J52])" table:style-name="ce1">
            <text:p>42</text:p>
          </table:table-cell>
          <table:table-cell table:number-columns-repeated="16374"/>
        </table:table-row>
        <table:table-row table:style-name="ro1">
          <table:table-cell office:value-type="date" office:date-value="2013-01-22T00:00:00" table:style-name="ce3">
            <text:p>22.01.2013</text:p>
          </table:table-cell>
          <table:table-cell office:value-type="string" office:string-value="wtorek" table:formula="of:=TEXT([.A54];&quot;dddd&quot;)" table:style-name="ce2">
            <text:p>wtorek</text:p>
          </table:table-cell>
          <table:table-cell office:value-type="float" office:value="53800" table:formula="of:=IF(AND([.C53]&gt;50000;[.B53]=&quot;piątek&quot;);[.C53]-([.$K$23]*40)+15000;IF(AND([.C53]&lt;50000;[.B53]=&quot;piątek&quot;);[.C53]+15000;IF([.C53]&gt;50000;[.C53]-([.$K$23]*40);[.C53])))" table:style-name="ce1">
            <text:p>53800</text:p>
          </table:table-cell>
          <table:table-cell office:value-type="float" office:value="15000" table:formula="of:=IF(AND([.C54]&gt;50000;[.B53]=&quot;wtorek&quot;);[.D53]+4000;IF(AND([.C54]&lt;50000;[.B53]=&quot;wtorek&quot;);[.D53]-([.$K$23]*20)+4000;IF([.C54]&gt;50000;[.D53];[.D53]-([.$K$23]*20))))" table:style-name="ce1">
            <text:p>15000</text:p>
          </table:table-cell>
          <table:table-cell office:value-type="string" office:string-value="siano" table:formula="of:=IF([.C54]&lt;50000;&quot;żołędzie&quot;;&quot;siano&quot;)" table:style-name="ce1">
            <text:p>siano</text:p>
          </table:table-cell>
          <table:table-cell office:value-type="string" office:string-value="żołędzie" table:formula="of:=IF([.B54]=&quot;piątek&quot;;&quot;siano&quot;;IF([.B54]=&quot;wtorek&quot;;&quot;żołędzie&quot;;&quot;brak dostawy&quot;))" table:style-name="ce1">
            <text:p>żołędzie</text:p>
          </table:table-cell>
          <table:table-cell office:value-type="float" office:value="7" table:formula="of:=IF([.F53]=&quot;siano&quot;;[.G53]+1;[.G53])" table:style-name="ce1">
            <text:p>7</text:p>
          </table:table-cell>
          <table:table-cell office:value-type="float" office:value="7" table:formula="of:=IF([.F53]=&quot;żołędzie&quot;;[.H53]+1;[.H53])" table:style-name="ce1">
            <text:p>7</text:p>
          </table:table-cell>
          <table:table-cell office:value-type="float" office:value="10" table:formula="of:=IF([.E54]=&quot;żołędzie&quot;;[.I53]+1;[.I53])" table:style-name="ce1">
            <text:p>10</text:p>
          </table:table-cell>
          <table:table-cell office:value-type="float" office:value="43" table:formula="of:=IF([.E54]=&quot;siano&quot;;[.J53]+1;[.J53])" table:style-name="ce1">
            <text:p>43</text:p>
          </table:table-cell>
          <table:table-cell table:number-columns-repeated="16374"/>
        </table:table-row>
        <table:table-row table:style-name="ro1">
          <table:table-cell office:value-type="date" office:date-value="2013-01-23T00:00:00" table:style-name="ce3">
            <text:p>23.01.2013</text:p>
          </table:table-cell>
          <table:table-cell office:value-type="string" office:string-value="środa" table:formula="of:=TEXT([.A55];&quot;dddd&quot;)" table:style-name="ce2">
            <text:p>środa</text:p>
          </table:table-cell>
          <table:table-cell office:value-type="float" office:value="50200" table:formula="of:=IF(AND([.C54]&gt;50000;[.B54]=&quot;piątek&quot;);[.C54]-([.$K$23]*40)+15000;IF(AND([.C54]&lt;50000;[.B54]=&quot;piątek&quot;);[.C54]+15000;IF([.C54]&gt;50000;[.C54]-([.$K$23]*40);[.C54])))" table:style-name="ce1">
            <text:p>50200</text:p>
          </table:table-cell>
          <table:table-cell office:value-type="float" office:value="19000" table:formula="of:=IF(AND([.C55]&gt;50000;[.B54]=&quot;wtorek&quot;);[.D54]+4000;IF(AND([.C55]&lt;50000;[.B54]=&quot;wtorek&quot;);[.D54]-([.$K$23]*20)+4000;IF([.C55]&gt;50000;[.D54];[.D54]-([.$K$23]*20))))" table:style-name="ce1">
            <text:p>19000</text:p>
          </table:table-cell>
          <table:table-cell office:value-type="string" office:string-value="siano" table:formula="of:=IF([.C55]&lt;50000;&quot;żołędzie&quot;;&quot;siano&quot;)" table:style-name="ce1">
            <text:p>siano</text:p>
          </table:table-cell>
          <table:table-cell office:value-type="string" office:string-value="brak dostawy" table:formula="of:=IF([.B55]=&quot;piątek&quot;;&quot;siano&quot;;IF([.B55]=&quot;wtorek&quot;;&quot;żołędzie&quot;;&quot;brak dostawy&quot;))" table:style-name="ce1">
            <text:p>brak dostawy</text:p>
          </table:table-cell>
          <table:table-cell office:value-type="float" office:value="7" table:formula="of:=IF([.F54]=&quot;siano&quot;;[.G54]+1;[.G54])" table:style-name="ce1">
            <text:p>7</text:p>
          </table:table-cell>
          <table:table-cell office:value-type="float" office:value="8" table:formula="of:=IF([.F54]=&quot;żołędzie&quot;;[.H54]+1;[.H54])" table:style-name="ce1">
            <text:p>8</text:p>
          </table:table-cell>
          <table:table-cell office:value-type="float" office:value="10" table:formula="of:=IF([.E55]=&quot;żołędzie&quot;;[.I54]+1;[.I54])" table:style-name="ce1">
            <text:p>10</text:p>
          </table:table-cell>
          <table:table-cell office:value-type="float" office:value="44" table:formula="of:=IF([.E55]=&quot;siano&quot;;[.J54]+1;[.J54])" table:style-name="ce1">
            <text:p>44</text:p>
          </table:table-cell>
          <table:table-cell table:number-columns-repeated="16374"/>
        </table:table-row>
        <table:table-row table:style-name="ro1">
          <table:table-cell office:value-type="date" office:date-value="2013-01-24T00:00:00" table:style-name="ce3">
            <text:p>24.01.2013</text:p>
          </table:table-cell>
          <table:table-cell office:value-type="string" office:string-value="czwartek" table:formula="of:=TEXT([.A56];&quot;dddd&quot;)" table:style-name="ce2">
            <text:p>czwartek</text:p>
          </table:table-cell>
          <table:table-cell office:value-type="float" office:value="46600" table:formula="of:=IF(AND([.C55]&gt;50000;[.B55]=&quot;piątek&quot;);[.C55]-([.$K$23]*40)+15000;IF(AND([.C55]&lt;50000;[.B55]=&quot;piątek&quot;);[.C55]+15000;IF([.C55]&gt;50000;[.C55]-([.$K$23]*40);[.C55])))" table:style-name="ce1">
            <text:p>46600</text:p>
          </table:table-cell>
          <table:table-cell office:value-type="float" office:value="17200" table:formula="of:=IF(AND([.C56]&gt;50000;[.B55]=&quot;wtorek&quot;);[.D55]+4000;IF(AND([.C56]&lt;50000;[.B55]=&quot;wtorek&quot;);[.D55]-([.$K$23]*20)+4000;IF([.C56]&gt;50000;[.D55];[.D55]-([.$K$23]*20))))" table:style-name="ce1">
            <text:p>17200</text:p>
          </table:table-cell>
          <table:table-cell office:value-type="string" office:string-value="żołędzie" table:formula="of:=IF([.C56]&lt;50000;&quot;żołędzie&quot;;&quot;siano&quot;)" table:style-name="ce1">
            <text:p>żołędzie</text:p>
          </table:table-cell>
          <table:table-cell office:value-type="string" office:string-value="brak dostawy" table:formula="of:=IF([.B56]=&quot;piątek&quot;;&quot;siano&quot;;IF([.B56]=&quot;wtorek&quot;;&quot;żołędzie&quot;;&quot;brak dostawy&quot;))" table:style-name="ce1">
            <text:p>brak dostawy</text:p>
          </table:table-cell>
          <table:table-cell office:value-type="float" office:value="7" table:formula="of:=IF([.F55]=&quot;siano&quot;;[.G55]+1;[.G55])" table:style-name="ce1">
            <text:p>7</text:p>
          </table:table-cell>
          <table:table-cell office:value-type="float" office:value="8" table:formula="of:=IF([.F55]=&quot;żołędzie&quot;;[.H55]+1;[.H55])" table:style-name="ce1">
            <text:p>8</text:p>
          </table:table-cell>
          <table:table-cell office:value-type="float" office:value="11" table:formula="of:=IF([.E56]=&quot;żołędzie&quot;;[.I55]+1;[.I55])" table:style-name="ce1">
            <text:p>11</text:p>
          </table:table-cell>
          <table:table-cell office:value-type="float" office:value="44" table:formula="of:=IF([.E56]=&quot;siano&quot;;[.J55]+1;[.J55])" table:style-name="ce1">
            <text:p>44</text:p>
          </table:table-cell>
          <table:table-cell table:number-columns-repeated="16374"/>
        </table:table-row>
        <table:table-row table:style-name="ro1">
          <table:table-cell office:value-type="date" office:date-value="2013-01-25T00:00:00" table:style-name="ce3">
            <text:p>25.01.2013</text:p>
          </table:table-cell>
          <table:table-cell office:value-type="string" office:string-value="piątek" table:formula="of:=TEXT([.A57];&quot;dddd&quot;)" table:style-name="ce2">
            <text:p>piątek</text:p>
          </table:table-cell>
          <table:table-cell office:value-type="float" office:value="46600" table:formula="of:=IF(AND([.C56]&gt;50000;[.B56]=&quot;piątek&quot;);[.C56]-([.$K$23]*40)+15000;IF(AND([.C56]&lt;50000;[.B56]=&quot;piątek&quot;);[.C56]+15000;IF([.C56]&gt;50000;[.C56]-([.$K$23]*40);[.C56])))" table:style-name="ce1">
            <text:p>46600</text:p>
          </table:table-cell>
          <table:table-cell office:value-type="float" office:value="15400" table:formula="of:=IF(AND([.C57]&gt;50000;[.B56]=&quot;wtorek&quot;);[.D56]+4000;IF(AND([.C57]&lt;50000;[.B56]=&quot;wtorek&quot;);[.D56]-([.$K$23]*20)+4000;IF([.C57]&gt;50000;[.D56];[.D56]-([.$K$23]*20))))" table:style-name="ce1">
            <text:p>15400</text:p>
          </table:table-cell>
          <table:table-cell office:value-type="string" office:string-value="żołędzie" table:formula="of:=IF([.C57]&lt;50000;&quot;żołędzie&quot;;&quot;siano&quot;)" table:style-name="ce1">
            <text:p>żołędzie</text:p>
          </table:table-cell>
          <table:table-cell office:value-type="string" office:string-value="siano" table:formula="of:=IF([.B57]=&quot;piątek&quot;;&quot;siano&quot;;IF([.B57]=&quot;wtorek&quot;;&quot;żołędzie&quot;;&quot;brak dostawy&quot;))" table:style-name="ce1">
            <text:p>siano</text:p>
          </table:table-cell>
          <table:table-cell office:value-type="float" office:value="7" table:formula="of:=IF([.F56]=&quot;siano&quot;;[.G56]+1;[.G56])" table:style-name="ce1">
            <text:p>7</text:p>
          </table:table-cell>
          <table:table-cell office:value-type="float" office:value="8" table:formula="of:=IF([.F56]=&quot;żołędzie&quot;;[.H56]+1;[.H56])" table:style-name="ce1">
            <text:p>8</text:p>
          </table:table-cell>
          <table:table-cell office:value-type="float" office:value="12" table:formula="of:=IF([.E57]=&quot;żołędzie&quot;;[.I56]+1;[.I56])" table:style-name="ce1">
            <text:p>12</text:p>
          </table:table-cell>
          <table:table-cell office:value-type="float" office:value="44" table:formula="of:=IF([.E57]=&quot;siano&quot;;[.J56]+1;[.J56])" table:style-name="ce1">
            <text:p>44</text:p>
          </table:table-cell>
          <table:table-cell table:number-columns-repeated="16374"/>
        </table:table-row>
        <table:table-row table:style-name="ro1">
          <table:table-cell office:value-type="date" office:date-value="2013-01-26T00:00:00" table:style-name="ce3">
            <text:p>26.01.2013</text:p>
          </table:table-cell>
          <table:table-cell office:value-type="string" office:string-value="sobota" table:formula="of:=TEXT([.A58];&quot;dddd&quot;)" table:style-name="ce2">
            <text:p>sobota</text:p>
          </table:table-cell>
          <table:table-cell office:value-type="float" office:value="61600" table:formula="of:=IF(AND([.C57]&gt;50000;[.B57]=&quot;piątek&quot;);[.C57]-([.$K$23]*40)+15000;IF(AND([.C57]&lt;50000;[.B57]=&quot;piątek&quot;);[.C57]+15000;IF([.C57]&gt;50000;[.C57]-([.$K$23]*40);[.C57])))" table:style-name="ce1">
            <text:p>61600</text:p>
          </table:table-cell>
          <table:table-cell office:value-type="float" office:value="15400" table:formula="of:=IF(AND([.C58]&gt;50000;[.B57]=&quot;wtorek&quot;);[.D57]+4000;IF(AND([.C58]&lt;50000;[.B57]=&quot;wtorek&quot;);[.D57]-([.$K$23]*20)+4000;IF([.C58]&gt;50000;[.D57];[.D57]-([.$K$23]*20))))" table:style-name="ce1">
            <text:p>15400</text:p>
          </table:table-cell>
          <table:table-cell office:value-type="string" office:string-value="siano" table:formula="of:=IF([.C58]&lt;50000;&quot;żołędzie&quot;;&quot;siano&quot;)" table:style-name="ce1">
            <text:p>siano</text:p>
          </table:table-cell>
          <table:table-cell office:value-type="string" office:string-value="brak dostawy" table:formula="of:=IF([.B58]=&quot;piątek&quot;;&quot;siano&quot;;IF([.B58]=&quot;wtorek&quot;;&quot;żołędzie&quot;;&quot;brak dostawy&quot;))" table:style-name="ce1">
            <text:p>brak dostawy</text:p>
          </table:table-cell>
          <table:table-cell office:value-type="float" office:value="8" table:formula="of:=IF([.F57]=&quot;siano&quot;;[.G57]+1;[.G57])" table:style-name="ce1">
            <text:p>8</text:p>
          </table:table-cell>
          <table:table-cell office:value-type="float" office:value="8" table:formula="of:=IF([.F57]=&quot;żołędzie&quot;;[.H57]+1;[.H57])" table:style-name="ce1">
            <text:p>8</text:p>
          </table:table-cell>
          <table:table-cell office:value-type="float" office:value="12" table:formula="of:=IF([.E58]=&quot;żołędzie&quot;;[.I57]+1;[.I57])" table:style-name="ce1">
            <text:p>12</text:p>
          </table:table-cell>
          <table:table-cell office:value-type="float" office:value="45" table:formula="of:=IF([.E58]=&quot;siano&quot;;[.J57]+1;[.J57])" table:style-name="ce1">
            <text:p>45</text:p>
          </table:table-cell>
          <table:table-cell table:number-columns-repeated="16374"/>
        </table:table-row>
        <table:table-row table:style-name="ro1">
          <table:table-cell office:value-type="date" office:date-value="2013-01-27T00:00:00" table:style-name="ce3">
            <text:p>27.01.2013</text:p>
          </table:table-cell>
          <table:table-cell office:value-type="string" office:string-value="niedziela" table:formula="of:=TEXT([.A59];&quot;dddd&quot;)" table:style-name="ce2">
            <text:p>niedziela</text:p>
          </table:table-cell>
          <table:table-cell office:value-type="float" office:value="58000" table:formula="of:=IF(AND([.C58]&gt;50000;[.B58]=&quot;piątek&quot;);[.C58]-([.$K$23]*40)+15000;IF(AND([.C58]&lt;50000;[.B58]=&quot;piątek&quot;);[.C58]+15000;IF([.C58]&gt;50000;[.C58]-([.$K$23]*40);[.C58])))" table:style-name="ce1">
            <text:p>58000</text:p>
          </table:table-cell>
          <table:table-cell office:value-type="float" office:value="15400" table:formula="of:=IF(AND([.C59]&gt;50000;[.B58]=&quot;wtorek&quot;);[.D58]+4000;IF(AND([.C59]&lt;50000;[.B58]=&quot;wtorek&quot;);[.D58]-([.$K$23]*20)+4000;IF([.C59]&gt;50000;[.D58];[.D58]-([.$K$23]*20))))" table:style-name="ce1">
            <text:p>15400</text:p>
          </table:table-cell>
          <table:table-cell office:value-type="string" office:string-value="siano" table:formula="of:=IF([.C59]&lt;50000;&quot;żołędzie&quot;;&quot;siano&quot;)" table:style-name="ce1">
            <text:p>siano</text:p>
          </table:table-cell>
          <table:table-cell office:value-type="string" office:string-value="brak dostawy" table:formula="of:=IF([.B59]=&quot;piątek&quot;;&quot;siano&quot;;IF([.B59]=&quot;wtorek&quot;;&quot;żołędzie&quot;;&quot;brak dostawy&quot;))" table:style-name="ce1">
            <text:p>brak dostawy</text:p>
          </table:table-cell>
          <table:table-cell office:value-type="float" office:value="8" table:formula="of:=IF([.F58]=&quot;siano&quot;;[.G58]+1;[.G58])" table:style-name="ce1">
            <text:p>8</text:p>
          </table:table-cell>
          <table:table-cell office:value-type="float" office:value="8" table:formula="of:=IF([.F58]=&quot;żołędzie&quot;;[.H58]+1;[.H58])" table:style-name="ce1">
            <text:p>8</text:p>
          </table:table-cell>
          <table:table-cell office:value-type="float" office:value="12" table:formula="of:=IF([.E59]=&quot;żołędzie&quot;;[.I58]+1;[.I58])" table:style-name="ce1">
            <text:p>12</text:p>
          </table:table-cell>
          <table:table-cell office:value-type="float" office:value="46" table:formula="of:=IF([.E59]=&quot;siano&quot;;[.J58]+1;[.J58])" table:style-name="ce1">
            <text:p>46</text:p>
          </table:table-cell>
          <table:table-cell table:number-columns-repeated="16374"/>
        </table:table-row>
        <table:table-row table:style-name="ro1">
          <table:table-cell office:value-type="date" office:date-value="2013-01-28T00:00:00" table:style-name="ce3">
            <text:p>28.01.2013</text:p>
          </table:table-cell>
          <table:table-cell office:value-type="string" office:string-value="poniedziałek" table:formula="of:=TEXT([.A60];&quot;dddd&quot;)" table:style-name="ce2">
            <text:p>poniedziałek</text:p>
          </table:table-cell>
          <table:table-cell office:value-type="float" office:value="54400" table:formula="of:=IF(AND([.C59]&gt;50000;[.B59]=&quot;piątek&quot;);[.C59]-([.$K$23]*40)+15000;IF(AND([.C59]&lt;50000;[.B59]=&quot;piątek&quot;);[.C59]+15000;IF([.C59]&gt;50000;[.C59]-([.$K$23]*40);[.C59])))" table:style-name="ce1">
            <text:p>54400</text:p>
          </table:table-cell>
          <table:table-cell office:value-type="float" office:value="15400" table:formula="of:=IF(AND([.C60]&gt;50000;[.B59]=&quot;wtorek&quot;);[.D59]+4000;IF(AND([.C60]&lt;50000;[.B59]=&quot;wtorek&quot;);[.D59]-([.$K$23]*20)+4000;IF([.C60]&gt;50000;[.D59];[.D59]-([.$K$23]*20))))" table:style-name="ce1">
            <text:p>15400</text:p>
          </table:table-cell>
          <table:table-cell office:value-type="string" office:string-value="siano" table:formula="of:=IF([.C60]&lt;50000;&quot;żołędzie&quot;;&quot;siano&quot;)" table:style-name="ce1">
            <text:p>siano</text:p>
          </table:table-cell>
          <table:table-cell office:value-type="string" office:string-value="brak dostawy" table:formula="of:=IF([.B60]=&quot;piątek&quot;;&quot;siano&quot;;IF([.B60]=&quot;wtorek&quot;;&quot;żołędzie&quot;;&quot;brak dostawy&quot;))" table:style-name="ce1">
            <text:p>brak dostawy</text:p>
          </table:table-cell>
          <table:table-cell office:value-type="float" office:value="8" table:formula="of:=IF([.F59]=&quot;siano&quot;;[.G59]+1;[.G59])" table:style-name="ce1">
            <text:p>8</text:p>
          </table:table-cell>
          <table:table-cell office:value-type="float" office:value="8" table:formula="of:=IF([.F59]=&quot;żołędzie&quot;;[.H59]+1;[.H59])" table:style-name="ce1">
            <text:p>8</text:p>
          </table:table-cell>
          <table:table-cell office:value-type="float" office:value="12" table:formula="of:=IF([.E60]=&quot;żołędzie&quot;;[.I59]+1;[.I59])" table:style-name="ce1">
            <text:p>12</text:p>
          </table:table-cell>
          <table:table-cell office:value-type="float" office:value="47" table:formula="of:=IF([.E60]=&quot;siano&quot;;[.J59]+1;[.J59])" table:style-name="ce1">
            <text:p>47</text:p>
          </table:table-cell>
          <table:table-cell table:number-columns-repeated="16374"/>
        </table:table-row>
        <table:table-row table:style-name="ro1">
          <table:table-cell office:value-type="date" office:date-value="2013-01-29T00:00:00" table:style-name="ce3">
            <text:p>29.01.2013</text:p>
          </table:table-cell>
          <table:table-cell office:value-type="string" office:string-value="wtorek" table:formula="of:=TEXT([.A61];&quot;dddd&quot;)" table:style-name="ce2">
            <text:p>wtorek</text:p>
          </table:table-cell>
          <table:table-cell office:value-type="float" office:value="50800" table:formula="of:=IF(AND([.C60]&gt;50000;[.B60]=&quot;piątek&quot;);[.C60]-([.$K$23]*40)+15000;IF(AND([.C60]&lt;50000;[.B60]=&quot;piątek&quot;);[.C60]+15000;IF([.C60]&gt;50000;[.C60]-([.$K$23]*40);[.C60])))" table:style-name="ce1">
            <text:p>50800</text:p>
          </table:table-cell>
          <table:table-cell office:value-type="float" office:value="15400" table:formula="of:=IF(AND([.C61]&gt;50000;[.B60]=&quot;wtorek&quot;);[.D60]+4000;IF(AND([.C61]&lt;50000;[.B60]=&quot;wtorek&quot;);[.D60]-([.$K$23]*20)+4000;IF([.C61]&gt;50000;[.D60];[.D60]-([.$K$23]*20))))" table:style-name="ce1">
            <text:p>15400</text:p>
          </table:table-cell>
          <table:table-cell office:value-type="string" office:string-value="siano" table:formula="of:=IF([.C61]&lt;50000;&quot;żołędzie&quot;;&quot;siano&quot;)" table:style-name="ce1">
            <text:p>siano</text:p>
          </table:table-cell>
          <table:table-cell office:value-type="string" office:string-value="żołędzie" table:formula="of:=IF([.B61]=&quot;piątek&quot;;&quot;siano&quot;;IF([.B61]=&quot;wtorek&quot;;&quot;żołędzie&quot;;&quot;brak dostawy&quot;))" table:style-name="ce1">
            <text:p>żołędzie</text:p>
          </table:table-cell>
          <table:table-cell office:value-type="float" office:value="8" table:formula="of:=IF([.F60]=&quot;siano&quot;;[.G60]+1;[.G60])" table:style-name="ce1">
            <text:p>8</text:p>
          </table:table-cell>
          <table:table-cell office:value-type="float" office:value="8" table:formula="of:=IF([.F60]=&quot;żołędzie&quot;;[.H60]+1;[.H60])" table:style-name="ce1">
            <text:p>8</text:p>
          </table:table-cell>
          <table:table-cell office:value-type="float" office:value="12" table:formula="of:=IF([.E61]=&quot;żołędzie&quot;;[.I60]+1;[.I60])" table:style-name="ce1">
            <text:p>12</text:p>
          </table:table-cell>
          <table:table-cell office:value-type="float" office:value="48" table:formula="of:=IF([.E61]=&quot;siano&quot;;[.J60]+1;[.J60])" table:style-name="ce1">
            <text:p>48</text:p>
          </table:table-cell>
          <table:table-cell table:number-columns-repeated="16374"/>
        </table:table-row>
        <table:table-row table:style-name="ro1">
          <table:table-cell office:value-type="date" office:date-value="2013-01-30T00:00:00" table:style-name="ce3">
            <text:p>30.01.2013</text:p>
          </table:table-cell>
          <table:table-cell office:value-type="string" office:string-value="środa" table:formula="of:=TEXT([.A62];&quot;dddd&quot;)" table:style-name="ce2">
            <text:p>środa</text:p>
          </table:table-cell>
          <table:table-cell office:value-type="float" office:value="47200" table:formula="of:=IF(AND([.C61]&gt;50000;[.B61]=&quot;piątek&quot;);[.C61]-([.$K$23]*40)+15000;IF(AND([.C61]&lt;50000;[.B61]=&quot;piątek&quot;);[.C61]+15000;IF([.C61]&gt;50000;[.C61]-([.$K$23]*40);[.C61])))" table:style-name="ce1">
            <text:p>47200</text:p>
          </table:table-cell>
          <table:table-cell office:value-type="float" office:value="17600" table:formula="of:=IF(AND([.C62]&gt;50000;[.B61]=&quot;wtorek&quot;);[.D61]+4000;IF(AND([.C62]&lt;50000;[.B61]=&quot;wtorek&quot;);[.D61]-([.$K$23]*20)+4000;IF([.C62]&gt;50000;[.D61];[.D61]-([.$K$23]*20))))" table:style-name="ce1">
            <text:p>17600</text:p>
          </table:table-cell>
          <table:table-cell office:value-type="string" office:string-value="żołędzie" table:formula="of:=IF([.C62]&lt;50000;&quot;żołędzie&quot;;&quot;siano&quot;)" table:style-name="ce1">
            <text:p>żołędzie</text:p>
          </table:table-cell>
          <table:table-cell office:value-type="string" office:string-value="brak dostawy" table:formula="of:=IF([.B62]=&quot;piątek&quot;;&quot;siano&quot;;IF([.B62]=&quot;wtorek&quot;;&quot;żołędzie&quot;;&quot;brak dostawy&quot;))" table:style-name="ce1">
            <text:p>brak dostawy</text:p>
          </table:table-cell>
          <table:table-cell office:value-type="float" office:value="8" table:formula="of:=IF([.F61]=&quot;siano&quot;;[.G61]+1;[.G61])" table:style-name="ce1">
            <text:p>8</text:p>
          </table:table-cell>
          <table:table-cell office:value-type="float" office:value="9" table:formula="of:=IF([.F61]=&quot;żołędzie&quot;;[.H61]+1;[.H61])" table:style-name="ce1">
            <text:p>9</text:p>
          </table:table-cell>
          <table:table-cell office:value-type="float" office:value="13" table:formula="of:=IF([.E62]=&quot;żołędzie&quot;;[.I61]+1;[.I61])" table:style-name="ce1">
            <text:p>13</text:p>
          </table:table-cell>
          <table:table-cell office:value-type="float" office:value="48" table:formula="of:=IF([.E62]=&quot;siano&quot;;[.J61]+1;[.J61])" table:style-name="ce1">
            <text:p>48</text:p>
          </table:table-cell>
          <table:table-cell table:number-columns-repeated="16374"/>
        </table:table-row>
        <table:table-row table:style-name="ro1">
          <table:table-cell office:value-type="date" office:date-value="2013-01-31T00:00:00" table:style-name="ce3">
            <text:p>31.01.2013</text:p>
          </table:table-cell>
          <table:table-cell office:value-type="string" office:string-value="czwartek" table:formula="of:=TEXT([.A63];&quot;dddd&quot;)" table:style-name="ce2">
            <text:p>czwartek</text:p>
          </table:table-cell>
          <table:table-cell office:value-type="float" office:value="47200" table:formula="of:=IF(AND([.C62]&gt;50000;[.B62]=&quot;piątek&quot;);[.C62]-([.$K$23]*40)+15000;IF(AND([.C62]&lt;50000;[.B62]=&quot;piątek&quot;);[.C62]+15000;IF([.C62]&gt;50000;[.C62]-([.$K$23]*40);[.C62])))" table:style-name="ce1">
            <text:p>47200</text:p>
          </table:table-cell>
          <table:table-cell office:value-type="float" office:value="15800" table:formula="of:=IF(AND([.C63]&gt;50000;[.B62]=&quot;wtorek&quot;);[.D62]+4000;IF(AND([.C63]&lt;50000;[.B62]=&quot;wtorek&quot;);[.D62]-([.$K$23]*20)+4000;IF([.C63]&gt;50000;[.D62];[.D62]-([.$K$23]*20))))" table:style-name="ce1">
            <text:p>15800</text:p>
          </table:table-cell>
          <table:table-cell office:value-type="string" office:string-value="żołędzie" table:formula="of:=IF([.C63]&lt;50000;&quot;żołędzie&quot;;&quot;siano&quot;)" table:style-name="ce1">
            <text:p>żołędzie</text:p>
          </table:table-cell>
          <table:table-cell office:value-type="string" office:string-value="brak dostawy" table:formula="of:=IF([.B63]=&quot;piątek&quot;;&quot;siano&quot;;IF([.B63]=&quot;wtorek&quot;;&quot;żołędzie&quot;;&quot;brak dostawy&quot;))" table:style-name="ce1">
            <text:p>brak dostawy</text:p>
          </table:table-cell>
          <table:table-cell office:value-type="float" office:value="8" table:formula="of:=IF([.F62]=&quot;siano&quot;;[.G62]+1;[.G62])" table:style-name="ce1">
            <text:p>8</text:p>
          </table:table-cell>
          <table:table-cell office:value-type="float" office:value="9" table:formula="of:=IF([.F62]=&quot;żołędzie&quot;;[.H62]+1;[.H62])" table:style-name="ce1">
            <text:p>9</text:p>
          </table:table-cell>
          <table:table-cell office:value-type="float" office:value="14" table:formula="of:=IF([.E63]=&quot;żołędzie&quot;;[.I62]+1;[.I62])" table:style-name="ce1">
            <text:p>14</text:p>
          </table:table-cell>
          <table:table-cell office:value-type="float" office:value="48" table:formula="of:=IF([.E63]=&quot;siano&quot;;[.J62]+1;[.J62])" table:style-name="ce1">
            <text:p>48</text:p>
          </table:table-cell>
          <table:table-cell table:number-columns-repeated="16374"/>
        </table:table-row>
        <table:table-row table:style-name="ro1">
          <table:table-cell office:value-type="date" office:date-value="2013-02-01T00:00:00" table:style-name="ce3">
            <text:p>01.02.2013</text:p>
          </table:table-cell>
          <table:table-cell office:value-type="string" office:string-value="piątek" table:formula="of:=TEXT([.A64];&quot;dddd&quot;)" table:style-name="ce2">
            <text:p>piątek</text:p>
          </table:table-cell>
          <table:table-cell office:value-type="float" office:value="47200" table:formula="of:=IF(AND([.C63]&gt;50000;[.B63]=&quot;piątek&quot;);[.C63]-([.$K$23]*40)+15000;IF(AND([.C63]&lt;50000;[.B63]=&quot;piątek&quot;);[.C63]+15000;IF([.C63]&gt;50000;[.C63]-([.$K$23]*40);[.C63])))" table:style-name="ce1">
            <text:p>47200</text:p>
          </table:table-cell>
          <table:table-cell office:value-type="float" office:value="14000" table:formula="of:=IF(AND([.C64]&gt;50000;[.B63]=&quot;wtorek&quot;);[.D63]+4000;IF(AND([.C64]&lt;50000;[.B63]=&quot;wtorek&quot;);[.D63]-([.$K$23]*20)+4000;IF([.C64]&gt;50000;[.D63];[.D63]-([.$K$23]*20))))" table:style-name="ce1">
            <text:p>14000</text:p>
          </table:table-cell>
          <table:table-cell office:value-type="string" office:string-value="żołędzie" table:formula="of:=IF([.C64]&lt;50000;&quot;żołędzie&quot;;&quot;siano&quot;)" table:style-name="ce1">
            <text:p>żołędzie</text:p>
          </table:table-cell>
          <table:table-cell office:value-type="string" office:string-value="siano" table:formula="of:=IF([.B64]=&quot;piątek&quot;;&quot;siano&quot;;IF([.B64]=&quot;wtorek&quot;;&quot;żołędzie&quot;;&quot;brak dostawy&quot;))" table:style-name="ce1">
            <text:p>siano</text:p>
          </table:table-cell>
          <table:table-cell office:value-type="float" office:value="8" table:formula="of:=IF([.F63]=&quot;siano&quot;;[.G63]+1;[.G63])" table:style-name="ce1">
            <text:p>8</text:p>
          </table:table-cell>
          <table:table-cell office:value-type="float" office:value="9" table:formula="of:=IF([.F63]=&quot;żołędzie&quot;;[.H63]+1;[.H63])" table:style-name="ce1">
            <text:p>9</text:p>
          </table:table-cell>
          <table:table-cell office:value-type="float" office:value="15" table:formula="of:=IF([.E64]=&quot;żołędzie&quot;;[.I63]+1;[.I63])" table:style-name="ce1">
            <text:p>15</text:p>
          </table:table-cell>
          <table:table-cell office:value-type="float" office:value="48" table:formula="of:=IF([.E64]=&quot;siano&quot;;[.J63]+1;[.J63])" table:style-name="ce1">
            <text:p>48</text:p>
          </table:table-cell>
          <table:table-cell table:number-columns-repeated="16374"/>
        </table:table-row>
        <table:table-row table:style-name="ro1">
          <table:table-cell office:value-type="date" office:date-value="2013-02-02T00:00:00" table:style-name="ce3">
            <text:p>02.02.2013</text:p>
          </table:table-cell>
          <table:table-cell office:value-type="string" office:string-value="sobota" table:formula="of:=TEXT([.A65];&quot;dddd&quot;)" table:style-name="ce2">
            <text:p>sobota</text:p>
          </table:table-cell>
          <table:table-cell office:value-type="float" office:value="62200" table:formula="of:=IF(AND([.C64]&gt;50000;[.B64]=&quot;piątek&quot;);[.C64]-([.$K$23]*40)+15000;IF(AND([.C64]&lt;50000;[.B64]=&quot;piątek&quot;);[.C64]+15000;IF([.C64]&gt;50000;[.C64]-([.$K$23]*40);[.C64])))" table:style-name="ce1">
            <text:p>62200</text:p>
          </table:table-cell>
          <table:table-cell office:value-type="float" office:value="14000" table:formula="of:=IF(AND([.C65]&gt;50000;[.B64]=&quot;wtorek&quot;);[.D64]+4000;IF(AND([.C65]&lt;50000;[.B64]=&quot;wtorek&quot;);[.D64]-([.$K$23]*20)+4000;IF([.C65]&gt;50000;[.D64];[.D64]-([.$K$23]*20))))" table:style-name="ce1">
            <text:p>14000</text:p>
          </table:table-cell>
          <table:table-cell office:value-type="string" office:string-value="siano" table:formula="of:=IF([.C65]&lt;50000;&quot;żołędzie&quot;;&quot;siano&quot;)" table:style-name="ce1">
            <text:p>siano</text:p>
          </table:table-cell>
          <table:table-cell office:value-type="string" office:string-value="brak dostawy" table:formula="of:=IF([.B65]=&quot;piątek&quot;;&quot;siano&quot;;IF([.B65]=&quot;wtorek&quot;;&quot;żołędzie&quot;;&quot;brak dostawy&quot;))" table:style-name="ce1">
            <text:p>brak dostawy</text:p>
          </table:table-cell>
          <table:table-cell office:value-type="float" office:value="9" table:formula="of:=IF([.F64]=&quot;siano&quot;;[.G64]+1;[.G64])" table:style-name="ce1">
            <text:p>9</text:p>
          </table:table-cell>
          <table:table-cell office:value-type="float" office:value="9" table:formula="of:=IF([.F64]=&quot;żołędzie&quot;;[.H64]+1;[.H64])" table:style-name="ce1">
            <text:p>9</text:p>
          </table:table-cell>
          <table:table-cell office:value-type="float" office:value="15" table:formula="of:=IF([.E65]=&quot;żołędzie&quot;;[.I64]+1;[.I64])" table:style-name="ce1">
            <text:p>15</text:p>
          </table:table-cell>
          <table:table-cell office:value-type="float" office:value="49" table:formula="of:=IF([.E65]=&quot;siano&quot;;[.J64]+1;[.J64])" table:style-name="ce1">
            <text:p>49</text:p>
          </table:table-cell>
          <table:table-cell table:number-columns-repeated="16374"/>
        </table:table-row>
        <table:table-row table:style-name="ro1">
          <table:table-cell office:value-type="date" office:date-value="2013-02-03T00:00:00" table:style-name="ce3">
            <text:p>03.02.2013</text:p>
          </table:table-cell>
          <table:table-cell office:value-type="string" office:string-value="niedziela" table:formula="of:=TEXT([.A66];&quot;dddd&quot;)" table:style-name="ce2">
            <text:p>niedziela</text:p>
          </table:table-cell>
          <table:table-cell office:value-type="float" office:value="58600" table:formula="of:=IF(AND([.C65]&gt;50000;[.B65]=&quot;piątek&quot;);[.C65]-([.$K$23]*40)+15000;IF(AND([.C65]&lt;50000;[.B65]=&quot;piątek&quot;);[.C65]+15000;IF([.C65]&gt;50000;[.C65]-([.$K$23]*40);[.C65])))" table:style-name="ce1">
            <text:p>58600</text:p>
          </table:table-cell>
          <table:table-cell office:value-type="float" office:value="14000" table:formula="of:=IF(AND([.C66]&gt;50000;[.B65]=&quot;wtorek&quot;);[.D65]+4000;IF(AND([.C66]&lt;50000;[.B65]=&quot;wtorek&quot;);[.D65]-([.$K$23]*20)+4000;IF([.C66]&gt;50000;[.D65];[.D65]-([.$K$23]*20))))" table:style-name="ce1">
            <text:p>14000</text:p>
          </table:table-cell>
          <table:table-cell office:value-type="string" office:string-value="siano" table:formula="of:=IF([.C66]&lt;50000;&quot;żołędzie&quot;;&quot;siano&quot;)" table:style-name="ce1">
            <text:p>siano</text:p>
          </table:table-cell>
          <table:table-cell office:value-type="string" office:string-value="brak dostawy" table:formula="of:=IF([.B66]=&quot;piątek&quot;;&quot;siano&quot;;IF([.B66]=&quot;wtorek&quot;;&quot;żołędzie&quot;;&quot;brak dostawy&quot;))" table:style-name="ce1">
            <text:p>brak dostawy</text:p>
          </table:table-cell>
          <table:table-cell office:value-type="float" office:value="9" table:formula="of:=IF([.F65]=&quot;siano&quot;;[.G65]+1;[.G65])" table:style-name="ce1">
            <text:p>9</text:p>
          </table:table-cell>
          <table:table-cell office:value-type="float" office:value="9" table:formula="of:=IF([.F65]=&quot;żołędzie&quot;;[.H65]+1;[.H65])" table:style-name="ce1">
            <text:p>9</text:p>
          </table:table-cell>
          <table:table-cell office:value-type="float" office:value="15" table:formula="of:=IF([.E66]=&quot;żołędzie&quot;;[.I65]+1;[.I65])" table:style-name="ce1">
            <text:p>15</text:p>
          </table:table-cell>
          <table:table-cell office:value-type="float" office:value="50" table:formula="of:=IF([.E66]=&quot;siano&quot;;[.J65]+1;[.J65])" table:style-name="ce1">
            <text:p>50</text:p>
          </table:table-cell>
          <table:table-cell table:number-columns-repeated="16374"/>
        </table:table-row>
        <table:table-row table:style-name="ro1">
          <table:table-cell office:value-type="date" office:date-value="2013-02-04T00:00:00" table:style-name="ce3">
            <text:p>04.02.2013</text:p>
          </table:table-cell>
          <table:table-cell office:value-type="string" office:string-value="poniedziałek" table:formula="of:=TEXT([.A67];&quot;dddd&quot;)" table:style-name="ce2">
            <text:p>poniedziałek</text:p>
          </table:table-cell>
          <table:table-cell office:value-type="float" office:value="55000" table:formula="of:=IF(AND([.C66]&gt;50000;[.B66]=&quot;piątek&quot;);[.C66]-([.$K$23]*40)+15000;IF(AND([.C66]&lt;50000;[.B66]=&quot;piątek&quot;);[.C66]+15000;IF([.C66]&gt;50000;[.C66]-([.$K$23]*40);[.C66])))" table:style-name="ce1">
            <text:p>55000</text:p>
          </table:table-cell>
          <table:table-cell office:value-type="float" office:value="14000" table:formula="of:=IF(AND([.C67]&gt;50000;[.B66]=&quot;wtorek&quot;);[.D66]+4000;IF(AND([.C67]&lt;50000;[.B66]=&quot;wtorek&quot;);[.D66]-([.$K$23]*20)+4000;IF([.C67]&gt;50000;[.D66];[.D66]-([.$K$23]*20))))" table:style-name="ce1">
            <text:p>14000</text:p>
          </table:table-cell>
          <table:table-cell office:value-type="string" office:string-value="siano" table:formula="of:=IF([.C67]&lt;50000;&quot;żołędzie&quot;;&quot;siano&quot;)" table:style-name="ce1">
            <text:p>siano</text:p>
          </table:table-cell>
          <table:table-cell office:value-type="string" office:string-value="brak dostawy" table:formula="of:=IF([.B67]=&quot;piątek&quot;;&quot;siano&quot;;IF([.B67]=&quot;wtorek&quot;;&quot;żołędzie&quot;;&quot;brak dostawy&quot;))" table:style-name="ce1">
            <text:p>brak dostawy</text:p>
          </table:table-cell>
          <table:table-cell office:value-type="float" office:value="9" table:formula="of:=IF([.F66]=&quot;siano&quot;;[.G66]+1;[.G66])" table:style-name="ce1">
            <text:p>9</text:p>
          </table:table-cell>
          <table:table-cell office:value-type="float" office:value="9" table:formula="of:=IF([.F66]=&quot;żołędzie&quot;;[.H66]+1;[.H66])" table:style-name="ce1">
            <text:p>9</text:p>
          </table:table-cell>
          <table:table-cell office:value-type="float" office:value="15" table:formula="of:=IF([.E67]=&quot;żołędzie&quot;;[.I66]+1;[.I66])" table:style-name="ce1">
            <text:p>15</text:p>
          </table:table-cell>
          <table:table-cell office:value-type="float" office:value="51" table:formula="of:=IF([.E67]=&quot;siano&quot;;[.J66]+1;[.J66])" table:style-name="ce1">
            <text:p>51</text:p>
          </table:table-cell>
          <table:table-cell table:number-columns-repeated="16374"/>
        </table:table-row>
        <table:table-row table:style-name="ro1">
          <table:table-cell office:value-type="date" office:date-value="2013-02-05T00:00:00" table:style-name="ce3">
            <text:p>05.02.2013</text:p>
          </table:table-cell>
          <table:table-cell office:value-type="string" office:string-value="wtorek" table:formula="of:=TEXT([.A68];&quot;dddd&quot;)" table:style-name="ce2">
            <text:p>wtorek</text:p>
          </table:table-cell>
          <table:table-cell office:value-type="float" office:value="51400" table:formula="of:=IF(AND([.C67]&gt;50000;[.B67]=&quot;piątek&quot;);[.C67]-([.$K$23]*40)+15000;IF(AND([.C67]&lt;50000;[.B67]=&quot;piątek&quot;);[.C67]+15000;IF([.C67]&gt;50000;[.C67]-([.$K$23]*40);[.C67])))" table:style-name="ce1">
            <text:p>51400</text:p>
          </table:table-cell>
          <table:table-cell office:value-type="float" office:value="14000" table:formula="of:=IF(AND([.C68]&gt;50000;[.B67]=&quot;wtorek&quot;);[.D67]+4000;IF(AND([.C68]&lt;50000;[.B67]=&quot;wtorek&quot;);[.D67]-([.$K$23]*20)+4000;IF([.C68]&gt;50000;[.D67];[.D67]-([.$K$23]*20))))" table:style-name="ce1">
            <text:p>14000</text:p>
          </table:table-cell>
          <table:table-cell office:value-type="string" office:string-value="siano" table:formula="of:=IF([.C68]&lt;50000;&quot;żołędzie&quot;;&quot;siano&quot;)" table:style-name="ce1">
            <text:p>siano</text:p>
          </table:table-cell>
          <table:table-cell office:value-type="string" office:string-value="żołędzie" table:formula="of:=IF([.B68]=&quot;piątek&quot;;&quot;siano&quot;;IF([.B68]=&quot;wtorek&quot;;&quot;żołędzie&quot;;&quot;brak dostawy&quot;))" table:style-name="ce1">
            <text:p>żołędzie</text:p>
          </table:table-cell>
          <table:table-cell office:value-type="float" office:value="9" table:formula="of:=IF([.F67]=&quot;siano&quot;;[.G67]+1;[.G67])" table:style-name="ce1">
            <text:p>9</text:p>
          </table:table-cell>
          <table:table-cell office:value-type="float" office:value="9" table:formula="of:=IF([.F67]=&quot;żołędzie&quot;;[.H67]+1;[.H67])" table:style-name="ce1">
            <text:p>9</text:p>
          </table:table-cell>
          <table:table-cell office:value-type="float" office:value="15" table:formula="of:=IF([.E68]=&quot;żołędzie&quot;;[.I67]+1;[.I67])" table:style-name="ce1">
            <text:p>15</text:p>
          </table:table-cell>
          <table:table-cell office:value-type="float" office:value="52" table:formula="of:=IF([.E68]=&quot;siano&quot;;[.J67]+1;[.J67])" table:style-name="ce1">
            <text:p>52</text:p>
          </table:table-cell>
          <table:table-cell table:number-columns-repeated="16374"/>
        </table:table-row>
        <table:table-row table:style-name="ro1">
          <table:table-cell office:value-type="date" office:date-value="2013-02-06T00:00:00" table:style-name="ce3">
            <text:p>06.02.2013</text:p>
          </table:table-cell>
          <table:table-cell office:value-type="string" office:string-value="środa" table:formula="of:=TEXT([.A69];&quot;dddd&quot;)" table:style-name="ce2">
            <text:p>środa</text:p>
          </table:table-cell>
          <table:table-cell office:value-type="float" office:value="47800" table:formula="of:=IF(AND([.C68]&gt;50000;[.B68]=&quot;piątek&quot;);[.C68]-([.$K$23]*40)+15000;IF(AND([.C68]&lt;50000;[.B68]=&quot;piątek&quot;);[.C68]+15000;IF([.C68]&gt;50000;[.C68]-([.$K$23]*40);[.C68])))" table:style-name="ce1">
            <text:p>47800</text:p>
          </table:table-cell>
          <table:table-cell office:value-type="float" office:value="16200" table:formula="of:=IF(AND([.C69]&gt;50000;[.B68]=&quot;wtorek&quot;);[.D68]+4000;IF(AND([.C69]&lt;50000;[.B68]=&quot;wtorek&quot;);[.D68]-([.$K$23]*20)+4000;IF([.C69]&gt;50000;[.D68];[.D68]-([.$K$23]*20))))" table:style-name="ce1">
            <text:p>16200</text:p>
          </table:table-cell>
          <table:table-cell office:value-type="string" office:string-value="żołędzie" table:formula="of:=IF([.C69]&lt;50000;&quot;żołędzie&quot;;&quot;siano&quot;)" table:style-name="ce1">
            <text:p>żołędzie</text:p>
          </table:table-cell>
          <table:table-cell office:value-type="string" office:string-value="brak dostawy" table:formula="of:=IF([.B69]=&quot;piątek&quot;;&quot;siano&quot;;IF([.B69]=&quot;wtorek&quot;;&quot;żołędzie&quot;;&quot;brak dostawy&quot;))" table:style-name="ce1">
            <text:p>brak dostawy</text:p>
          </table:table-cell>
          <table:table-cell office:value-type="float" office:value="9" table:formula="of:=IF([.F68]=&quot;siano&quot;;[.G68]+1;[.G68])" table:style-name="ce1">
            <text:p>9</text:p>
          </table:table-cell>
          <table:table-cell office:value-type="float" office:value="10" table:formula="of:=IF([.F68]=&quot;żołędzie&quot;;[.H68]+1;[.H68])" table:style-name="ce1">
            <text:p>10</text:p>
          </table:table-cell>
          <table:table-cell office:value-type="float" office:value="16" table:formula="of:=IF([.E69]=&quot;żołędzie&quot;;[.I68]+1;[.I68])" table:style-name="ce1">
            <text:p>16</text:p>
          </table:table-cell>
          <table:table-cell office:value-type="float" office:value="52" table:formula="of:=IF([.E69]=&quot;siano&quot;;[.J68]+1;[.J68])" table:style-name="ce1">
            <text:p>52</text:p>
          </table:table-cell>
          <table:table-cell table:number-columns-repeated="16374"/>
        </table:table-row>
        <table:table-row table:style-name="ro1">
          <table:table-cell office:value-type="date" office:date-value="2013-02-07T00:00:00" table:style-name="ce3">
            <text:p>07.02.2013</text:p>
          </table:table-cell>
          <table:table-cell office:value-type="string" office:string-value="czwartek" table:formula="of:=TEXT([.A70];&quot;dddd&quot;)" table:style-name="ce2">
            <text:p>czwartek</text:p>
          </table:table-cell>
          <table:table-cell office:value-type="float" office:value="47800" table:formula="of:=IF(AND([.C69]&gt;50000;[.B69]=&quot;piątek&quot;);[.C69]-([.$K$23]*40)+15000;IF(AND([.C69]&lt;50000;[.B69]=&quot;piątek&quot;);[.C69]+15000;IF([.C69]&gt;50000;[.C69]-([.$K$23]*40);[.C69])))" table:style-name="ce1">
            <text:p>47800</text:p>
          </table:table-cell>
          <table:table-cell office:value-type="float" office:value="14400" table:formula="of:=IF(AND([.C70]&gt;50000;[.B69]=&quot;wtorek&quot;);[.D69]+4000;IF(AND([.C70]&lt;50000;[.B69]=&quot;wtorek&quot;);[.D69]-([.$K$23]*20)+4000;IF([.C70]&gt;50000;[.D69];[.D69]-([.$K$23]*20))))" table:style-name="ce1">
            <text:p>14400</text:p>
          </table:table-cell>
          <table:table-cell office:value-type="string" office:string-value="żołędzie" table:formula="of:=IF([.C70]&lt;50000;&quot;żołędzie&quot;;&quot;siano&quot;)" table:style-name="ce1">
            <text:p>żołędzie</text:p>
          </table:table-cell>
          <table:table-cell office:value-type="string" office:string-value="brak dostawy" table:formula="of:=IF([.B70]=&quot;piątek&quot;;&quot;siano&quot;;IF([.B70]=&quot;wtorek&quot;;&quot;żołędzie&quot;;&quot;brak dostawy&quot;))" table:style-name="ce1">
            <text:p>brak dostawy</text:p>
          </table:table-cell>
          <table:table-cell office:value-type="float" office:value="9" table:formula="of:=IF([.F69]=&quot;siano&quot;;[.G69]+1;[.G69])" table:style-name="ce1">
            <text:p>9</text:p>
          </table:table-cell>
          <table:table-cell office:value-type="float" office:value="10" table:formula="of:=IF([.F69]=&quot;żołędzie&quot;;[.H69]+1;[.H69])" table:style-name="ce1">
            <text:p>10</text:p>
          </table:table-cell>
          <table:table-cell office:value-type="float" office:value="17" table:formula="of:=IF([.E70]=&quot;żołędzie&quot;;[.I69]+1;[.I69])" table:style-name="ce1">
            <text:p>17</text:p>
          </table:table-cell>
          <table:table-cell office:value-type="float" office:value="52" table:formula="of:=IF([.E70]=&quot;siano&quot;;[.J69]+1;[.J69])" table:style-name="ce1">
            <text:p>52</text:p>
          </table:table-cell>
          <table:table-cell table:number-columns-repeated="16374"/>
        </table:table-row>
        <table:table-row table:style-name="ro1">
          <table:table-cell office:value-type="date" office:date-value="2013-02-08T00:00:00" table:style-name="ce3">
            <text:p>08.02.2013</text:p>
          </table:table-cell>
          <table:table-cell office:value-type="string" office:string-value="piątek" table:formula="of:=TEXT([.A71];&quot;dddd&quot;)" table:style-name="ce2">
            <text:p>piątek</text:p>
          </table:table-cell>
          <table:table-cell office:value-type="float" office:value="47800" table:formula="of:=IF(AND([.C70]&gt;50000;[.B70]=&quot;piątek&quot;);[.C70]-([.$K$23]*40)+15000;IF(AND([.C70]&lt;50000;[.B70]=&quot;piątek&quot;);[.C70]+15000;IF([.C70]&gt;50000;[.C70]-([.$K$23]*40);[.C70])))" table:style-name="ce1">
            <text:p>47800</text:p>
          </table:table-cell>
          <table:table-cell office:value-type="float" office:value="12600" table:formula="of:=IF(AND([.C71]&gt;50000;[.B70]=&quot;wtorek&quot;);[.D70]+4000;IF(AND([.C71]&lt;50000;[.B70]=&quot;wtorek&quot;);[.D70]-([.$K$23]*20)+4000;IF([.C71]&gt;50000;[.D70];[.D70]-([.$K$23]*20))))" table:style-name="ce1">
            <text:p>12600</text:p>
          </table:table-cell>
          <table:table-cell office:value-type="string" office:string-value="żołędzie" table:formula="of:=IF([.C71]&lt;50000;&quot;żołędzie&quot;;&quot;siano&quot;)" table:style-name="ce1">
            <text:p>żołędzie</text:p>
          </table:table-cell>
          <table:table-cell office:value-type="string" office:string-value="siano" table:formula="of:=IF([.B71]=&quot;piątek&quot;;&quot;siano&quot;;IF([.B71]=&quot;wtorek&quot;;&quot;żołędzie&quot;;&quot;brak dostawy&quot;))" table:style-name="ce1">
            <text:p>siano</text:p>
          </table:table-cell>
          <table:table-cell office:value-type="float" office:value="9" table:formula="of:=IF([.F70]=&quot;siano&quot;;[.G70]+1;[.G70])" table:style-name="ce1">
            <text:p>9</text:p>
          </table:table-cell>
          <table:table-cell office:value-type="float" office:value="10" table:formula="of:=IF([.F70]=&quot;żołędzie&quot;;[.H70]+1;[.H70])" table:style-name="ce1">
            <text:p>10</text:p>
          </table:table-cell>
          <table:table-cell office:value-type="float" office:value="18" table:formula="of:=IF([.E71]=&quot;żołędzie&quot;;[.I70]+1;[.I70])" table:style-name="ce1">
            <text:p>18</text:p>
          </table:table-cell>
          <table:table-cell office:value-type="float" office:value="52" table:formula="of:=IF([.E71]=&quot;siano&quot;;[.J70]+1;[.J70])" table:style-name="ce1">
            <text:p>52</text:p>
          </table:table-cell>
          <table:table-cell table:number-columns-repeated="16374"/>
        </table:table-row>
        <table:table-row table:style-name="ro1">
          <table:table-cell office:value-type="date" office:date-value="2013-02-09T00:00:00" table:style-name="ce3">
            <text:p>09.02.2013</text:p>
          </table:table-cell>
          <table:table-cell office:value-type="string" office:string-value="sobota" table:formula="of:=TEXT([.A72];&quot;dddd&quot;)" table:style-name="ce2">
            <text:p>sobota</text:p>
          </table:table-cell>
          <table:table-cell office:value-type="float" office:value="62800" table:formula="of:=IF(AND([.C71]&gt;50000;[.B71]=&quot;piątek&quot;);[.C71]-([.$K$23]*40)+15000;IF(AND([.C71]&lt;50000;[.B71]=&quot;piątek&quot;);[.C71]+15000;IF([.C71]&gt;50000;[.C71]-([.$K$23]*40);[.C71])))" table:style-name="ce1">
            <text:p>62800</text:p>
          </table:table-cell>
          <table:table-cell office:value-type="float" office:value="12600" table:formula="of:=IF(AND([.C72]&gt;50000;[.B71]=&quot;wtorek&quot;);[.D71]+4000;IF(AND([.C72]&lt;50000;[.B71]=&quot;wtorek&quot;);[.D71]-([.$K$23]*20)+4000;IF([.C72]&gt;50000;[.D71];[.D71]-([.$K$23]*20))))" table:style-name="ce1">
            <text:p>12600</text:p>
          </table:table-cell>
          <table:table-cell office:value-type="string" office:string-value="siano" table:formula="of:=IF([.C72]&lt;50000;&quot;żołędzie&quot;;&quot;siano&quot;)" table:style-name="ce1">
            <text:p>siano</text:p>
          </table:table-cell>
          <table:table-cell office:value-type="string" office:string-value="brak dostawy" table:formula="of:=IF([.B72]=&quot;piątek&quot;;&quot;siano&quot;;IF([.B72]=&quot;wtorek&quot;;&quot;żołędzie&quot;;&quot;brak dostawy&quot;))" table:style-name="ce1">
            <text:p>brak dostawy</text:p>
          </table:table-cell>
          <table:table-cell office:value-type="float" office:value="10" table:formula="of:=IF([.F71]=&quot;siano&quot;;[.G71]+1;[.G71])" table:style-name="ce1">
            <text:p>10</text:p>
          </table:table-cell>
          <table:table-cell office:value-type="float" office:value="10" table:formula="of:=IF([.F71]=&quot;żołędzie&quot;;[.H71]+1;[.H71])" table:style-name="ce1">
            <text:p>10</text:p>
          </table:table-cell>
          <table:table-cell office:value-type="float" office:value="18" table:formula="of:=IF([.E72]=&quot;żołędzie&quot;;[.I71]+1;[.I71])" table:style-name="ce1">
            <text:p>18</text:p>
          </table:table-cell>
          <table:table-cell office:value-type="float" office:value="53" table:formula="of:=IF([.E72]=&quot;siano&quot;;[.J71]+1;[.J71])" table:style-name="ce1">
            <text:p>53</text:p>
          </table:table-cell>
          <table:table-cell table:number-columns-repeated="16374"/>
        </table:table-row>
        <table:table-row table:style-name="ro1">
          <table:table-cell office:value-type="date" office:date-value="2013-02-10T00:00:00" table:style-name="ce3">
            <text:p>10.02.2013</text:p>
          </table:table-cell>
          <table:table-cell office:value-type="string" office:string-value="niedziela" table:formula="of:=TEXT([.A73];&quot;dddd&quot;)" table:style-name="ce2">
            <text:p>niedziela</text:p>
          </table:table-cell>
          <table:table-cell office:value-type="float" office:value="59200" table:formula="of:=IF(AND([.C72]&gt;50000;[.B72]=&quot;piątek&quot;);[.C72]-([.$K$23]*40)+15000;IF(AND([.C72]&lt;50000;[.B72]=&quot;piątek&quot;);[.C72]+15000;IF([.C72]&gt;50000;[.C72]-([.$K$23]*40);[.C72])))" table:style-name="ce1">
            <text:p>59200</text:p>
          </table:table-cell>
          <table:table-cell office:value-type="float" office:value="12600" table:formula="of:=IF(AND([.C73]&gt;50000;[.B72]=&quot;wtorek&quot;);[.D72]+4000;IF(AND([.C73]&lt;50000;[.B72]=&quot;wtorek&quot;);[.D72]-([.$K$23]*20)+4000;IF([.C73]&gt;50000;[.D72];[.D72]-([.$K$23]*20))))" table:style-name="ce1">
            <text:p>12600</text:p>
          </table:table-cell>
          <table:table-cell office:value-type="string" office:string-value="siano" table:formula="of:=IF([.C73]&lt;50000;&quot;żołędzie&quot;;&quot;siano&quot;)" table:style-name="ce1">
            <text:p>siano</text:p>
          </table:table-cell>
          <table:table-cell office:value-type="string" office:string-value="brak dostawy" table:formula="of:=IF([.B73]=&quot;piątek&quot;;&quot;siano&quot;;IF([.B73]=&quot;wtorek&quot;;&quot;żołędzie&quot;;&quot;brak dostawy&quot;))" table:style-name="ce1">
            <text:p>brak dostawy</text:p>
          </table:table-cell>
          <table:table-cell office:value-type="float" office:value="10" table:formula="of:=IF([.F72]=&quot;siano&quot;;[.G72]+1;[.G72])" table:style-name="ce1">
            <text:p>10</text:p>
          </table:table-cell>
          <table:table-cell office:value-type="float" office:value="10" table:formula="of:=IF([.F72]=&quot;żołędzie&quot;;[.H72]+1;[.H72])" table:style-name="ce1">
            <text:p>10</text:p>
          </table:table-cell>
          <table:table-cell office:value-type="float" office:value="18" table:formula="of:=IF([.E73]=&quot;żołędzie&quot;;[.I72]+1;[.I72])" table:style-name="ce1">
            <text:p>18</text:p>
          </table:table-cell>
          <table:table-cell office:value-type="float" office:value="54" table:formula="of:=IF([.E73]=&quot;siano&quot;;[.J72]+1;[.J72])" table:style-name="ce1">
            <text:p>54</text:p>
          </table:table-cell>
          <table:table-cell table:number-columns-repeated="16374"/>
        </table:table-row>
        <table:table-row table:style-name="ro1">
          <table:table-cell office:value-type="date" office:date-value="2013-02-11T00:00:00" table:style-name="ce3">
            <text:p>11.02.2013</text:p>
          </table:table-cell>
          <table:table-cell office:value-type="string" office:string-value="poniedziałek" table:formula="of:=TEXT([.A74];&quot;dddd&quot;)" table:style-name="ce2">
            <text:p>poniedziałek</text:p>
          </table:table-cell>
          <table:table-cell office:value-type="float" office:value="55600" table:formula="of:=IF(AND([.C73]&gt;50000;[.B73]=&quot;piątek&quot;);[.C73]-([.$K$23]*40)+15000;IF(AND([.C73]&lt;50000;[.B73]=&quot;piątek&quot;);[.C73]+15000;IF([.C73]&gt;50000;[.C73]-([.$K$23]*40);[.C73])))" table:style-name="ce1">
            <text:p>55600</text:p>
          </table:table-cell>
          <table:table-cell office:value-type="float" office:value="12600" table:formula="of:=IF(AND([.C74]&gt;50000;[.B73]=&quot;wtorek&quot;);[.D73]+4000;IF(AND([.C74]&lt;50000;[.B73]=&quot;wtorek&quot;);[.D73]-([.$K$23]*20)+4000;IF([.C74]&gt;50000;[.D73];[.D73]-([.$K$23]*20))))" table:style-name="ce1">
            <text:p>12600</text:p>
          </table:table-cell>
          <table:table-cell office:value-type="string" office:string-value="siano" table:formula="of:=IF([.C74]&lt;50000;&quot;żołędzie&quot;;&quot;siano&quot;)" table:style-name="ce1">
            <text:p>siano</text:p>
          </table:table-cell>
          <table:table-cell office:value-type="string" office:string-value="brak dostawy" table:formula="of:=IF([.B74]=&quot;piątek&quot;;&quot;siano&quot;;IF([.B74]=&quot;wtorek&quot;;&quot;żołędzie&quot;;&quot;brak dostawy&quot;))" table:style-name="ce1">
            <text:p>brak dostawy</text:p>
          </table:table-cell>
          <table:table-cell office:value-type="float" office:value="10" table:formula="of:=IF([.F73]=&quot;siano&quot;;[.G73]+1;[.G73])" table:style-name="ce1">
            <text:p>10</text:p>
          </table:table-cell>
          <table:table-cell office:value-type="float" office:value="10" table:formula="of:=IF([.F73]=&quot;żołędzie&quot;;[.H73]+1;[.H73])" table:style-name="ce1">
            <text:p>10</text:p>
          </table:table-cell>
          <table:table-cell office:value-type="float" office:value="18" table:formula="of:=IF([.E74]=&quot;żołędzie&quot;;[.I73]+1;[.I73])" table:style-name="ce1">
            <text:p>18</text:p>
          </table:table-cell>
          <table:table-cell office:value-type="float" office:value="55" table:formula="of:=IF([.E74]=&quot;siano&quot;;[.J73]+1;[.J73])" table:style-name="ce1">
            <text:p>55</text:p>
          </table:table-cell>
          <table:table-cell table:number-columns-repeated="16374"/>
        </table:table-row>
        <table:table-row table:style-name="ro1">
          <table:table-cell office:value-type="date" office:date-value="2013-02-12T00:00:00" table:style-name="ce3">
            <text:p>12.02.2013</text:p>
          </table:table-cell>
          <table:table-cell office:value-type="string" office:string-value="wtorek" table:formula="of:=TEXT([.A75];&quot;dddd&quot;)" table:style-name="ce2">
            <text:p>wtorek</text:p>
          </table:table-cell>
          <table:table-cell office:value-type="float" office:value="52000" table:formula="of:=IF(AND([.C74]&gt;50000;[.B74]=&quot;piątek&quot;);[.C74]-([.$K$23]*40)+15000;IF(AND([.C74]&lt;50000;[.B74]=&quot;piątek&quot;);[.C74]+15000;IF([.C74]&gt;50000;[.C74]-([.$K$23]*40);[.C74])))" table:style-name="ce1">
            <text:p>52000</text:p>
          </table:table-cell>
          <table:table-cell office:value-type="float" office:value="12600" table:formula="of:=IF(AND([.C75]&gt;50000;[.B74]=&quot;wtorek&quot;);[.D74]+4000;IF(AND([.C75]&lt;50000;[.B74]=&quot;wtorek&quot;);[.D74]-([.$K$23]*20)+4000;IF([.C75]&gt;50000;[.D74];[.D74]-([.$K$23]*20))))" table:style-name="ce1">
            <text:p>12600</text:p>
          </table:table-cell>
          <table:table-cell office:value-type="string" office:string-value="siano" table:formula="of:=IF([.C75]&lt;50000;&quot;żołędzie&quot;;&quot;siano&quot;)" table:style-name="ce1">
            <text:p>siano</text:p>
          </table:table-cell>
          <table:table-cell office:value-type="string" office:string-value="żołędzie" table:formula="of:=IF([.B75]=&quot;piątek&quot;;&quot;siano&quot;;IF([.B75]=&quot;wtorek&quot;;&quot;żołędzie&quot;;&quot;brak dostawy&quot;))" table:style-name="ce1">
            <text:p>żołędzie</text:p>
          </table:table-cell>
          <table:table-cell office:value-type="float" office:value="10" table:formula="of:=IF([.F74]=&quot;siano&quot;;[.G74]+1;[.G74])" table:style-name="ce1">
            <text:p>10</text:p>
          </table:table-cell>
          <table:table-cell office:value-type="float" office:value="10" table:formula="of:=IF([.F74]=&quot;żołędzie&quot;;[.H74]+1;[.H74])" table:style-name="ce1">
            <text:p>10</text:p>
          </table:table-cell>
          <table:table-cell office:value-type="float" office:value="18" table:formula="of:=IF([.E75]=&quot;żołędzie&quot;;[.I74]+1;[.I74])" table:style-name="ce1">
            <text:p>18</text:p>
          </table:table-cell>
          <table:table-cell office:value-type="float" office:value="56" table:formula="of:=IF([.E75]=&quot;siano&quot;;[.J74]+1;[.J74])" table:style-name="ce1">
            <text:p>56</text:p>
          </table:table-cell>
          <table:table-cell table:number-columns-repeated="16374"/>
        </table:table-row>
        <table:table-row table:style-name="ro1">
          <table:table-cell office:value-type="date" office:date-value="2013-02-13T00:00:00" table:style-name="ce3">
            <text:p>13.02.2013</text:p>
          </table:table-cell>
          <table:table-cell office:value-type="string" office:string-value="środa" table:formula="of:=TEXT([.A76];&quot;dddd&quot;)" table:style-name="ce2">
            <text:p>środa</text:p>
          </table:table-cell>
          <table:table-cell office:value-type="float" office:value="48400" table:formula="of:=IF(AND([.C75]&gt;50000;[.B75]=&quot;piątek&quot;);[.C75]-([.$K$23]*40)+15000;IF(AND([.C75]&lt;50000;[.B75]=&quot;piątek&quot;);[.C75]+15000;IF([.C75]&gt;50000;[.C75]-([.$K$23]*40);[.C75])))" table:style-name="ce1">
            <text:p>48400</text:p>
          </table:table-cell>
          <table:table-cell office:value-type="float" office:value="14800" table:formula="of:=IF(AND([.C76]&gt;50000;[.B75]=&quot;wtorek&quot;);[.D75]+4000;IF(AND([.C76]&lt;50000;[.B75]=&quot;wtorek&quot;);[.D75]-([.$K$23]*20)+4000;IF([.C76]&gt;50000;[.D75];[.D75]-([.$K$23]*20))))" table:style-name="ce1">
            <text:p>14800</text:p>
          </table:table-cell>
          <table:table-cell office:value-type="string" office:string-value="żołędzie" table:formula="of:=IF([.C76]&lt;50000;&quot;żołędzie&quot;;&quot;siano&quot;)" table:style-name="ce1">
            <text:p>żołędzie</text:p>
          </table:table-cell>
          <table:table-cell office:value-type="string" office:string-value="brak dostawy" table:formula="of:=IF([.B76]=&quot;piątek&quot;;&quot;siano&quot;;IF([.B76]=&quot;wtorek&quot;;&quot;żołędzie&quot;;&quot;brak dostawy&quot;))" table:style-name="ce1">
            <text:p>brak dostawy</text:p>
          </table:table-cell>
          <table:table-cell office:value-type="float" office:value="10" table:formula="of:=IF([.F75]=&quot;siano&quot;;[.G75]+1;[.G75])" table:style-name="ce1">
            <text:p>10</text:p>
          </table:table-cell>
          <table:table-cell office:value-type="float" office:value="11" table:formula="of:=IF([.F75]=&quot;żołędzie&quot;;[.H75]+1;[.H75])" table:style-name="ce1">
            <text:p>11</text:p>
          </table:table-cell>
          <table:table-cell office:value-type="float" office:value="19" table:formula="of:=IF([.E76]=&quot;żołędzie&quot;;[.I75]+1;[.I75])" table:style-name="ce1">
            <text:p>19</text:p>
          </table:table-cell>
          <table:table-cell office:value-type="float" office:value="56" table:formula="of:=IF([.E76]=&quot;siano&quot;;[.J75]+1;[.J75])" table:style-name="ce1">
            <text:p>56</text:p>
          </table:table-cell>
          <table:table-cell table:number-columns-repeated="16374"/>
        </table:table-row>
        <table:table-row table:style-name="ro1">
          <table:table-cell office:value-type="date" office:date-value="2013-02-14T00:00:00" table:style-name="ce3">
            <text:p>14.02.2013</text:p>
          </table:table-cell>
          <table:table-cell office:value-type="string" office:string-value="czwartek" table:formula="of:=TEXT([.A77];&quot;dddd&quot;)" table:style-name="ce2">
            <text:p>czwartek</text:p>
          </table:table-cell>
          <table:table-cell office:value-type="float" office:value="48400" table:formula="of:=IF(AND([.C76]&gt;50000;[.B76]=&quot;piątek&quot;);[.C76]-([.$K$23]*40)+15000;IF(AND([.C76]&lt;50000;[.B76]=&quot;piątek&quot;);[.C76]+15000;IF([.C76]&gt;50000;[.C76]-([.$K$23]*40);[.C76])))" table:style-name="ce1">
            <text:p>48400</text:p>
          </table:table-cell>
          <table:table-cell office:value-type="float" office:value="13000" table:formula="of:=IF(AND([.C77]&gt;50000;[.B76]=&quot;wtorek&quot;);[.D76]+4000;IF(AND([.C77]&lt;50000;[.B76]=&quot;wtorek&quot;);[.D76]-([.$K$23]*20)+4000;IF([.C77]&gt;50000;[.D76];[.D76]-([.$K$23]*20))))" table:style-name="ce1">
            <text:p>13000</text:p>
          </table:table-cell>
          <table:table-cell office:value-type="string" office:string-value="żołędzie" table:formula="of:=IF([.C77]&lt;50000;&quot;żołędzie&quot;;&quot;siano&quot;)" table:style-name="ce1">
            <text:p>żołędzie</text:p>
          </table:table-cell>
          <table:table-cell office:value-type="string" office:string-value="brak dostawy" table:formula="of:=IF([.B77]=&quot;piątek&quot;;&quot;siano&quot;;IF([.B77]=&quot;wtorek&quot;;&quot;żołędzie&quot;;&quot;brak dostawy&quot;))" table:style-name="ce1">
            <text:p>brak dostawy</text:p>
          </table:table-cell>
          <table:table-cell office:value-type="float" office:value="10" table:formula="of:=IF([.F76]=&quot;siano&quot;;[.G76]+1;[.G76])" table:style-name="ce1">
            <text:p>10</text:p>
          </table:table-cell>
          <table:table-cell office:value-type="float" office:value="11" table:formula="of:=IF([.F76]=&quot;żołędzie&quot;;[.H76]+1;[.H76])" table:style-name="ce1">
            <text:p>11</text:p>
          </table:table-cell>
          <table:table-cell office:value-type="float" office:value="20" table:formula="of:=IF([.E77]=&quot;żołędzie&quot;;[.I76]+1;[.I76])" table:style-name="ce1">
            <text:p>20</text:p>
          </table:table-cell>
          <table:table-cell office:value-type="float" office:value="56" table:formula="of:=IF([.E77]=&quot;siano&quot;;[.J76]+1;[.J76])" table:style-name="ce1">
            <text:p>56</text:p>
          </table:table-cell>
          <table:table-cell table:number-columns-repeated="16374"/>
        </table:table-row>
        <table:table-row table:style-name="ro1">
          <table:table-cell office:value-type="date" office:date-value="2013-02-15T00:00:00" table:style-name="ce3">
            <text:p>15.02.2013</text:p>
          </table:table-cell>
          <table:table-cell office:value-type="string" office:string-value="piątek" table:formula="of:=TEXT([.A78];&quot;dddd&quot;)" table:style-name="ce2">
            <text:p>piątek</text:p>
          </table:table-cell>
          <table:table-cell office:value-type="float" office:value="48400" table:formula="of:=IF(AND([.C77]&gt;50000;[.B77]=&quot;piątek&quot;);[.C77]-([.$K$23]*40)+15000;IF(AND([.C77]&lt;50000;[.B77]=&quot;piątek&quot;);[.C77]+15000;IF([.C77]&gt;50000;[.C77]-([.$K$23]*40);[.C77])))" table:style-name="ce1">
            <text:p>48400</text:p>
          </table:table-cell>
          <table:table-cell office:value-type="float" office:value="11200" table:formula="of:=IF(AND([.C78]&gt;50000;[.B77]=&quot;wtorek&quot;);[.D77]+4000;IF(AND([.C78]&lt;50000;[.B77]=&quot;wtorek&quot;);[.D77]-([.$K$23]*20)+4000;IF([.C78]&gt;50000;[.D77];[.D77]-([.$K$23]*20))))" table:style-name="ce1">
            <text:p>11200</text:p>
          </table:table-cell>
          <table:table-cell office:value-type="string" office:string-value="żołędzie" table:formula="of:=IF([.C78]&lt;50000;&quot;żołędzie&quot;;&quot;siano&quot;)" table:style-name="ce1">
            <text:p>żołędzie</text:p>
          </table:table-cell>
          <table:table-cell office:value-type="string" office:string-value="siano" table:formula="of:=IF([.B78]=&quot;piątek&quot;;&quot;siano&quot;;IF([.B78]=&quot;wtorek&quot;;&quot;żołędzie&quot;;&quot;brak dostawy&quot;))" table:style-name="ce1">
            <text:p>siano</text:p>
          </table:table-cell>
          <table:table-cell office:value-type="float" office:value="10" table:formula="of:=IF([.F77]=&quot;siano&quot;;[.G77]+1;[.G77])" table:style-name="ce1">
            <text:p>10</text:p>
          </table:table-cell>
          <table:table-cell office:value-type="float" office:value="11" table:formula="of:=IF([.F77]=&quot;żołędzie&quot;;[.H77]+1;[.H77])" table:style-name="ce1">
            <text:p>11</text:p>
          </table:table-cell>
          <table:table-cell office:value-type="float" office:value="21" table:formula="of:=IF([.E78]=&quot;żołędzie&quot;;[.I77]+1;[.I77])" table:style-name="ce1">
            <text:p>21</text:p>
          </table:table-cell>
          <table:table-cell office:value-type="float" office:value="56" table:formula="of:=IF([.E78]=&quot;siano&quot;;[.J77]+1;[.J77])" table:style-name="ce1">
            <text:p>56</text:p>
          </table:table-cell>
          <table:table-cell table:number-columns-repeated="16374"/>
        </table:table-row>
        <table:table-row table:style-name="ro1">
          <table:table-cell office:value-type="date" office:date-value="2013-02-16T00:00:00" table:style-name="ce3">
            <text:p>16.02.2013</text:p>
          </table:table-cell>
          <table:table-cell office:value-type="string" office:string-value="sobota" table:formula="of:=TEXT([.A79];&quot;dddd&quot;)" table:style-name="ce2">
            <text:p>sobota</text:p>
          </table:table-cell>
          <table:table-cell office:value-type="float" office:value="63400" table:formula="of:=IF(AND([.C78]&gt;50000;[.B78]=&quot;piątek&quot;);[.C78]-([.$K$23]*40)+15000;IF(AND([.C78]&lt;50000;[.B78]=&quot;piątek&quot;);[.C78]+15000;IF([.C78]&gt;50000;[.C78]-([.$K$23]*40);[.C78])))" table:style-name="ce1">
            <text:p>63400</text:p>
          </table:table-cell>
          <table:table-cell office:value-type="float" office:value="11200" table:formula="of:=IF(AND([.C79]&gt;50000;[.B78]=&quot;wtorek&quot;);[.D78]+4000;IF(AND([.C79]&lt;50000;[.B78]=&quot;wtorek&quot;);[.D78]-([.$K$23]*20)+4000;IF([.C79]&gt;50000;[.D78];[.D78]-([.$K$23]*20))))" table:style-name="ce1">
            <text:p>11200</text:p>
          </table:table-cell>
          <table:table-cell office:value-type="string" office:string-value="siano" table:formula="of:=IF([.C79]&lt;50000;&quot;żołędzie&quot;;&quot;siano&quot;)" table:style-name="ce1">
            <text:p>siano</text:p>
          </table:table-cell>
          <table:table-cell office:value-type="string" office:string-value="brak dostawy" table:formula="of:=IF([.B79]=&quot;piątek&quot;;&quot;siano&quot;;IF([.B79]=&quot;wtorek&quot;;&quot;żołędzie&quot;;&quot;brak dostawy&quot;))" table:style-name="ce1">
            <text:p>brak dostawy</text:p>
          </table:table-cell>
          <table:table-cell office:value-type="float" office:value="11" table:formula="of:=IF([.F78]=&quot;siano&quot;;[.G78]+1;[.G78])" table:style-name="ce1">
            <text:p>11</text:p>
          </table:table-cell>
          <table:table-cell office:value-type="float" office:value="11" table:formula="of:=IF([.F78]=&quot;żołędzie&quot;;[.H78]+1;[.H78])" table:style-name="ce1">
            <text:p>11</text:p>
          </table:table-cell>
          <table:table-cell office:value-type="float" office:value="21" table:formula="of:=IF([.E79]=&quot;żołędzie&quot;;[.I78]+1;[.I78])" table:style-name="ce1">
            <text:p>21</text:p>
          </table:table-cell>
          <table:table-cell office:value-type="float" office:value="57" table:formula="of:=IF([.E79]=&quot;siano&quot;;[.J78]+1;[.J78])" table:style-name="ce1">
            <text:p>57</text:p>
          </table:table-cell>
          <table:table-cell table:number-columns-repeated="16374"/>
        </table:table-row>
        <table:table-row table:style-name="ro1">
          <table:table-cell office:value-type="date" office:date-value="2013-02-17T00:00:00" table:style-name="ce3">
            <text:p>17.02.2013</text:p>
          </table:table-cell>
          <table:table-cell office:value-type="string" office:string-value="niedziela" table:formula="of:=TEXT([.A80];&quot;dddd&quot;)" table:style-name="ce2">
            <text:p>niedziela</text:p>
          </table:table-cell>
          <table:table-cell office:value-type="float" office:value="59800" table:formula="of:=IF(AND([.C79]&gt;50000;[.B79]=&quot;piątek&quot;);[.C79]-([.$K$23]*40)+15000;IF(AND([.C79]&lt;50000;[.B79]=&quot;piątek&quot;);[.C79]+15000;IF([.C79]&gt;50000;[.C79]-([.$K$23]*40);[.C79])))" table:style-name="ce1">
            <text:p>59800</text:p>
          </table:table-cell>
          <table:table-cell office:value-type="float" office:value="11200" table:formula="of:=IF(AND([.C80]&gt;50000;[.B79]=&quot;wtorek&quot;);[.D79]+4000;IF(AND([.C80]&lt;50000;[.B79]=&quot;wtorek&quot;);[.D79]-([.$K$23]*20)+4000;IF([.C80]&gt;50000;[.D79];[.D79]-([.$K$23]*20))))" table:style-name="ce1">
            <text:p>11200</text:p>
          </table:table-cell>
          <table:table-cell office:value-type="string" office:string-value="siano" table:formula="of:=IF([.C80]&lt;50000;&quot;żołędzie&quot;;&quot;siano&quot;)" table:style-name="ce1">
            <text:p>siano</text:p>
          </table:table-cell>
          <table:table-cell office:value-type="string" office:string-value="brak dostawy" table:formula="of:=IF([.B80]=&quot;piątek&quot;;&quot;siano&quot;;IF([.B80]=&quot;wtorek&quot;;&quot;żołędzie&quot;;&quot;brak dostawy&quot;))" table:style-name="ce1">
            <text:p>brak dostawy</text:p>
          </table:table-cell>
          <table:table-cell office:value-type="float" office:value="11" table:formula="of:=IF([.F79]=&quot;siano&quot;;[.G79]+1;[.G79])" table:style-name="ce1">
            <text:p>11</text:p>
          </table:table-cell>
          <table:table-cell office:value-type="float" office:value="11" table:formula="of:=IF([.F79]=&quot;żołędzie&quot;;[.H79]+1;[.H79])" table:style-name="ce1">
            <text:p>11</text:p>
          </table:table-cell>
          <table:table-cell office:value-type="float" office:value="21" table:formula="of:=IF([.E80]=&quot;żołędzie&quot;;[.I79]+1;[.I79])" table:style-name="ce1">
            <text:p>21</text:p>
          </table:table-cell>
          <table:table-cell office:value-type="float" office:value="58" table:formula="of:=IF([.E80]=&quot;siano&quot;;[.J79]+1;[.J79])" table:style-name="ce1">
            <text:p>58</text:p>
          </table:table-cell>
          <table:table-cell table:number-columns-repeated="16374"/>
        </table:table-row>
        <table:table-row table:style-name="ro1">
          <table:table-cell office:value-type="date" office:date-value="2013-02-18T00:00:00" table:style-name="ce3">
            <text:p>18.02.2013</text:p>
          </table:table-cell>
          <table:table-cell office:value-type="string" office:string-value="poniedziałek" table:formula="of:=TEXT([.A81];&quot;dddd&quot;)" table:style-name="ce2">
            <text:p>poniedziałek</text:p>
          </table:table-cell>
          <table:table-cell office:value-type="float" office:value="56200" table:formula="of:=IF(AND([.C80]&gt;50000;[.B80]=&quot;piątek&quot;);[.C80]-([.$K$23]*40)+15000;IF(AND([.C80]&lt;50000;[.B80]=&quot;piątek&quot;);[.C80]+15000;IF([.C80]&gt;50000;[.C80]-([.$K$23]*40);[.C80])))" table:style-name="ce1">
            <text:p>56200</text:p>
          </table:table-cell>
          <table:table-cell office:value-type="float" office:value="11200" table:formula="of:=IF(AND([.C81]&gt;50000;[.B80]=&quot;wtorek&quot;);[.D80]+4000;IF(AND([.C81]&lt;50000;[.B80]=&quot;wtorek&quot;);[.D80]-([.$K$23]*20)+4000;IF([.C81]&gt;50000;[.D80];[.D80]-([.$K$23]*20))))" table:style-name="ce1">
            <text:p>11200</text:p>
          </table:table-cell>
          <table:table-cell office:value-type="string" office:string-value="siano" table:formula="of:=IF([.C81]&lt;50000;&quot;żołędzie&quot;;&quot;siano&quot;)" table:style-name="ce1">
            <text:p>siano</text:p>
          </table:table-cell>
          <table:table-cell office:value-type="string" office:string-value="brak dostawy" table:formula="of:=IF([.B81]=&quot;piątek&quot;;&quot;siano&quot;;IF([.B81]=&quot;wtorek&quot;;&quot;żołędzie&quot;;&quot;brak dostawy&quot;))" table:style-name="ce1">
            <text:p>brak dostawy</text:p>
          </table:table-cell>
          <table:table-cell office:value-type="float" office:value="11" table:formula="of:=IF([.F80]=&quot;siano&quot;;[.G80]+1;[.G80])" table:style-name="ce1">
            <text:p>11</text:p>
          </table:table-cell>
          <table:table-cell office:value-type="float" office:value="11" table:formula="of:=IF([.F80]=&quot;żołędzie&quot;;[.H80]+1;[.H80])" table:style-name="ce1">
            <text:p>11</text:p>
          </table:table-cell>
          <table:table-cell office:value-type="float" office:value="21" table:formula="of:=IF([.E81]=&quot;żołędzie&quot;;[.I80]+1;[.I80])" table:style-name="ce1">
            <text:p>21</text:p>
          </table:table-cell>
          <table:table-cell office:value-type="float" office:value="59" table:formula="of:=IF([.E81]=&quot;siano&quot;;[.J80]+1;[.J80])" table:style-name="ce1">
            <text:p>59</text:p>
          </table:table-cell>
          <table:table-cell table:number-columns-repeated="16374"/>
        </table:table-row>
        <table:table-row table:style-name="ro1">
          <table:table-cell office:value-type="date" office:date-value="2013-02-19T00:00:00" table:style-name="ce3">
            <text:p>19.02.2013</text:p>
          </table:table-cell>
          <table:table-cell office:value-type="string" office:string-value="wtorek" table:formula="of:=TEXT([.A82];&quot;dddd&quot;)" table:style-name="ce2">
            <text:p>wtorek</text:p>
          </table:table-cell>
          <table:table-cell office:value-type="float" office:value="52600" table:formula="of:=IF(AND([.C81]&gt;50000;[.B81]=&quot;piątek&quot;);[.C81]-([.$K$23]*40)+15000;IF(AND([.C81]&lt;50000;[.B81]=&quot;piątek&quot;);[.C81]+15000;IF([.C81]&gt;50000;[.C81]-([.$K$23]*40);[.C81])))" table:style-name="ce1">
            <text:p>52600</text:p>
          </table:table-cell>
          <table:table-cell office:value-type="float" office:value="11200" table:formula="of:=IF(AND([.C82]&gt;50000;[.B81]=&quot;wtorek&quot;);[.D81]+4000;IF(AND([.C82]&lt;50000;[.B81]=&quot;wtorek&quot;);[.D81]-([.$K$23]*20)+4000;IF([.C82]&gt;50000;[.D81];[.D81]-([.$K$23]*20))))" table:style-name="ce1">
            <text:p>11200</text:p>
          </table:table-cell>
          <table:table-cell office:value-type="string" office:string-value="siano" table:formula="of:=IF([.C82]&lt;50000;&quot;żołędzie&quot;;&quot;siano&quot;)" table:style-name="ce1">
            <text:p>siano</text:p>
          </table:table-cell>
          <table:table-cell office:value-type="string" office:string-value="żołędzie" table:formula="of:=IF([.B82]=&quot;piątek&quot;;&quot;siano&quot;;IF([.B82]=&quot;wtorek&quot;;&quot;żołędzie&quot;;&quot;brak dostawy&quot;))" table:style-name="ce1">
            <text:p>żołędzie</text:p>
          </table:table-cell>
          <table:table-cell office:value-type="float" office:value="11" table:formula="of:=IF([.F81]=&quot;siano&quot;;[.G81]+1;[.G81])" table:style-name="ce1">
            <text:p>11</text:p>
          </table:table-cell>
          <table:table-cell office:value-type="float" office:value="11" table:formula="of:=IF([.F81]=&quot;żołędzie&quot;;[.H81]+1;[.H81])" table:style-name="ce1">
            <text:p>11</text:p>
          </table:table-cell>
          <table:table-cell office:value-type="float" office:value="21" table:formula="of:=IF([.E82]=&quot;żołędzie&quot;;[.I81]+1;[.I81])" table:style-name="ce1">
            <text:p>21</text:p>
          </table:table-cell>
          <table:table-cell office:value-type="float" office:value="60" table:formula="of:=IF([.E82]=&quot;siano&quot;;[.J81]+1;[.J81])" table:style-name="ce1">
            <text:p>60</text:p>
          </table:table-cell>
          <table:table-cell table:number-columns-repeated="16374"/>
        </table:table-row>
        <table:table-row table:style-name="ro1">
          <table:table-cell office:value-type="date" office:date-value="2013-02-20T00:00:00" table:style-name="ce3">
            <text:p>20.02.2013</text:p>
          </table:table-cell>
          <table:table-cell office:value-type="string" office:string-value="środa" table:formula="of:=TEXT([.A83];&quot;dddd&quot;)" table:style-name="ce2">
            <text:p>środa</text:p>
          </table:table-cell>
          <table:table-cell office:value-type="float" office:value="49000" table:formula="of:=IF(AND([.C82]&gt;50000;[.B82]=&quot;piątek&quot;);[.C82]-([.$K$23]*40)+15000;IF(AND([.C82]&lt;50000;[.B82]=&quot;piątek&quot;);[.C82]+15000;IF([.C82]&gt;50000;[.C82]-([.$K$23]*40);[.C82])))" table:style-name="ce1">
            <text:p>49000</text:p>
          </table:table-cell>
          <table:table-cell office:value-type="float" office:value="13400" table:formula="of:=IF(AND([.C83]&gt;50000;[.B82]=&quot;wtorek&quot;);[.D82]+4000;IF(AND([.C83]&lt;50000;[.B82]=&quot;wtorek&quot;);[.D82]-([.$K$23]*20)+4000;IF([.C83]&gt;50000;[.D82];[.D82]-([.$K$23]*20))))" table:style-name="ce1">
            <text:p>13400</text:p>
          </table:table-cell>
          <table:table-cell office:value-type="string" office:string-value="żołędzie" table:formula="of:=IF([.C83]&lt;50000;&quot;żołędzie&quot;;&quot;siano&quot;)" table:style-name="ce1">
            <text:p>żołędzie</text:p>
          </table:table-cell>
          <table:table-cell office:value-type="string" office:string-value="brak dostawy" table:formula="of:=IF([.B83]=&quot;piątek&quot;;&quot;siano&quot;;IF([.B83]=&quot;wtorek&quot;;&quot;żołędzie&quot;;&quot;brak dostawy&quot;))" table:style-name="ce1">
            <text:p>brak dostawy</text:p>
          </table:table-cell>
          <table:table-cell office:value-type="float" office:value="11" table:formula="of:=IF([.F82]=&quot;siano&quot;;[.G82]+1;[.G82])" table:style-name="ce1">
            <text:p>11</text:p>
          </table:table-cell>
          <table:table-cell office:value-type="float" office:value="12" table:formula="of:=IF([.F82]=&quot;żołędzie&quot;;[.H82]+1;[.H82])" table:style-name="ce1">
            <text:p>12</text:p>
          </table:table-cell>
          <table:table-cell office:value-type="float" office:value="22" table:formula="of:=IF([.E83]=&quot;żołędzie&quot;;[.I82]+1;[.I82])" table:style-name="ce1">
            <text:p>22</text:p>
          </table:table-cell>
          <table:table-cell office:value-type="float" office:value="60" table:formula="of:=IF([.E83]=&quot;siano&quot;;[.J82]+1;[.J82])" table:style-name="ce1">
            <text:p>60</text:p>
          </table:table-cell>
          <table:table-cell table:number-columns-repeated="16374"/>
        </table:table-row>
        <table:table-row table:style-name="ro1">
          <table:table-cell office:value-type="date" office:date-value="2013-02-21T00:00:00" table:style-name="ce3">
            <text:p>21.02.2013</text:p>
          </table:table-cell>
          <table:table-cell office:value-type="string" office:string-value="czwartek" table:formula="of:=TEXT([.A84];&quot;dddd&quot;)" table:style-name="ce2">
            <text:p>czwartek</text:p>
          </table:table-cell>
          <table:table-cell office:value-type="float" office:value="49000" table:formula="of:=IF(AND([.C83]&gt;50000;[.B83]=&quot;piątek&quot;);[.C83]-([.$K$23]*40)+15000;IF(AND([.C83]&lt;50000;[.B83]=&quot;piątek&quot;);[.C83]+15000;IF([.C83]&gt;50000;[.C83]-([.$K$23]*40);[.C83])))" table:style-name="ce1">
            <text:p>49000</text:p>
          </table:table-cell>
          <table:table-cell office:value-type="float" office:value="11600" table:formula="of:=IF(AND([.C84]&gt;50000;[.B83]=&quot;wtorek&quot;);[.D83]+4000;IF(AND([.C84]&lt;50000;[.B83]=&quot;wtorek&quot;);[.D83]-([.$K$23]*20)+4000;IF([.C84]&gt;50000;[.D83];[.D83]-([.$K$23]*20))))" table:style-name="ce1">
            <text:p>11600</text:p>
          </table:table-cell>
          <table:table-cell office:value-type="string" office:string-value="żołędzie" table:formula="of:=IF([.C84]&lt;50000;&quot;żołędzie&quot;;&quot;siano&quot;)" table:style-name="ce1">
            <text:p>żołędzie</text:p>
          </table:table-cell>
          <table:table-cell office:value-type="string" office:string-value="brak dostawy" table:formula="of:=IF([.B84]=&quot;piątek&quot;;&quot;siano&quot;;IF([.B84]=&quot;wtorek&quot;;&quot;żołędzie&quot;;&quot;brak dostawy&quot;))" table:style-name="ce1">
            <text:p>brak dostawy</text:p>
          </table:table-cell>
          <table:table-cell office:value-type="float" office:value="11" table:formula="of:=IF([.F83]=&quot;siano&quot;;[.G83]+1;[.G83])" table:style-name="ce1">
            <text:p>11</text:p>
          </table:table-cell>
          <table:table-cell office:value-type="float" office:value="12" table:formula="of:=IF([.F83]=&quot;żołędzie&quot;;[.H83]+1;[.H83])" table:style-name="ce1">
            <text:p>12</text:p>
          </table:table-cell>
          <table:table-cell office:value-type="float" office:value="23" table:formula="of:=IF([.E84]=&quot;żołędzie&quot;;[.I83]+1;[.I83])" table:style-name="ce1">
            <text:p>23</text:p>
          </table:table-cell>
          <table:table-cell office:value-type="float" office:value="60" table:formula="of:=IF([.E84]=&quot;siano&quot;;[.J83]+1;[.J83])" table:style-name="ce1">
            <text:p>60</text:p>
          </table:table-cell>
          <table:table-cell table:number-columns-repeated="16374"/>
        </table:table-row>
        <table:table-row table:style-name="ro1">
          <table:table-cell office:value-type="date" office:date-value="2013-02-22T00:00:00" table:style-name="ce3">
            <text:p>22.02.2013</text:p>
          </table:table-cell>
          <table:table-cell office:value-type="string" office:string-value="piątek" table:formula="of:=TEXT([.A85];&quot;dddd&quot;)" table:style-name="ce2">
            <text:p>piątek</text:p>
          </table:table-cell>
          <table:table-cell office:value-type="float" office:value="49000" table:formula="of:=IF(AND([.C84]&gt;50000;[.B84]=&quot;piątek&quot;);[.C84]-([.$K$23]*40)+15000;IF(AND([.C84]&lt;50000;[.B84]=&quot;piątek&quot;);[.C84]+15000;IF([.C84]&gt;50000;[.C84]-([.$K$23]*40);[.C84])))" table:style-name="ce1">
            <text:p>49000</text:p>
          </table:table-cell>
          <table:table-cell office:value-type="float" office:value="9800" table:formula="of:=IF(AND([.C85]&gt;50000;[.B84]=&quot;wtorek&quot;);[.D84]+4000;IF(AND([.C85]&lt;50000;[.B84]=&quot;wtorek&quot;);[.D84]-([.$K$23]*20)+4000;IF([.C85]&gt;50000;[.D84];[.D84]-([.$K$23]*20))))" table:style-name="ce1">
            <text:p>9800</text:p>
          </table:table-cell>
          <table:table-cell office:value-type="string" office:string-value="żołędzie" table:formula="of:=IF([.C85]&lt;50000;&quot;żołędzie&quot;;&quot;siano&quot;)" table:style-name="ce1">
            <text:p>żołędzie</text:p>
          </table:table-cell>
          <table:table-cell office:value-type="string" office:string-value="siano" table:formula="of:=IF([.B85]=&quot;piątek&quot;;&quot;siano&quot;;IF([.B85]=&quot;wtorek&quot;;&quot;żołędzie&quot;;&quot;brak dostawy&quot;))" table:style-name="ce1">
            <text:p>siano</text:p>
          </table:table-cell>
          <table:table-cell office:value-type="float" office:value="11" table:formula="of:=IF([.F84]=&quot;siano&quot;;[.G84]+1;[.G84])" table:style-name="ce1">
            <text:p>11</text:p>
          </table:table-cell>
          <table:table-cell office:value-type="float" office:value="12" table:formula="of:=IF([.F84]=&quot;żołędzie&quot;;[.H84]+1;[.H84])" table:style-name="ce1">
            <text:p>12</text:p>
          </table:table-cell>
          <table:table-cell office:value-type="float" office:value="24" table:formula="of:=IF([.E85]=&quot;żołędzie&quot;;[.I84]+1;[.I84])" table:style-name="ce1">
            <text:p>24</text:p>
          </table:table-cell>
          <table:table-cell office:value-type="float" office:value="60" table:formula="of:=IF([.E85]=&quot;siano&quot;;[.J84]+1;[.J84])" table:style-name="ce1">
            <text:p>60</text:p>
          </table:table-cell>
          <table:table-cell table:number-columns-repeated="16374"/>
        </table:table-row>
        <table:table-row table:style-name="ro1">
          <table:table-cell office:value-type="date" office:date-value="2013-02-23T00:00:00" table:style-name="ce3">
            <text:p>23.02.2013</text:p>
          </table:table-cell>
          <table:table-cell office:value-type="string" office:string-value="sobota" table:formula="of:=TEXT([.A86];&quot;dddd&quot;)" table:style-name="ce2">
            <text:p>sobota</text:p>
          </table:table-cell>
          <table:table-cell office:value-type="float" office:value="64000" table:formula="of:=IF(AND([.C85]&gt;50000;[.B85]=&quot;piątek&quot;);[.C85]-([.$K$23]*40)+15000;IF(AND([.C85]&lt;50000;[.B85]=&quot;piątek&quot;);[.C85]+15000;IF([.C85]&gt;50000;[.C85]-([.$K$23]*40);[.C85])))" table:style-name="ce1">
            <text:p>64000</text:p>
          </table:table-cell>
          <table:table-cell office:value-type="float" office:value="9800" table:formula="of:=IF(AND([.C86]&gt;50000;[.B85]=&quot;wtorek&quot;);[.D85]+4000;IF(AND([.C86]&lt;50000;[.B85]=&quot;wtorek&quot;);[.D85]-([.$K$23]*20)+4000;IF([.C86]&gt;50000;[.D85];[.D85]-([.$K$23]*20))))" table:style-name="ce1">
            <text:p>9800</text:p>
          </table:table-cell>
          <table:table-cell office:value-type="string" office:string-value="siano" table:formula="of:=IF([.C86]&lt;50000;&quot;żołędzie&quot;;&quot;siano&quot;)" table:style-name="ce1">
            <text:p>siano</text:p>
          </table:table-cell>
          <table:table-cell office:value-type="string" office:string-value="brak dostawy" table:formula="of:=IF([.B86]=&quot;piątek&quot;;&quot;siano&quot;;IF([.B86]=&quot;wtorek&quot;;&quot;żołędzie&quot;;&quot;brak dostawy&quot;))" table:style-name="ce1">
            <text:p>brak dostawy</text:p>
          </table:table-cell>
          <table:table-cell office:value-type="float" office:value="12" table:formula="of:=IF([.F85]=&quot;siano&quot;;[.G85]+1;[.G85])" table:style-name="ce1">
            <text:p>12</text:p>
          </table:table-cell>
          <table:table-cell office:value-type="float" office:value="12" table:formula="of:=IF([.F85]=&quot;żołędzie&quot;;[.H85]+1;[.H85])" table:style-name="ce1">
            <text:p>12</text:p>
          </table:table-cell>
          <table:table-cell office:value-type="float" office:value="24" table:formula="of:=IF([.E86]=&quot;żołędzie&quot;;[.I85]+1;[.I85])" table:style-name="ce1">
            <text:p>24</text:p>
          </table:table-cell>
          <table:table-cell office:value-type="float" office:value="61" table:formula="of:=IF([.E86]=&quot;siano&quot;;[.J85]+1;[.J85])" table:style-name="ce1">
            <text:p>61</text:p>
          </table:table-cell>
          <table:table-cell table:number-columns-repeated="16374"/>
        </table:table-row>
        <table:table-row table:style-name="ro1">
          <table:table-cell office:value-type="date" office:date-value="2013-02-24T00:00:00" table:style-name="ce3">
            <text:p>24.02.2013</text:p>
          </table:table-cell>
          <table:table-cell office:value-type="string" office:string-value="niedziela" table:formula="of:=TEXT([.A87];&quot;dddd&quot;)" table:style-name="ce2">
            <text:p>niedziela</text:p>
          </table:table-cell>
          <table:table-cell office:value-type="float" office:value="60400" table:formula="of:=IF(AND([.C86]&gt;50000;[.B86]=&quot;piątek&quot;);[.C86]-([.$K$23]*40)+15000;IF(AND([.C86]&lt;50000;[.B86]=&quot;piątek&quot;);[.C86]+15000;IF([.C86]&gt;50000;[.C86]-([.$K$23]*40);[.C86])))" table:style-name="ce1">
            <text:p>60400</text:p>
          </table:table-cell>
          <table:table-cell office:value-type="float" office:value="9800" table:formula="of:=IF(AND([.C87]&gt;50000;[.B86]=&quot;wtorek&quot;);[.D86]+4000;IF(AND([.C87]&lt;50000;[.B86]=&quot;wtorek&quot;);[.D86]-([.$K$23]*20)+4000;IF([.C87]&gt;50000;[.D86];[.D86]-([.$K$23]*20))))" table:style-name="ce1">
            <text:p>9800</text:p>
          </table:table-cell>
          <table:table-cell office:value-type="string" office:string-value="siano" table:formula="of:=IF([.C87]&lt;50000;&quot;żołędzie&quot;;&quot;siano&quot;)" table:style-name="ce1">
            <text:p>siano</text:p>
          </table:table-cell>
          <table:table-cell office:value-type="string" office:string-value="brak dostawy" table:formula="of:=IF([.B87]=&quot;piątek&quot;;&quot;siano&quot;;IF([.B87]=&quot;wtorek&quot;;&quot;żołędzie&quot;;&quot;brak dostawy&quot;))" table:style-name="ce1">
            <text:p>brak dostawy</text:p>
          </table:table-cell>
          <table:table-cell office:value-type="float" office:value="12" table:formula="of:=IF([.F86]=&quot;siano&quot;;[.G86]+1;[.G86])" table:style-name="ce1">
            <text:p>12</text:p>
          </table:table-cell>
          <table:table-cell office:value-type="float" office:value="12" table:formula="of:=IF([.F86]=&quot;żołędzie&quot;;[.H86]+1;[.H86])" table:style-name="ce1">
            <text:p>12</text:p>
          </table:table-cell>
          <table:table-cell office:value-type="float" office:value="24" table:formula="of:=IF([.E87]=&quot;żołędzie&quot;;[.I86]+1;[.I86])" table:style-name="ce1">
            <text:p>24</text:p>
          </table:table-cell>
          <table:table-cell office:value-type="float" office:value="62" table:formula="of:=IF([.E87]=&quot;siano&quot;;[.J86]+1;[.J86])" table:style-name="ce1">
            <text:p>62</text:p>
          </table:table-cell>
          <table:table-cell table:number-columns-repeated="16374"/>
        </table:table-row>
        <table:table-row table:style-name="ro1">
          <table:table-cell office:value-type="date" office:date-value="2013-02-25T00:00:00" table:style-name="ce3">
            <text:p>25.02.2013</text:p>
          </table:table-cell>
          <table:table-cell office:value-type="string" office:string-value="poniedziałek" table:formula="of:=TEXT([.A88];&quot;dddd&quot;)" table:style-name="ce2">
            <text:p>poniedziałek</text:p>
          </table:table-cell>
          <table:table-cell office:value-type="float" office:value="56800" table:formula="of:=IF(AND([.C87]&gt;50000;[.B87]=&quot;piątek&quot;);[.C87]-([.$K$23]*40)+15000;IF(AND([.C87]&lt;50000;[.B87]=&quot;piątek&quot;);[.C87]+15000;IF([.C87]&gt;50000;[.C87]-([.$K$23]*40);[.C87])))" table:style-name="ce1">
            <text:p>56800</text:p>
          </table:table-cell>
          <table:table-cell office:value-type="float" office:value="9800" table:formula="of:=IF(AND([.C88]&gt;50000;[.B87]=&quot;wtorek&quot;);[.D87]+4000;IF(AND([.C88]&lt;50000;[.B87]=&quot;wtorek&quot;);[.D87]-([.$K$23]*20)+4000;IF([.C88]&gt;50000;[.D87];[.D87]-([.$K$23]*20))))" table:style-name="ce1">
            <text:p>9800</text:p>
          </table:table-cell>
          <table:table-cell office:value-type="string" office:string-value="siano" table:formula="of:=IF([.C88]&lt;50000;&quot;żołędzie&quot;;&quot;siano&quot;)" table:style-name="ce1">
            <text:p>siano</text:p>
          </table:table-cell>
          <table:table-cell office:value-type="string" office:string-value="brak dostawy" table:formula="of:=IF([.B88]=&quot;piątek&quot;;&quot;siano&quot;;IF([.B88]=&quot;wtorek&quot;;&quot;żołędzie&quot;;&quot;brak dostawy&quot;))" table:style-name="ce1">
            <text:p>brak dostawy</text:p>
          </table:table-cell>
          <table:table-cell office:value-type="float" office:value="12" table:formula="of:=IF([.F87]=&quot;siano&quot;;[.G87]+1;[.G87])" table:style-name="ce1">
            <text:p>12</text:p>
          </table:table-cell>
          <table:table-cell office:value-type="float" office:value="12" table:formula="of:=IF([.F87]=&quot;żołędzie&quot;;[.H87]+1;[.H87])" table:style-name="ce1">
            <text:p>12</text:p>
          </table:table-cell>
          <table:table-cell office:value-type="float" office:value="24" table:formula="of:=IF([.E88]=&quot;żołędzie&quot;;[.I87]+1;[.I87])" table:style-name="ce1">
            <text:p>24</text:p>
          </table:table-cell>
          <table:table-cell office:value-type="float" office:value="63" table:formula="of:=IF([.E88]=&quot;siano&quot;;[.J87]+1;[.J87])" table:style-name="ce1">
            <text:p>63</text:p>
          </table:table-cell>
          <table:table-cell table:number-columns-repeated="16374"/>
        </table:table-row>
        <table:table-row table:style-name="ro1">
          <table:table-cell office:value-type="date" office:date-value="2013-02-26T00:00:00" table:style-name="ce3">
            <text:p>26.02.2013</text:p>
          </table:table-cell>
          <table:table-cell office:value-type="string" office:string-value="wtorek" table:formula="of:=TEXT([.A89];&quot;dddd&quot;)" table:style-name="ce2">
            <text:p>wtorek</text:p>
          </table:table-cell>
          <table:table-cell office:value-type="float" office:value="53200" table:formula="of:=IF(AND([.C88]&gt;50000;[.B88]=&quot;piątek&quot;);[.C88]-([.$K$23]*40)+15000;IF(AND([.C88]&lt;50000;[.B88]=&quot;piątek&quot;);[.C88]+15000;IF([.C88]&gt;50000;[.C88]-([.$K$23]*40);[.C88])))" table:style-name="ce1">
            <text:p>53200</text:p>
          </table:table-cell>
          <table:table-cell office:value-type="float" office:value="9800" table:formula="of:=IF(AND([.C89]&gt;50000;[.B88]=&quot;wtorek&quot;);[.D88]+4000;IF(AND([.C89]&lt;50000;[.B88]=&quot;wtorek&quot;);[.D88]-([.$K$23]*20)+4000;IF([.C89]&gt;50000;[.D88];[.D88]-([.$K$23]*20))))" table:style-name="ce1">
            <text:p>9800</text:p>
          </table:table-cell>
          <table:table-cell office:value-type="string" office:string-value="siano" table:formula="of:=IF([.C89]&lt;50000;&quot;żołędzie&quot;;&quot;siano&quot;)" table:style-name="ce1">
            <text:p>siano</text:p>
          </table:table-cell>
          <table:table-cell office:value-type="string" office:string-value="żołędzie" table:formula="of:=IF([.B89]=&quot;piątek&quot;;&quot;siano&quot;;IF([.B89]=&quot;wtorek&quot;;&quot;żołędzie&quot;;&quot;brak dostawy&quot;))" table:style-name="ce1">
            <text:p>żołędzie</text:p>
          </table:table-cell>
          <table:table-cell office:value-type="float" office:value="12" table:formula="of:=IF([.F88]=&quot;siano&quot;;[.G88]+1;[.G88])" table:style-name="ce1">
            <text:p>12</text:p>
          </table:table-cell>
          <table:table-cell office:value-type="float" office:value="12" table:formula="of:=IF([.F88]=&quot;żołędzie&quot;;[.H88]+1;[.H88])" table:style-name="ce1">
            <text:p>12</text:p>
          </table:table-cell>
          <table:table-cell office:value-type="float" office:value="24" table:formula="of:=IF([.E89]=&quot;żołędzie&quot;;[.I88]+1;[.I88])" table:style-name="ce1">
            <text:p>24</text:p>
          </table:table-cell>
          <table:table-cell office:value-type="float" office:value="64" table:formula="of:=IF([.E89]=&quot;siano&quot;;[.J88]+1;[.J88])" table:style-name="ce1">
            <text:p>64</text:p>
          </table:table-cell>
          <table:table-cell table:number-columns-repeated="16374"/>
        </table:table-row>
        <table:table-row table:style-name="ro1">
          <table:table-cell office:value-type="date" office:date-value="2013-02-27T00:00:00" table:style-name="ce3">
            <text:p>27.02.2013</text:p>
          </table:table-cell>
          <table:table-cell office:value-type="string" office:string-value="środa" table:formula="of:=TEXT([.A90];&quot;dddd&quot;)" table:style-name="ce2">
            <text:p>środa</text:p>
          </table:table-cell>
          <table:table-cell office:value-type="float" office:value="49600" table:formula="of:=IF(AND([.C89]&gt;50000;[.B89]=&quot;piątek&quot;);[.C89]-([.$K$23]*40)+15000;IF(AND([.C89]&lt;50000;[.B89]=&quot;piątek&quot;);[.C89]+15000;IF([.C89]&gt;50000;[.C89]-([.$K$23]*40);[.C89])))" table:style-name="ce1">
            <text:p>49600</text:p>
          </table:table-cell>
          <table:table-cell office:value-type="float" office:value="12000" table:formula="of:=IF(AND([.C90]&gt;50000;[.B89]=&quot;wtorek&quot;);[.D89]+4000;IF(AND([.C90]&lt;50000;[.B89]=&quot;wtorek&quot;);[.D89]-([.$K$23]*20)+4000;IF([.C90]&gt;50000;[.D89];[.D89]-([.$K$23]*20))))" table:style-name="ce1">
            <text:p>12000</text:p>
          </table:table-cell>
          <table:table-cell office:value-type="string" office:string-value="żołędzie" table:formula="of:=IF([.C90]&lt;50000;&quot;żołędzie&quot;;&quot;siano&quot;)" table:style-name="ce1">
            <text:p>żołędzie</text:p>
          </table:table-cell>
          <table:table-cell office:value-type="string" office:string-value="brak dostawy" table:formula="of:=IF([.B90]=&quot;piątek&quot;;&quot;siano&quot;;IF([.B90]=&quot;wtorek&quot;;&quot;żołędzie&quot;;&quot;brak dostawy&quot;))" table:style-name="ce1">
            <text:p>brak dostawy</text:p>
          </table:table-cell>
          <table:table-cell office:value-type="float" office:value="12" table:formula="of:=IF([.F89]=&quot;siano&quot;;[.G89]+1;[.G89])" table:style-name="ce1">
            <text:p>12</text:p>
          </table:table-cell>
          <table:table-cell office:value-type="float" office:value="13" table:formula="of:=IF([.F89]=&quot;żołędzie&quot;;[.H89]+1;[.H89])" table:style-name="ce1">
            <text:p>13</text:p>
          </table:table-cell>
          <table:table-cell office:value-type="float" office:value="25" table:formula="of:=IF([.E90]=&quot;żołędzie&quot;;[.I89]+1;[.I89])" table:style-name="ce1">
            <text:p>25</text:p>
          </table:table-cell>
          <table:table-cell office:value-type="float" office:value="64" table:formula="of:=IF([.E90]=&quot;siano&quot;;[.J89]+1;[.J89])" table:style-name="ce1">
            <text:p>64</text:p>
          </table:table-cell>
          <table:table-cell table:number-columns-repeated="16374"/>
        </table:table-row>
        <table:table-row table:style-name="ro1">
          <table:table-cell office:value-type="date" office:date-value="2013-02-28T00:00:00" table:style-name="ce3">
            <text:p>28.02.2013</text:p>
          </table:table-cell>
          <table:table-cell office:value-type="string" office:string-value="czwartek" table:formula="of:=TEXT([.A91];&quot;dddd&quot;)" table:style-name="ce2">
            <text:p>czwartek</text:p>
          </table:table-cell>
          <table:table-cell office:value-type="float" office:value="49600" table:formula="of:=IF(AND([.C90]&gt;50000;[.B90]=&quot;piątek&quot;);[.C90]-([.$K$23]*40)+15000;IF(AND([.C90]&lt;50000;[.B90]=&quot;piątek&quot;);[.C90]+15000;IF([.C90]&gt;50000;[.C90]-([.$K$23]*40);[.C90])))" table:style-name="ce1">
            <text:p>49600</text:p>
          </table:table-cell>
          <table:table-cell office:value-type="float" office:value="10200" table:formula="of:=IF(AND([.C91]&gt;50000;[.B90]=&quot;wtorek&quot;);[.D90]+4000;IF(AND([.C91]&lt;50000;[.B90]=&quot;wtorek&quot;);[.D90]-([.$K$23]*20)+4000;IF([.C91]&gt;50000;[.D90];[.D90]-([.$K$23]*20))))" table:style-name="ce1">
            <text:p>10200</text:p>
          </table:table-cell>
          <table:table-cell office:value-type="string" office:string-value="żołędzie" table:formula="of:=IF([.C91]&lt;50000;&quot;żołędzie&quot;;&quot;siano&quot;)" table:style-name="ce1">
            <text:p>żołędzie</text:p>
          </table:table-cell>
          <table:table-cell office:value-type="string" office:string-value="brak dostawy" table:formula="of:=IF([.B91]=&quot;piątek&quot;;&quot;siano&quot;;IF([.B91]=&quot;wtorek&quot;;&quot;żołędzie&quot;;&quot;brak dostawy&quot;))" table:style-name="ce1">
            <text:p>brak dostawy</text:p>
          </table:table-cell>
          <table:table-cell office:value-type="float" office:value="12" table:formula="of:=IF([.F90]=&quot;siano&quot;;[.G90]+1;[.G90])" table:style-name="ce6">
            <text:p>12</text:p>
          </table:table-cell>
          <table:table-cell office:value-type="float" office:value="13" table:formula="of:=IF([.F90]=&quot;żołędzie&quot;;[.H90]+1;[.H90])" table:style-name="ce6">
            <text:p>13</text:p>
          </table:table-cell>
          <table:table-cell office:value-type="float" office:value="26" table:formula="of:=IF([.E91]=&quot;żołędzie&quot;;[.I90]+1;[.I90])" table:style-name="ce5">
            <text:p>26</text:p>
          </table:table-cell>
          <table:table-cell office:value-type="float" office:value="64" table:formula="of:=IF([.E91]=&quot;siano&quot;;[.J90]+1;[.J90])" table:style-name="ce5">
            <text:p>64</text:p>
          </table:table-cell>
          <table:table-cell table:number-columns-repeated="16374"/>
        </table:table-row>
        <table:table-row table:style-name="ro1">
          <table:table-cell table:style-name="ce1"/>
          <table:table-cell table:style-name="ce2"/>
          <table:table-cell table:number-columns-repeated="4" table:style-name="ce1"/>
          <table:table-cell office:value-type="string" table:style-name="ce1">
            <text:p>a)</text:p>
          </table:table-cell>
          <table:table-cell office:value-type="string" table:style-name="ce1">
            <text:p>a)</text:p>
          </table:table-cell>
          <table:table-cell office:value-type="string" table:style-name="ce1">
            <text:p>c)</text:p>
          </table:table-cell>
          <table:table-cell office:value-type="string" table:style-name="ce1">
            <text:p>c)</text:p>
          </table:table-cell>
          <table:table-cell table:number-columns-repeated="16374"/>
        </table:table-row>
        <table:table-row table:number-rows-repeated="4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949" table:style-name="ro1">
          <table:table-cell table:style-name="ce1"/>
          <table:table-cell table:number-columns-repeated="16383"/>
        </table:table-row>
        <table:table-row table:number-rows-repeated="1047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ane_32_wyj_347_ciowe" style:display-name="Dane wyjściow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Dobry" style:family="table-cell" style:data-style-name="N0">
      <style:table-cell-properties fo:background-color="#C6EFCE"/>
      <style:text-properties fo:color="#006100"/>
    </style:style>
    <style:style style:name="Neutralny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Z_322_y" style:display-name="Zły" style:family="table-cell" style:data-style-name="N0">
      <style:table-cell-properties fo:background-color="#FFC7CE"/>
      <style:text-properties fo:color="#9C0006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jakub Schab</meta:initial-creator>
    <dc:creator>jakub Schab</dc:creator>
    <meta:creation-date>2024-03-08T00:43:04Z</meta:creation-date>
    <dc:date>2024-03-10T16:53:1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9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97132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5356692913386pt" chart:style-name="Crt0">
        <chart:title chart:style-name="CT00">
          <text:p text:style-name="a0" text:class-names="" text:cond-style-name="">Tytuł wykresu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rkusz1.$K$3:.$K$5"/>
          </chart:axis>
          <chart:axis chart:dimension="y" chart:name="primary-y" chart:style-name="Axs1">
            <chart:grid chart:class="major" chart:style-name="GMa1"/>
          </chart:axis>
          <chart:series chart:label-cell-address="Arkusz1.$L$2" chart:values-cell-range-address="Arkusz1.$L$3:.$L$5" chart:class="chart:bar" chart:attached-axis="primary-y" chart:style-name="G0S0">
            <chart:data-point chart:repeated="3"/>
          </chart:series>
          <chart:series chart:label-cell-address="Arkusz1.$M$2" chart:values-cell-range-address="Arkusz1.$M$3:.$M$5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